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590000432A00000EFB1F4A566A.wmf" manifest:media-type=""/>
  <manifest:file-entry manifest:full-path="Pictures/10000201000000750000003A09F05C42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cm" table:align="margins" style:writing-mode="lr-tb"/>
    </style:style>
    <style:style style:name="DocuemntHistory.A" style:family="table-column">
      <style:table-column-properties style:column-width="4.249cm" style:rel-column-width="16383*"/>
    </style:style>
    <style:style style:name="DocuemntHistory.D" style:family="table-column">
      <style:table-column-properties style:column-width="4.251cm" style:rel-column-width="16386*"/>
    </style:style>
    <style:style style:name="DocuemntHistory.A1" style:family="table-cell">
      <style:table-cell-properties fo:background-color="#6699cc" fo:padding="0.097c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97cm" fo:border-left="0.05pt solid #000000" fo:border-right="none" fo:border-top="none" fo:border-bottom="0.05pt solid #000000"/>
    </style:style>
    <style:style style:name="DocuemntHistory.B4" style:family="table-cell">
      <style:table-cell-properties fo:padding="0.097cm" fo:border-left="0.05pt solid #000000" fo:border-right="none" fo:border-top="none" fo:border-bottom="0.05pt solid #000000"/>
    </style:style>
    <style:style style:name="DocuemntHistory.C4" style:family="table-cell">
      <style:table-cell-properties fo:padding="0.097cm" fo:border-left="0.05pt solid #000000" fo:border-right="none" fo:border-top="none" fo:border-bottom="0.05pt solid #000000"/>
    </style:style>
    <style:style style:name="DocuemntHistory.D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Info" style:family="table">
      <style:table-properties style:width="17cm" table:align="margins" style:writing-mode="lr-tb"/>
    </style:style>
    <style:style style:name="DocumentInfo.A" style:family="table-column">
      <style:table-column-properties style:column-width="5.667cm" style:rel-column-width="21845*"/>
    </style:style>
    <style:style style:name="DocumentInfo.A1" style:family="table-cell">
      <style:table-cell-properties style:vertical-align="middle" fo:background-color="#99ccff" fo:padding="0.049c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49cm" fo:border="0.05pt solid #000000"/>
    </style:style>
    <style:style style:name="DocumentInfo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ff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1cm" fo:margin-left="0cm" table:align="left" style:writing-mode="lr-tb"/>
    </style:style>
    <style:style style:name="Table3.A" style:family="table-column">
      <style:table-column-properties style:column-width="1.91cm"/>
    </style:style>
    <style:style style:name="Table3.B" style:family="table-column">
      <style:table-column-properties style:column-width="15.101cm"/>
    </style:style>
    <style:style style:name="Table3.A1" style:family="table-cell">
      <style:table-cell-properties fo:background-color="#99ccff" fo:padding="0.097cm" fo:border="none">
        <style:background-image/>
      </style:table-cell-properties>
    </style:style>
    <style:style style:name="Table13" style:family="table">
      <style:table-properties style:width="17.011cm" fo:margin-left="0cm" table:align="left" style:writing-mode="lr-tb"/>
    </style:style>
    <style:style style:name="Table13.A" style:family="table-column">
      <style:table-column-properties style:column-width="1.91cm"/>
    </style:style>
    <style:style style:name="Table13.B" style:family="table-column">
      <style:table-column-properties style:column-width="15.101cm"/>
    </style:style>
    <style:style style:name="Table13.A1" style:family="table-cell">
      <style:table-cell-properties fo:background-color="#99ccff" fo:padding="0.097cm" fo:border="none">
        <style:background-image/>
      </style:table-cell-properties>
    </style:style>
    <style:style style:name="Table1" style:family="table">
      <style:table-properties style:width="15.242cm" table:align="left" style:writing-mode="lr-tb"/>
    </style:style>
    <style:style style:name="Table1.A" style:family="table-column">
      <style:table-column-properties style:column-width="5.255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3.29cm"/>
    </style:style>
    <style:style style:name="Table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97cm" fo:border="0.2pt solid #000000">
        <style:background-image/>
      </style:table-cell-properties>
    </style:style>
    <style:style style:name="Table1.A2" style:family="table-cell">
      <style:table-cell-properties fo:padding="0.097cm" fo:border-left="0.2pt solid #000000" fo:border-right="none" fo:border-top="none" fo:border-bottom="0.2pt solid #000000"/>
    </style:style>
    <style:style style:name="Table1.B2" style:family="table-cell">
      <style:table-cell-properties fo:padding="0.097cm" fo:border-left="0.2pt solid #000000" fo:border-right="none" fo:border-top="none" fo:border-bottom="0.2pt solid #000000"/>
    </style:style>
    <style:style style:name="Table1.C2" style:family="table-cell">
      <style:table-cell-properties fo:padding="0.097cm" fo:border-left="0.2pt solid #000000" fo:border-right="none" fo:border-top="none" fo:border-bottom="0.2pt solid #000000"/>
    </style:style>
    <style:style style:name="Table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.A3" style:family="table-cell">
      <style:table-cell-properties fo:padding="0.097cm" fo:border-left="0.2pt solid #000000" fo:border-right="none" fo:border-top="none" fo:border-bottom="0.2pt solid #000000"/>
    </style:style>
    <style:style style:name="Table1.B3" style:family="table-cell">
      <style:table-cell-properties fo:padding="0.097cm" fo:border-left="0.2pt solid #000000" fo:border-right="none" fo:border-top="none" fo:border-bottom="0.2pt solid #000000"/>
    </style:style>
    <style:style style:name="Table1.C3" style:family="table-cell">
      <style:table-cell-properties fo:padding="0.097cm" fo:border-left="0.2pt solid #000000" fo:border-right="none" fo:border-top="none" fo:border-bottom="0.2pt solid #000000"/>
    </style:style>
    <style:style style:name="Table1.D3" style:family="table-cell">
      <style:table-cell-properties fo:padding="0.097cm" fo:border-left="0.2pt solid #000000" fo:border-right="0.2pt solid #000000" fo:border-top="none" fo:border-bottom="0.2pt solid #000000"/>
    </style:style>
    <style:style style:name="Table20" style:family="table">
      <style:table-properties style:width="16.468cm" table:align="left" style:writing-mode="lr-tb"/>
    </style:style>
    <style:style style:name="Table20.A" style:family="table-column">
      <style:table-column-properties style:column-width="8.717cm"/>
    </style:style>
    <style:style style:name="Table20.B" style:family="table-column">
      <style:table-column-properties style:column-width="2.531cm"/>
    </style:style>
    <style:style style:name="Table20.C" style:family="table-column">
      <style:table-column-properties style:column-width="2.611cm"/>
    </style:style>
    <style:style style:name="Table20.D" style:family="table-column">
      <style:table-column-properties style:column-width="2.609cm"/>
    </style:style>
    <style:style style:name="Table20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097cm" fo:border="0.2pt solid #000000">
        <style:background-image/>
      </style:table-cell-properties>
    </style:style>
    <style:style style:name="Table20.A2" style:family="table-cell">
      <style:table-cell-properties fo:padding="0.097cm" fo:border-left="0.2pt solid #000000" fo:border-right="none" fo:border-top="none" fo:border-bottom="0.2pt solid #000000"/>
    </style:style>
    <style:style style:name="Table20.B2" style:family="table-cell">
      <style:table-cell-properties fo:padding="0.097cm" fo:border-left="0.2pt solid #000000" fo:border-right="none" fo:border-top="none" fo:border-bottom="0.2pt solid #000000"/>
    </style:style>
    <style:style style:name="Table20.C2" style:family="table-cell">
      <style:table-cell-properties fo:padding="0.097cm" fo:border-left="0.2pt solid #000000" fo:border-right="none" fo:border-top="none" fo:border-bottom="0.2pt solid #000000"/>
    </style:style>
    <style:style style:name="Table20.D2" style:family="table-cell">
      <style:table-cell-properties fo:padding="0.097cm" fo:border-left="0.2pt solid #000000" fo:border-right="0.2pt solid #000000" fo:border-top="none" fo:border-bottom="0.2pt solid #000000"/>
    </style:style>
    <style:style style:name="Table20.A3" style:family="table-cell">
      <style:table-cell-properties fo:padding="0.097cm" fo:border-left="0.2pt solid #000000" fo:border-right="none" fo:border-top="none" fo:border-bottom="0.2pt solid #000000"/>
    </style:style>
    <style:style style:name="Table20.B3" style:family="table-cell">
      <style:table-cell-properties fo:padding="0.097cm" fo:border-left="0.2pt solid #000000" fo:border-right="none" fo:border-top="none" fo:border-bottom="0.2pt solid #000000"/>
    </style:style>
    <style:style style:name="Table20.C3" style:family="table-cell">
      <style:table-cell-properties fo:padding="0.097cm" fo:border-left="0.2pt solid #000000" fo:border-right="none" fo:border-top="none" fo:border-bottom="0.2pt solid #000000"/>
    </style:style>
    <style:style style:name="Table20.D3" style:family="table-cell">
      <style:table-cell-properties fo:padding="0.097cm" fo:border-left="0.2pt solid #000000" fo:border-right="0.2pt solid #000000" fo:border-top="none" fo:border-bottom="0.2pt solid #000000"/>
    </style:style>
    <style:style style:name="Table20.A4" style:family="table-cell">
      <style:table-cell-properties fo:padding="0.097cm" fo:border-left="0.2pt solid #000000" fo:border-right="none" fo:border-top="none" fo:border-bottom="0.2pt solid #000000"/>
    </style:style>
    <style:style style:name="Table20.B4" style:family="table-cell">
      <style:table-cell-properties fo:padding="0.097cm" fo:border-left="0.2pt solid #000000" fo:border-right="none" fo:border-top="none" fo:border-bottom="0.2pt solid #000000"/>
    </style:style>
    <style:style style:name="Table20.C4" style:family="table-cell">
      <style:table-cell-properties fo:padding="0.097cm" fo:border-left="0.2pt solid #000000" fo:border-right="none" fo:border-top="none" fo:border-bottom="0.2pt solid #000000"/>
    </style:style>
    <style:style style:name="Table20.D4" style:family="table-cell">
      <style:table-cell-properties fo:padding="0.097cm" fo:border-left="0.2pt solid #000000" fo:border-right="0.2pt solid #000000" fo:border-top="none" fo:border-bottom="0.2pt solid #000000"/>
    </style:style>
    <style:style style:name="Table20.A5" style:family="table-cell">
      <style:table-cell-properties fo:padding="0.097cm" fo:border-left="0.2pt solid #000000" fo:border-right="none" fo:border-top="none" fo:border-bottom="0.2pt solid #000000"/>
    </style:style>
    <style:style style:name="Table20.B5" style:family="table-cell">
      <style:table-cell-properties fo:padding="0.097cm" fo:border-left="0.2pt solid #000000" fo:border-right="none" fo:border-top="none" fo:border-bottom="0.2pt solid #000000"/>
    </style:style>
    <style:style style:name="Table20.C5" style:family="table-cell">
      <style:table-cell-properties fo:padding="0.097cm" fo:border-left="0.2pt solid #000000" fo:border-right="none" fo:border-top="none" fo:border-bottom="0.2pt solid #000000"/>
    </style:style>
    <style:style style:name="Table20.D5" style:family="table-cell">
      <style:table-cell-properties fo:padding="0.097cm" fo:border-left="0.2pt solid #000000" fo:border-right="0.2pt solid #000000" fo:border-top="none" fo:border-bottom="0.2pt solid #000000"/>
    </style:style>
    <style:style style:name="Table20.A6" style:family="table-cell">
      <style:table-cell-properties fo:padding="0.097cm" fo:border-left="0.2pt solid #000000" fo:border-right="none" fo:border-top="none" fo:border-bottom="0.2pt solid #000000"/>
    </style:style>
    <style:style style:name="Table20.B6" style:family="table-cell">
      <style:table-cell-properties fo:padding="0.097cm" fo:border-left="0.2pt solid #000000" fo:border-right="none" fo:border-top="none" fo:border-bottom="0.2pt solid #000000"/>
    </style:style>
    <style:style style:name="Table20.C6" style:family="table-cell">
      <style:table-cell-properties fo:padding="0.097cm" fo:border-left="0.2pt solid #000000" fo:border-right="none" fo:border-top="none" fo:border-bottom="0.2pt solid #000000"/>
    </style:style>
    <style:style style:name="Table20.D6" style:family="table-cell">
      <style:table-cell-properties fo:padding="0.097cm" fo:border-left="0.2pt solid #000000" fo:border-right="0.2pt solid #000000" fo:border-top="none" fo:border-bottom="0.2pt solid #000000"/>
    </style:style>
    <style:style style:name="Table20.A7" style:family="table-cell">
      <style:table-cell-properties fo:padding="0.097cm" fo:border-left="0.2pt solid #000000" fo:border-right="none" fo:border-top="none" fo:border-bottom="0.2pt solid #000000"/>
    </style:style>
    <style:style style:name="Table20.B7" style:family="table-cell">
      <style:table-cell-properties fo:padding="0.097cm" fo:border-left="0.2pt solid #000000" fo:border-right="none" fo:border-top="none" fo:border-bottom="0.2pt solid #000000"/>
    </style:style>
    <style:style style:name="Table20.C7" style:family="table-cell">
      <style:table-cell-properties fo:padding="0.097cm" fo:border-left="0.2pt solid #000000" fo:border-right="none" fo:border-top="none" fo:border-bottom="0.2pt solid #000000"/>
    </style:style>
    <style:style style:name="Table20.D7" style:family="table-cell">
      <style:table-cell-properties fo:padding="0.097cm" fo:border-left="0.2pt solid #000000" fo:border-right="0.2pt solid #000000" fo:border-top="none" fo:border-bottom="0.2pt solid #000000"/>
    </style:style>
    <style:style style:name="Table20.A8" style:family="table-cell">
      <style:table-cell-properties fo:padding="0.097cm" fo:border-left="0.2pt solid #000000" fo:border-right="none" fo:border-top="none" fo:border-bottom="0.2pt solid #000000"/>
    </style:style>
    <style:style style:name="Table20.B8" style:family="table-cell">
      <style:table-cell-properties fo:padding="0.097cm" fo:border-left="0.2pt solid #000000" fo:border-right="none" fo:border-top="none" fo:border-bottom="0.2pt solid #000000"/>
    </style:style>
    <style:style style:name="Table20.C8" style:family="table-cell">
      <style:table-cell-properties fo:padding="0.097cm" fo:border-left="0.2pt solid #000000" fo:border-right="none" fo:border-top="none" fo:border-bottom="0.2pt solid #000000"/>
    </style:style>
    <style:style style:name="Table20.D8" style:family="table-cell">
      <style:table-cell-properties fo:padding="0.097cm" fo:border-left="0.2pt solid #000000" fo:border-right="0.2pt solid #000000" fo:border-top="none" fo:border-bottom="0.2pt solid #000000"/>
    </style:style>
    <style:style style:name="Table20.A9" style:family="table-cell">
      <style:table-cell-properties fo:padding="0.097cm" fo:border-left="0.2pt solid #000000" fo:border-right="none" fo:border-top="none" fo:border-bottom="0.2pt solid #000000"/>
    </style:style>
    <style:style style:name="Table20.B9" style:family="table-cell">
      <style:table-cell-properties fo:padding="0.097cm" fo:border-left="0.2pt solid #000000" fo:border-right="none" fo:border-top="none" fo:border-bottom="0.2pt solid #000000"/>
    </style:style>
    <style:style style:name="Table20.C9" style:family="table-cell">
      <style:table-cell-properties fo:padding="0.097cm" fo:border-left="0.2pt solid #000000" fo:border-right="none" fo:border-top="none" fo:border-bottom="0.2pt solid #000000"/>
    </style:style>
    <style:style style:name="Table20.D9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0" style:family="table-cell">
      <style:table-cell-properties fo:padding="0.097cm" fo:border-left="0.2pt solid #000000" fo:border-right="none" fo:border-top="none" fo:border-bottom="0.2pt solid #000000"/>
    </style:style>
    <style:style style:name="Table20.B10" style:family="table-cell">
      <style:table-cell-properties fo:padding="0.097cm" fo:border-left="0.2pt solid #000000" fo:border-right="none" fo:border-top="none" fo:border-bottom="0.2pt solid #000000"/>
    </style:style>
    <style:style style:name="Table20.C10" style:family="table-cell">
      <style:table-cell-properties fo:padding="0.097cm" fo:border-left="0.2pt solid #000000" fo:border-right="none" fo:border-top="none" fo:border-bottom="0.2pt solid #000000"/>
    </style:style>
    <style:style style:name="Table20.D10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1" style:family="table-cell">
      <style:table-cell-properties fo:padding="0.097cm" fo:border-left="0.2pt solid #000000" fo:border-right="none" fo:border-top="none" fo:border-bottom="0.2pt solid #000000"/>
    </style:style>
    <style:style style:name="Table20.B11" style:family="table-cell">
      <style:table-cell-properties fo:padding="0.097cm" fo:border-left="0.2pt solid #000000" fo:border-right="none" fo:border-top="none" fo:border-bottom="0.2pt solid #000000"/>
    </style:style>
    <style:style style:name="Table20.C11" style:family="table-cell">
      <style:table-cell-properties fo:padding="0.097cm" fo:border-left="0.2pt solid #000000" fo:border-right="none" fo:border-top="none" fo:border-bottom="0.2pt solid #000000"/>
    </style:style>
    <style:style style:name="Table20.D11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2" style:family="table-cell">
      <style:table-cell-properties fo:padding="0.097cm" fo:border-left="0.2pt solid #000000" fo:border-right="none" fo:border-top="none" fo:border-bottom="0.2pt solid #000000"/>
    </style:style>
    <style:style style:name="Table20.B12" style:family="table-cell">
      <style:table-cell-properties fo:padding="0.097cm" fo:border-left="0.2pt solid #000000" fo:border-right="none" fo:border-top="none" fo:border-bottom="0.2pt solid #000000"/>
    </style:style>
    <style:style style:name="Table20.C12" style:family="table-cell">
      <style:table-cell-properties fo:padding="0.097cm" fo:border-left="0.2pt solid #000000" fo:border-right="none" fo:border-top="none" fo:border-bottom="0.2pt solid #000000"/>
    </style:style>
    <style:style style:name="Table20.D12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3" style:family="table-cell">
      <style:table-cell-properties fo:padding="0.097cm" fo:border-left="0.2pt solid #000000" fo:border-right="none" fo:border-top="none" fo:border-bottom="0.2pt solid #000000"/>
    </style:style>
    <style:style style:name="Table20.B13" style:family="table-cell">
      <style:table-cell-properties fo:padding="0.097cm" fo:border-left="0.2pt solid #000000" fo:border-right="none" fo:border-top="none" fo:border-bottom="0.2pt solid #000000"/>
    </style:style>
    <style:style style:name="Table20.C13" style:family="table-cell">
      <style:table-cell-properties fo:padding="0.097cm" fo:border-left="0.2pt solid #000000" fo:border-right="none" fo:border-top="none" fo:border-bottom="0.2pt solid #000000"/>
    </style:style>
    <style:style style:name="Table20.D13" style:family="table-cell">
      <style:table-cell-properties fo:padding="0.097cm" fo:border-left="0.2pt solid #000000" fo:border-right="0.2pt solid #000000" fo:border-top="none" fo:border-bottom="0.2pt solid #000000"/>
    </style:style>
    <style:style style:name="Table7" style:family="table">
      <style:table-properties style:width="16.468cm" table:align="left" style:writing-mode="lr-tb"/>
    </style:style>
    <style:style style:name="Table7.A" style:family="table-column">
      <style:table-column-properties style:column-width="8.717cm"/>
    </style:style>
    <style:style style:name="Table7.B" style:family="table-column">
      <style:table-column-properties style:column-width="2.531cm"/>
    </style:style>
    <style:style style:name="Table7.C" style:family="table-column">
      <style:table-column-properties style:column-width="2.611cm"/>
    </style:style>
    <style:style style:name="Table7.D" style:family="table-column">
      <style:table-column-properties style:column-width="2.609cm"/>
    </style:style>
    <style:style style:name="Table7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097cm" fo:border="0.2pt solid #000000">
        <style:background-image/>
      </style:table-cell-properties>
    </style:style>
    <style:style style:name="Table7.A2" style:family="table-cell">
      <style:table-cell-properties fo:padding="0.097cm" fo:border-left="0.2pt solid #000000" fo:border-right="none" fo:border-top="none" fo:border-bottom="0.2pt solid #000000"/>
    </style:style>
    <style:style style:name="Table7.B2" style:family="table-cell">
      <style:table-cell-properties fo:padding="0.097cm" fo:border-left="0.2pt solid #000000" fo:border-right="none" fo:border-top="none" fo:border-bottom="0.2pt solid #000000"/>
    </style:style>
    <style:style style:name="Table7.C2" style:family="table-cell">
      <style:table-cell-properties fo:padding="0.097cm" fo:border-left="0.2pt solid #000000" fo:border-right="none" fo:border-top="none" fo:border-bottom="0.2pt solid #000000"/>
    </style:style>
    <style:style style:name="Table7.D2" style:family="table-cell">
      <style:table-cell-properties fo:padding="0.097cm" fo:border-left="0.2pt solid #000000" fo:border-right="0.2pt solid #000000" fo:border-top="none" fo:border-bottom="0.2pt solid #000000"/>
    </style:style>
    <style:style style:name="Table7.A3" style:family="table-cell">
      <style:table-cell-properties fo:padding="0.097cm" fo:border-left="0.2pt solid #000000" fo:border-right="none" fo:border-top="none" fo:border-bottom="0.2pt solid #000000"/>
    </style:style>
    <style:style style:name="Table7.B3" style:family="table-cell">
      <style:table-cell-properties fo:padding="0.097cm" fo:border-left="0.2pt solid #000000" fo:border-right="none" fo:border-top="none" fo:border-bottom="0.2pt solid #000000"/>
    </style:style>
    <style:style style:name="Table7.C3" style:family="table-cell">
      <style:table-cell-properties fo:padding="0.097cm" fo:border-left="0.2pt solid #000000" fo:border-right="none" fo:border-top="none" fo:border-bottom="0.2pt solid #000000"/>
    </style:style>
    <style:style style:name="Table7.D3" style:family="table-cell">
      <style:table-cell-properties fo:padding="0.097cm" fo:border-left="0.2pt solid #000000" fo:border-right="0.2pt solid #000000" fo:border-top="none" fo:border-bottom="0.2pt solid #000000"/>
    </style:style>
    <style:style style:name="Table7.A4" style:family="table-cell">
      <style:table-cell-properties fo:padding="0.097cm" fo:border-left="0.2pt solid #000000" fo:border-right="none" fo:border-top="none" fo:border-bottom="0.2pt solid #000000"/>
    </style:style>
    <style:style style:name="Table7.B4" style:family="table-cell">
      <style:table-cell-properties fo:padding="0.097cm" fo:border-left="0.2pt solid #000000" fo:border-right="none" fo:border-top="none" fo:border-bottom="0.2pt solid #000000"/>
    </style:style>
    <style:style style:name="Table7.C4" style:family="table-cell">
      <style:table-cell-properties fo:padding="0.097cm" fo:border-left="0.2pt solid #000000" fo:border-right="none" fo:border-top="none" fo:border-bottom="0.2pt solid #000000"/>
    </style:style>
    <style:style style:name="Table7.D4" style:family="table-cell">
      <style:table-cell-properties fo:padding="0.097cm" fo:border-left="0.2pt solid #000000" fo:border-right="0.2pt solid #000000" fo:border-top="none" fo:border-bottom="0.2pt solid #000000"/>
    </style:style>
    <style:style style:name="Table7.A5" style:family="table-cell">
      <style:table-cell-properties fo:padding="0.097cm" fo:border-left="0.2pt solid #000000" fo:border-right="none" fo:border-top="none" fo:border-bottom="0.2pt solid #000000"/>
    </style:style>
    <style:style style:name="Table7.B5" style:family="table-cell">
      <style:table-cell-properties fo:padding="0.097cm" fo:border-left="0.2pt solid #000000" fo:border-right="none" fo:border-top="none" fo:border-bottom="0.2pt solid #000000"/>
    </style:style>
    <style:style style:name="Table7.C5" style:family="table-cell">
      <style:table-cell-properties fo:padding="0.097cm" fo:border-left="0.2pt solid #000000" fo:border-right="none" fo:border-top="none" fo:border-bottom="0.2pt solid #000000"/>
    </style:style>
    <style:style style:name="Table7.D5" style:family="table-cell">
      <style:table-cell-properties fo:padding="0.097cm" fo:border-left="0.2pt solid #000000" fo:border-right="0.2pt solid #000000" fo:border-top="none" fo:border-bottom="0.2pt solid #000000"/>
    </style:style>
    <style:style style:name="Table4" style:family="table">
      <style:table-properties style:width="16.468cm" table:align="left" style:writing-mode="lr-tb"/>
    </style:style>
    <style:style style:name="Table4.A" style:family="table-column">
      <style:table-column-properties style:column-width="8.717cm"/>
    </style:style>
    <style:style style:name="Table4.B" style:family="table-column">
      <style:table-column-properties style:column-width="2.531cm"/>
    </style:style>
    <style:style style:name="Table4.C" style:family="table-column">
      <style:table-column-properties style:column-width="2.611cm"/>
    </style:style>
    <style:style style:name="Table4.D" style:family="table-column">
      <style:table-column-properties style:column-width="2.609cm"/>
    </style:style>
    <style:style style:name="Table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97cm" fo:border="0.2pt solid #000000">
        <style:background-image/>
      </style:table-cell-properties>
    </style:style>
    <style:style style:name="Table4.A2" style:family="table-cell">
      <style:table-cell-properties fo:padding="0.097cm" fo:border-left="0.2pt solid #000000" fo:border-right="none" fo:border-top="none" fo:border-bottom="0.2pt solid #000000"/>
    </style:style>
    <style:style style:name="Table4.B2" style:family="table-cell">
      <style:table-cell-properties fo:padding="0.097cm" fo:border-left="0.2pt solid #000000" fo:border-right="none" fo:border-top="none" fo:border-bottom="0.2pt solid #000000"/>
    </style:style>
    <style:style style:name="Table4.C2" style:family="table-cell">
      <style:table-cell-properties fo:padding="0.097cm" fo:border-left="0.2pt solid #000000" fo:border-right="none" fo:border-top="none" fo:border-bottom="0.2pt solid #000000"/>
    </style:style>
    <style:style style:name="Table4.D2" style:family="table-cell">
      <style:table-cell-properties fo:padding="0.097cm" fo:border-left="0.2pt solid #000000" fo:border-right="0.2pt solid #000000" fo:border-top="none" fo:border-bottom="0.2pt solid #000000"/>
    </style:style>
    <style:style style:name="Table4.A3" style:family="table-cell">
      <style:table-cell-properties fo:padding="0.097cm" fo:border-left="0.2pt solid #000000" fo:border-right="none" fo:border-top="none" fo:border-bottom="0.2pt solid #000000"/>
    </style:style>
    <style:style style:name="Table4.B3" style:family="table-cell">
      <style:table-cell-properties fo:padding="0.097cm" fo:border-left="0.2pt solid #000000" fo:border-right="none" fo:border-top="none" fo:border-bottom="0.2pt solid #000000"/>
    </style:style>
    <style:style style:name="Table4.C3" style:family="table-cell">
      <style:table-cell-properties fo:padding="0.097cm" fo:border-left="0.2pt solid #000000" fo:border-right="none" fo:border-top="none" fo:border-bottom="0.2pt solid #000000"/>
    </style:style>
    <style:style style:name="Table4.D3" style:family="table-cell">
      <style:table-cell-properties fo:padding="0.097cm" fo:border-left="0.2pt solid #000000" fo:border-right="0.2pt solid #000000" fo:border-top="none" fo:border-bottom="0.2pt solid #000000"/>
    </style:style>
    <style:style style:name="Table4.A4" style:family="table-cell">
      <style:table-cell-properties fo:padding="0.097cm" fo:border-left="0.2pt solid #000000" fo:border-right="none" fo:border-top="none" fo:border-bottom="0.2pt solid #000000"/>
    </style:style>
    <style:style style:name="Table4.B4" style:family="table-cell">
      <style:table-cell-properties fo:padding="0.097cm" fo:border-left="0.2pt solid #000000" fo:border-right="none" fo:border-top="none" fo:border-bottom="0.2pt solid #000000"/>
    </style:style>
    <style:style style:name="Table4.C4" style:family="table-cell">
      <style:table-cell-properties fo:padding="0.097cm" fo:border-left="0.2pt solid #000000" fo:border-right="none" fo:border-top="none" fo:border-bottom="0.2pt solid #000000"/>
    </style:style>
    <style:style style:name="Table4.D4" style:family="table-cell">
      <style:table-cell-properties fo:padding="0.097cm" fo:border-left="0.2pt solid #000000" fo:border-right="0.2pt solid #000000" fo:border-top="none" fo:border-bottom="0.2pt solid #000000"/>
    </style:style>
    <style:style style:name="Table4.A5" style:family="table-cell">
      <style:table-cell-properties fo:padding="0.097cm" fo:border-left="0.2pt solid #000000" fo:border-right="none" fo:border-top="none" fo:border-bottom="0.2pt solid #000000"/>
    </style:style>
    <style:style style:name="Table4.B5" style:family="table-cell">
      <style:table-cell-properties fo:padding="0.097cm" fo:border-left="0.2pt solid #000000" fo:border-right="none" fo:border-top="none" fo:border-bottom="0.2pt solid #000000"/>
    </style:style>
    <style:style style:name="Table4.C5" style:family="table-cell">
      <style:table-cell-properties fo:padding="0.097cm" fo:border-left="0.2pt solid #000000" fo:border-right="none" fo:border-top="none" fo:border-bottom="0.2pt solid #000000"/>
    </style:style>
    <style:style style:name="Table4.D5" style:family="table-cell">
      <style:table-cell-properties fo:padding="0.097cm" fo:border-left="0.2pt solid #000000" fo:border-right="0.2pt solid #000000" fo:border-top="none" fo:border-bottom="0.2pt solid #000000"/>
    </style:style>
    <style:style style:name="Table5" style:family="table">
      <style:table-properties style:width="16.468cm" table:align="left" style:writing-mode="lr-tb"/>
    </style:style>
    <style:style style:name="Table5.A" style:family="table-column">
      <style:table-column-properties style:column-width="8.717cm"/>
    </style:style>
    <style:style style:name="Table5.B" style:family="table-column">
      <style:table-column-properties style:column-width="2.531cm"/>
    </style:style>
    <style:style style:name="Table5.C" style:family="table-column">
      <style:table-column-properties style:column-width="2.611cm"/>
    </style:style>
    <style:style style:name="Table5.D" style:family="table-column">
      <style:table-column-properties style:column-width="2.609cm"/>
    </style:style>
    <style:style style:name="Table5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97cm" fo:border="0.2pt solid #000000">
        <style:background-image/>
      </style:table-cell-properties>
    </style:style>
    <style:style style:name="Table5.A2" style:family="table-cell">
      <style:table-cell-properties fo:padding="0.097cm" fo:border-left="0.2pt solid #000000" fo:border-right="none" fo:border-top="none" fo:border-bottom="0.2pt solid #000000"/>
    </style:style>
    <style:style style:name="Table5.B2" style:family="table-cell">
      <style:table-cell-properties fo:padding="0.097cm" fo:border-left="0.2pt solid #000000" fo:border-right="none" fo:border-top="none" fo:border-bottom="0.2pt solid #000000"/>
    </style:style>
    <style:style style:name="Table5.C2" style:family="table-cell">
      <style:table-cell-properties fo:padding="0.097cm" fo:border-left="0.2pt solid #000000" fo:border-right="none" fo:border-top="none" fo:border-bottom="0.2pt solid #000000"/>
    </style:style>
    <style:style style:name="Table5.D2" style:family="table-cell">
      <style:table-cell-properties fo:padding="0.097cm" fo:border-left="0.2pt solid #000000" fo:border-right="0.2pt solid #000000" fo:border-top="none" fo:border-bottom="0.2pt solid #000000"/>
    </style:style>
    <style:style style:name="Table5.A3" style:family="table-cell">
      <style:table-cell-properties fo:padding="0.097cm" fo:border-left="0.2pt solid #000000" fo:border-right="none" fo:border-top="none" fo:border-bottom="0.2pt solid #000000"/>
    </style:style>
    <style:style style:name="Table5.B3" style:family="table-cell">
      <style:table-cell-properties fo:padding="0.097cm" fo:border-left="0.2pt solid #000000" fo:border-right="none" fo:border-top="none" fo:border-bottom="0.2pt solid #000000"/>
    </style:style>
    <style:style style:name="Table5.C3" style:family="table-cell">
      <style:table-cell-properties fo:padding="0.097cm" fo:border-left="0.2pt solid #000000" fo:border-right="none" fo:border-top="none" fo:border-bottom="0.2pt solid #000000"/>
    </style:style>
    <style:style style:name="Table5.D3" style:family="table-cell">
      <style:table-cell-properties fo:padding="0.097cm" fo:border-left="0.2pt solid #000000" fo:border-right="0.2pt solid #000000" fo:border-top="none" fo:border-bottom="0.2pt solid #000000"/>
    </style:style>
    <style:style style:name="Table6" style:family="table">
      <style:table-properties style:width="17.011cm" fo:margin-left="0cm" table:align="left" style:writing-mode="lr-tb"/>
    </style:style>
    <style:style style:name="Table6.A" style:family="table-column">
      <style:table-column-properties style:column-width="1.91cm"/>
    </style:style>
    <style:style style:name="Table6.B" style:family="table-column">
      <style:table-column-properties style:column-width="15.101cm"/>
    </style:style>
    <style:style style:name="Table6.A1" style:family="table-cell">
      <style:table-cell-properties fo:background-color="#99ccff" fo:padding="0.097cm" fo:border="none">
        <style:background-image/>
      </style:table-cell-properties>
    </style:style>
    <style:style style:name="Table15" style:family="table">
      <style:table-properties style:width="17.011cm" fo:margin-left="0cm" table:align="left" style:writing-mode="lr-tb"/>
    </style:style>
    <style:style style:name="Table15.A" style:family="table-column">
      <style:table-column-properties style:column-width="1.91cm"/>
    </style:style>
    <style:style style:name="Table15.B" style:family="table-column">
      <style:table-column-properties style:column-width="15.101cm"/>
    </style:style>
    <style:style style:name="Table15.A1" style:family="table-cell">
      <style:table-cell-properties fo:background-color="#99ccff" fo:padding="0.097cm" fo:border="none">
        <style:background-image/>
      </style:table-cell-properties>
    </style:style>
    <style:style style:name="Table16" style:family="table">
      <style:table-properties style:width="17.011cm" fo:margin-left="0cm" table:align="left" style:writing-mode="lr-tb"/>
    </style:style>
    <style:style style:name="Table16.A" style:family="table-column">
      <style:table-column-properties style:column-width="1.91cm"/>
    </style:style>
    <style:style style:name="Table16.B" style:family="table-column">
      <style:table-column-properties style:column-width="15.101cm"/>
    </style:style>
    <style:style style:name="Table16.A1" style:family="table-cell">
      <style:table-cell-properties fo:background-color="#99ccff" fo:padding="0.097cm" fo:border="none">
        <style:background-image/>
      </style:table-cell-properties>
    </style:style>
    <style:style style:name="Table9" style:family="table">
      <style:table-properties style:width="15.242cm" table:align="left" style:writing-mode="lr-tb"/>
    </style:style>
    <style:style style:name="Table9.A" style:family="table-column">
      <style:table-column-properties style:column-width="5.255cm"/>
    </style:style>
    <style:style style:name="Table9.B" style:family="table-column">
      <style:table-column-properties style:column-width="3.126cm"/>
    </style:style>
    <style:style style:name="Table9.C" style:family="table-column">
      <style:table-column-properties style:column-width="3.572cm"/>
    </style:style>
    <style:style style:name="Table9.D" style:family="table-column">
      <style:table-column-properties style:column-width="3.29cm"/>
    </style:style>
    <style:style style:name="Table9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097cm" fo:border="0.2pt solid #000000">
        <style:background-image/>
      </style:table-cell-properties>
    </style:style>
    <style:style style:name="Table9.A2" style:family="table-cell">
      <style:table-cell-properties fo:padding="0.097cm" fo:border-left="0.2pt solid #000000" fo:border-right="none" fo:border-top="none" fo:border-bottom="0.2pt solid #000000"/>
    </style:style>
    <style:style style:name="Table9.B2" style:family="table-cell">
      <style:table-cell-properties fo:padding="0.097cm" fo:border-left="0.2pt solid #000000" fo:border-right="none" fo:border-top="none" fo:border-bottom="0.2pt solid #000000"/>
    </style:style>
    <style:style style:name="Table9.C2" style:family="table-cell">
      <style:table-cell-properties fo:padding="0.097cm" fo:border-left="0.2pt solid #000000" fo:border-right="none" fo:border-top="none" fo:border-bottom="0.2pt solid #000000"/>
    </style:style>
    <style:style style:name="Table9.D2" style:family="table-cell">
      <style:table-cell-properties fo:padding="0.097cm" fo:border-left="0.2pt solid #000000" fo:border-right="0.2pt solid #000000" fo:border-top="none" fo:border-bottom="0.2pt solid #000000"/>
    </style:style>
    <style:style style:name="Table9.A3" style:family="table-cell">
      <style:table-cell-properties fo:padding="0.097cm" fo:border-left="0.2pt solid #000000" fo:border-right="none" fo:border-top="none" fo:border-bottom="0.2pt solid #000000"/>
    </style:style>
    <style:style style:name="Table9.B3" style:family="table-cell">
      <style:table-cell-properties fo:padding="0.097cm" fo:border-left="0.2pt solid #000000" fo:border-right="none" fo:border-top="none" fo:border-bottom="0.2pt solid #000000"/>
    </style:style>
    <style:style style:name="Table9.C3" style:family="table-cell">
      <style:table-cell-properties fo:padding="0.097cm" fo:border-left="0.2pt solid #000000" fo:border-right="none" fo:border-top="none" fo:border-bottom="0.2pt solid #000000"/>
    </style:style>
    <style:style style:name="Table9.D3" style:family="table-cell">
      <style:table-cell-properties fo:padding="0.097cm" fo:border-left="0.2pt solid #000000" fo:border-right="0.2pt solid #000000" fo:border-top="none" fo:border-bottom="0.2pt solid #000000"/>
    </style:style>
    <style:style style:name="Table10" style:family="table">
      <style:table-properties style:width="16.468cm" table:align="left" style:writing-mode="lr-tb"/>
    </style:style>
    <style:style style:name="Table10.A" style:family="table-column">
      <style:table-column-properties style:column-width="8.717cm"/>
    </style:style>
    <style:style style:name="Table10.B" style:family="table-column">
      <style:table-column-properties style:column-width="2.531cm"/>
    </style:style>
    <style:style style:name="Table10.C" style:family="table-column">
      <style:table-column-properties style:column-width="2.611cm"/>
    </style:style>
    <style:style style:name="Table10.D" style:family="table-column">
      <style:table-column-properties style:column-width="2.609cm"/>
    </style:style>
    <style:style style:name="Table10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097cm" fo:border="0.2pt solid #000000">
        <style:background-image/>
      </style:table-cell-properties>
    </style:style>
    <style:style style:name="Table10.A2" style:family="table-cell">
      <style:table-cell-properties fo:padding="0.097cm" fo:border-left="0.2pt solid #000000" fo:border-right="none" fo:border-top="none" fo:border-bottom="0.2pt solid #000000"/>
    </style:style>
    <style:style style:name="Table10.B2" style:family="table-cell">
      <style:table-cell-properties fo:padding="0.097cm" fo:border-left="0.2pt solid #000000" fo:border-right="none" fo:border-top="none" fo:border-bottom="0.2pt solid #000000"/>
    </style:style>
    <style:style style:name="Table10.C2" style:family="table-cell">
      <style:table-cell-properties fo:padding="0.097cm" fo:border-left="0.2pt solid #000000" fo:border-right="none" fo:border-top="none" fo:border-bottom="0.2pt solid #000000"/>
    </style:style>
    <style:style style:name="Table10.D2" style:family="table-cell">
      <style:table-cell-properties fo:padding="0.097cm" fo:border-left="0.2pt solid #000000" fo:border-right="0.2pt solid #000000" fo:border-top="none" fo:border-bottom="0.2pt solid #000000"/>
    </style:style>
    <style:style style:name="Table10.A3" style:family="table-cell">
      <style:table-cell-properties fo:padding="0.097cm" fo:border-left="0.2pt solid #000000" fo:border-right="none" fo:border-top="none" fo:border-bottom="0.2pt solid #000000"/>
    </style:style>
    <style:style style:name="Table10.B3" style:family="table-cell">
      <style:table-cell-properties fo:padding="0.097cm" fo:border-left="0.2pt solid #000000" fo:border-right="none" fo:border-top="none" fo:border-bottom="0.2pt solid #000000"/>
    </style:style>
    <style:style style:name="Table10.C3" style:family="table-cell">
      <style:table-cell-properties fo:padding="0.097cm" fo:border-left="0.2pt solid #000000" fo:border-right="none" fo:border-top="none" fo:border-bottom="0.2pt solid #000000"/>
    </style:style>
    <style:style style:name="Table10.D3" style:family="table-cell">
      <style:table-cell-properties fo:padding="0.097cm" fo:border-left="0.2pt solid #000000" fo:border-right="0.2pt solid #000000" fo:border-top="none" fo:border-bottom="0.2pt solid #000000"/>
    </style:style>
    <style:style style:name="Table10.A4" style:family="table-cell">
      <style:table-cell-properties fo:padding="0.097cm" fo:border-left="0.2pt solid #000000" fo:border-right="none" fo:border-top="none" fo:border-bottom="0.2pt solid #000000"/>
    </style:style>
    <style:style style:name="Table10.B4" style:family="table-cell">
      <style:table-cell-properties fo:padding="0.097cm" fo:border-left="0.2pt solid #000000" fo:border-right="none" fo:border-top="none" fo:border-bottom="0.2pt solid #000000"/>
    </style:style>
    <style:style style:name="Table10.C4" style:family="table-cell">
      <style:table-cell-properties fo:padding="0.097cm" fo:border-left="0.2pt solid #000000" fo:border-right="none" fo:border-top="none" fo:border-bottom="0.2pt solid #000000"/>
    </style:style>
    <style:style style:name="Table10.D4" style:family="table-cell">
      <style:table-cell-properties fo:padding="0.097cm" fo:border-left="0.2pt solid #000000" fo:border-right="0.2pt solid #000000" fo:border-top="none" fo:border-bottom="0.2pt solid #000000"/>
    </style:style>
    <style:style style:name="Table10.A5" style:family="table-cell">
      <style:table-cell-properties fo:padding="0.097cm" fo:border-left="0.2pt solid #000000" fo:border-right="none" fo:border-top="none" fo:border-bottom="0.2pt solid #000000"/>
    </style:style>
    <style:style style:name="Table10.B5" style:family="table-cell">
      <style:table-cell-properties fo:padding="0.097cm" fo:border-left="0.2pt solid #000000" fo:border-right="none" fo:border-top="none" fo:border-bottom="0.2pt solid #000000"/>
    </style:style>
    <style:style style:name="Table10.C5" style:family="table-cell">
      <style:table-cell-properties fo:padding="0.097cm" fo:border-left="0.2pt solid #000000" fo:border-right="none" fo:border-top="none" fo:border-bottom="0.2pt solid #000000"/>
    </style:style>
    <style:style style:name="Table10.D5" style:family="table-cell">
      <style:table-cell-properties fo:padding="0.097cm" fo:border-left="0.2pt solid #000000" fo:border-right="0.2pt solid #000000" fo:border-top="none" fo:border-bottom="0.2pt solid #000000"/>
    </style:style>
    <style:style style:name="Table10.A6" style:family="table-cell">
      <style:table-cell-properties fo:padding="0.097cm" fo:border-left="0.2pt solid #000000" fo:border-right="none" fo:border-top="none" fo:border-bottom="0.2pt solid #000000"/>
    </style:style>
    <style:style style:name="Table10.B6" style:family="table-cell">
      <style:table-cell-properties fo:padding="0.097cm" fo:border-left="0.2pt solid #000000" fo:border-right="none" fo:border-top="none" fo:border-bottom="0.2pt solid #000000"/>
    </style:style>
    <style:style style:name="Table10.C6" style:family="table-cell">
      <style:table-cell-properties fo:padding="0.097cm" fo:border-left="0.2pt solid #000000" fo:border-right="none" fo:border-top="none" fo:border-bottom="0.2pt solid #000000"/>
    </style:style>
    <style:style style:name="Table10.D6" style:family="table-cell">
      <style:table-cell-properties fo:padding="0.097cm" fo:border-left="0.2pt solid #000000" fo:border-right="0.2pt solid #000000" fo:border-top="none" fo:border-bottom="0.2pt solid #000000"/>
    </style:style>
    <style:style style:name="Table10.A7" style:family="table-cell">
      <style:table-cell-properties fo:padding="0.097cm" fo:border-left="0.2pt solid #000000" fo:border-right="none" fo:border-top="none" fo:border-bottom="0.2pt solid #000000"/>
    </style:style>
    <style:style style:name="Table10.B7" style:family="table-cell">
      <style:table-cell-properties fo:padding="0.097cm" fo:border-left="0.2pt solid #000000" fo:border-right="none" fo:border-top="none" fo:border-bottom="0.2pt solid #000000"/>
    </style:style>
    <style:style style:name="Table10.C7" style:family="table-cell">
      <style:table-cell-properties fo:padding="0.097cm" fo:border-left="0.2pt solid #000000" fo:border-right="none" fo:border-top="none" fo:border-bottom="0.2pt solid #000000"/>
    </style:style>
    <style:style style:name="Table10.D7" style:family="table-cell">
      <style:table-cell-properties fo:padding="0.097cm" fo:border-left="0.2pt solid #000000" fo:border-right="0.2pt solid #000000" fo:border-top="none" fo:border-bottom="0.2pt solid #000000"/>
    </style:style>
    <style:style style:name="Table10.A8" style:family="table-cell">
      <style:table-cell-properties fo:padding="0.097cm" fo:border-left="0.2pt solid #000000" fo:border-right="none" fo:border-top="none" fo:border-bottom="0.2pt solid #000000"/>
    </style:style>
    <style:style style:name="Table10.B8" style:family="table-cell">
      <style:table-cell-properties fo:padding="0.097cm" fo:border-left="0.2pt solid #000000" fo:border-right="none" fo:border-top="none" fo:border-bottom="0.2pt solid #000000"/>
    </style:style>
    <style:style style:name="Table10.C8" style:family="table-cell">
      <style:table-cell-properties fo:padding="0.097cm" fo:border-left="0.2pt solid #000000" fo:border-right="none" fo:border-top="none" fo:border-bottom="0.2pt solid #000000"/>
    </style:style>
    <style:style style:name="Table10.D8" style:family="table-cell">
      <style:table-cell-properties fo:padding="0.097cm" fo:border-left="0.2pt solid #000000" fo:border-right="0.2pt solid #000000" fo:border-top="none" fo:border-bottom="0.2pt solid #000000"/>
    </style:style>
    <style:style style:name="Table10.A9" style:family="table-cell">
      <style:table-cell-properties fo:padding="0.097cm" fo:border-left="0.2pt solid #000000" fo:border-right="none" fo:border-top="none" fo:border-bottom="0.2pt solid #000000"/>
    </style:style>
    <style:style style:name="Table10.B9" style:family="table-cell">
      <style:table-cell-properties fo:padding="0.097cm" fo:border-left="0.2pt solid #000000" fo:border-right="none" fo:border-top="none" fo:border-bottom="0.2pt solid #000000"/>
    </style:style>
    <style:style style:name="Table10.C9" style:family="table-cell">
      <style:table-cell-properties fo:padding="0.097cm" fo:border-left="0.2pt solid #000000" fo:border-right="none" fo:border-top="none" fo:border-bottom="0.2pt solid #000000"/>
    </style:style>
    <style:style style:name="Table10.D9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0" style:family="table-cell">
      <style:table-cell-properties fo:padding="0.097cm" fo:border-left="0.2pt solid #000000" fo:border-right="none" fo:border-top="none" fo:border-bottom="0.2pt solid #000000"/>
    </style:style>
    <style:style style:name="Table10.B10" style:family="table-cell">
      <style:table-cell-properties fo:padding="0.097cm" fo:border-left="0.2pt solid #000000" fo:border-right="none" fo:border-top="none" fo:border-bottom="0.2pt solid #000000"/>
    </style:style>
    <style:style style:name="Table10.C10" style:family="table-cell">
      <style:table-cell-properties fo:padding="0.097cm" fo:border-left="0.2pt solid #000000" fo:border-right="none" fo:border-top="none" fo:border-bottom="0.2pt solid #000000"/>
    </style:style>
    <style:style style:name="Table10.D10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1" style:family="table-cell">
      <style:table-cell-properties fo:padding="0.097cm" fo:border-left="0.2pt solid #000000" fo:border-right="none" fo:border-top="none" fo:border-bottom="0.2pt solid #000000"/>
    </style:style>
    <style:style style:name="Table10.B11" style:family="table-cell">
      <style:table-cell-properties fo:padding="0.097cm" fo:border-left="0.2pt solid #000000" fo:border-right="none" fo:border-top="none" fo:border-bottom="0.2pt solid #000000"/>
    </style:style>
    <style:style style:name="Table10.C11" style:family="table-cell">
      <style:table-cell-properties fo:padding="0.097cm" fo:border-left="0.2pt solid #000000" fo:border-right="none" fo:border-top="none" fo:border-bottom="0.2pt solid #000000"/>
    </style:style>
    <style:style style:name="Table10.D11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2" style:family="table-cell">
      <style:table-cell-properties fo:padding="0.097cm" fo:border-left="0.2pt solid #000000" fo:border-right="none" fo:border-top="none" fo:border-bottom="0.2pt solid #000000"/>
    </style:style>
    <style:style style:name="Table10.B12" style:family="table-cell">
      <style:table-cell-properties fo:padding="0.097cm" fo:border-left="0.2pt solid #000000" fo:border-right="none" fo:border-top="none" fo:border-bottom="0.2pt solid #000000"/>
    </style:style>
    <style:style style:name="Table10.C12" style:family="table-cell">
      <style:table-cell-properties fo:padding="0.097cm" fo:border-left="0.2pt solid #000000" fo:border-right="none" fo:border-top="none" fo:border-bottom="0.2pt solid #000000"/>
    </style:style>
    <style:style style:name="Table10.D12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3" style:family="table-cell">
      <style:table-cell-properties fo:padding="0.097cm" fo:border-left="0.2pt solid #000000" fo:border-right="none" fo:border-top="none" fo:border-bottom="0.2pt solid #000000"/>
    </style:style>
    <style:style style:name="Table10.B13" style:family="table-cell">
      <style:table-cell-properties fo:padding="0.097cm" fo:border-left="0.2pt solid #000000" fo:border-right="none" fo:border-top="none" fo:border-bottom="0.2pt solid #000000"/>
    </style:style>
    <style:style style:name="Table10.C13" style:family="table-cell">
      <style:table-cell-properties fo:padding="0.097cm" fo:border-left="0.2pt solid #000000" fo:border-right="none" fo:border-top="none" fo:border-bottom="0.2pt solid #000000"/>
    </style:style>
    <style:style style:name="Table10.D13" style:family="table-cell">
      <style:table-cell-properties fo:padding="0.097cm" fo:border-left="0.2pt solid #000000" fo:border-right="0.2pt solid #000000" fo:border-top="none" fo:border-bottom="0.2pt solid #000000"/>
    </style:style>
    <style:style style:name="Table11" style:family="table">
      <style:table-properties style:width="16.468cm" table:align="left" style:writing-mode="lr-tb"/>
    </style:style>
    <style:style style:name="Table11.A" style:family="table-column">
      <style:table-column-properties style:column-width="8.717cm"/>
    </style:style>
    <style:style style:name="Table11.B" style:family="table-column">
      <style:table-column-properties style:column-width="2.531cm"/>
    </style:style>
    <style:style style:name="Table11.C" style:family="table-column">
      <style:table-column-properties style:column-width="2.611cm"/>
    </style:style>
    <style:style style:name="Table11.D" style:family="table-column">
      <style:table-column-properties style:column-width="2.609cm"/>
    </style:style>
    <style:style style:name="Table1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097cm" fo:border="0.2pt solid #000000">
        <style:background-image/>
      </style:table-cell-properties>
    </style:style>
    <style:style style:name="Table11.A2" style:family="table-cell">
      <style:table-cell-properties fo:padding="0.097cm" fo:border-left="0.2pt solid #000000" fo:border-right="none" fo:border-top="none" fo:border-bottom="0.2pt solid #000000"/>
    </style:style>
    <style:style style:name="Table11.B2" style:family="table-cell">
      <style:table-cell-properties fo:padding="0.097cm" fo:border-left="0.2pt solid #000000" fo:border-right="none" fo:border-top="none" fo:border-bottom="0.2pt solid #000000"/>
    </style:style>
    <style:style style:name="Table11.C2" style:family="table-cell">
      <style:table-cell-properties fo:padding="0.097cm" fo:border-left="0.2pt solid #000000" fo:border-right="none" fo:border-top="none" fo:border-bottom="0.2pt solid #000000"/>
    </style:style>
    <style:style style:name="Table1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1.A3" style:family="table-cell">
      <style:table-cell-properties fo:padding="0.097cm" fo:border-left="0.2pt solid #000000" fo:border-right="none" fo:border-top="none" fo:border-bottom="0.2pt solid #000000"/>
    </style:style>
    <style:style style:name="Table11.B3" style:family="table-cell">
      <style:table-cell-properties fo:padding="0.097cm" fo:border-left="0.2pt solid #000000" fo:border-right="none" fo:border-top="none" fo:border-bottom="0.2pt solid #000000"/>
    </style:style>
    <style:style style:name="Table11.C3" style:family="table-cell">
      <style:table-cell-properties fo:padding="0.097cm" fo:border-left="0.2pt solid #000000" fo:border-right="none" fo:border-top="none" fo:border-bottom="0.2pt solid #000000"/>
    </style:style>
    <style:style style:name="Table11.D3" style:family="table-cell">
      <style:table-cell-properties fo:padding="0.097cm" fo:border-left="0.2pt solid #000000" fo:border-right="0.2pt solid #000000" fo:border-top="none" fo:border-bottom="0.2pt solid #000000"/>
    </style:style>
    <style:style style:name="Table11.A4" style:family="table-cell">
      <style:table-cell-properties fo:padding="0.097cm" fo:border-left="0.2pt solid #000000" fo:border-right="none" fo:border-top="none" fo:border-bottom="0.2pt solid #000000"/>
    </style:style>
    <style:style style:name="Table11.B4" style:family="table-cell">
      <style:table-cell-properties fo:padding="0.097cm" fo:border-left="0.2pt solid #000000" fo:border-right="none" fo:border-top="none" fo:border-bottom="0.2pt solid #000000"/>
    </style:style>
    <style:style style:name="Table11.C4" style:family="table-cell">
      <style:table-cell-properties fo:padding="0.097cm" fo:border-left="0.2pt solid #000000" fo:border-right="none" fo:border-top="none" fo:border-bottom="0.2pt solid #000000"/>
    </style:style>
    <style:style style:name="Table11.D4" style:family="table-cell">
      <style:table-cell-properties fo:padding="0.097cm" fo:border-left="0.2pt solid #000000" fo:border-right="0.2pt solid #000000" fo:border-top="none" fo:border-bottom="0.2pt solid #000000"/>
    </style:style>
    <style:style style:name="Table11.A5" style:family="table-cell">
      <style:table-cell-properties fo:padding="0.097cm" fo:border-left="0.2pt solid #000000" fo:border-right="none" fo:border-top="none" fo:border-bottom="0.2pt solid #000000"/>
    </style:style>
    <style:style style:name="Table11.B5" style:family="table-cell">
      <style:table-cell-properties fo:padding="0.097cm" fo:border-left="0.2pt solid #000000" fo:border-right="none" fo:border-top="none" fo:border-bottom="0.2pt solid #000000"/>
    </style:style>
    <style:style style:name="Table11.C5" style:family="table-cell">
      <style:table-cell-properties fo:padding="0.097cm" fo:border-left="0.2pt solid #000000" fo:border-right="none" fo:border-top="none" fo:border-bottom="0.2pt solid #000000"/>
    </style:style>
    <style:style style:name="Table11.D5" style:family="table-cell">
      <style:table-cell-properties fo:padding="0.097cm" fo:border-left="0.2pt solid #000000" fo:border-right="0.2pt solid #000000" fo:border-top="none" fo:border-bottom="0.2pt solid #000000"/>
    </style:style>
    <style:style style:name="Table12" style:family="table">
      <style:table-properties style:width="16.468cm" table:align="left" style:writing-mode="lr-tb"/>
    </style:style>
    <style:style style:name="Table12.A" style:family="table-column">
      <style:table-column-properties style:column-width="8.717cm"/>
    </style:style>
    <style:style style:name="Table12.B" style:family="table-column">
      <style:table-column-properties style:column-width="2.531cm"/>
    </style:style>
    <style:style style:name="Table12.C" style:family="table-column">
      <style:table-column-properties style:column-width="2.611cm"/>
    </style:style>
    <style:style style:name="Table12.D" style:family="table-column">
      <style:table-column-properties style:column-width="2.609cm"/>
    </style:style>
    <style:style style:name="Table12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097cm" fo:border="0.2pt solid #000000">
        <style:background-image/>
      </style:table-cell-properties>
    </style:style>
    <style:style style:name="Table12.A2" style:family="table-cell">
      <style:table-cell-properties fo:padding="0.097cm" fo:border-left="0.2pt solid #000000" fo:border-right="none" fo:border-top="none" fo:border-bottom="0.2pt solid #000000"/>
    </style:style>
    <style:style style:name="Table12.B2" style:family="table-cell">
      <style:table-cell-properties fo:padding="0.097cm" fo:border-left="0.2pt solid #000000" fo:border-right="none" fo:border-top="none" fo:border-bottom="0.2pt solid #000000"/>
    </style:style>
    <style:style style:name="Table12.C2" style:family="table-cell">
      <style:table-cell-properties fo:padding="0.097cm" fo:border-left="0.2pt solid #000000" fo:border-right="none" fo:border-top="none" fo:border-bottom="0.2pt solid #000000"/>
    </style:style>
    <style:style style:name="Table12.D2" style:family="table-cell">
      <style:table-cell-properties fo:padding="0.097cm" fo:border-left="0.2pt solid #000000" fo:border-right="0.2pt solid #000000" fo:border-top="none" fo:border-bottom="0.2pt solid #000000"/>
    </style:style>
    <style:style style:name="Table12.A3" style:family="table-cell">
      <style:table-cell-properties fo:padding="0.097cm" fo:border-left="0.2pt solid #000000" fo:border-right="none" fo:border-top="none" fo:border-bottom="0.2pt solid #000000"/>
    </style:style>
    <style:style style:name="Table12.B3" style:family="table-cell">
      <style:table-cell-properties fo:padding="0.097cm" fo:border-left="0.2pt solid #000000" fo:border-right="none" fo:border-top="none" fo:border-bottom="0.2pt solid #000000"/>
    </style:style>
    <style:style style:name="Table12.C3" style:family="table-cell">
      <style:table-cell-properties fo:padding="0.097cm" fo:border-left="0.2pt solid #000000" fo:border-right="none" fo:border-top="none" fo:border-bottom="0.2pt solid #000000"/>
    </style:style>
    <style:style style:name="Table12.D3" style:family="table-cell">
      <style:table-cell-properties fo:padding="0.097cm" fo:border-left="0.2pt solid #000000" fo:border-right="0.2pt solid #000000" fo:border-top="none" fo:border-bottom="0.2pt solid #000000"/>
    </style:style>
    <style:style style:name="Table12.A4" style:family="table-cell">
      <style:table-cell-properties fo:padding="0.097cm" fo:border-left="0.2pt solid #000000" fo:border-right="none" fo:border-top="none" fo:border-bottom="0.2pt solid #000000"/>
    </style:style>
    <style:style style:name="Table12.B4" style:family="table-cell">
      <style:table-cell-properties fo:padding="0.097cm" fo:border-left="0.2pt solid #000000" fo:border-right="none" fo:border-top="none" fo:border-bottom="0.2pt solid #000000"/>
    </style:style>
    <style:style style:name="Table12.C4" style:family="table-cell">
      <style:table-cell-properties fo:padding="0.097cm" fo:border-left="0.2pt solid #000000" fo:border-right="none" fo:border-top="none" fo:border-bottom="0.2pt solid #000000"/>
    </style:style>
    <style:style style:name="Table12.D4" style:family="table-cell">
      <style:table-cell-properties fo:padding="0.097cm" fo:border-left="0.2pt solid #000000" fo:border-right="0.2pt solid #000000" fo:border-top="none" fo:border-bottom="0.2pt solid #000000"/>
    </style:style>
    <style:style style:name="Table12.A5" style:family="table-cell">
      <style:table-cell-properties fo:padding="0.097cm" fo:border-left="0.2pt solid #000000" fo:border-right="none" fo:border-top="none" fo:border-bottom="0.2pt solid #000000"/>
    </style:style>
    <style:style style:name="Table12.B5" style:family="table-cell">
      <style:table-cell-properties fo:padding="0.097cm" fo:border-left="0.2pt solid #000000" fo:border-right="none" fo:border-top="none" fo:border-bottom="0.2pt solid #000000"/>
    </style:style>
    <style:style style:name="Table12.C5" style:family="table-cell">
      <style:table-cell-properties fo:padding="0.097cm" fo:border-left="0.2pt solid #000000" fo:border-right="none" fo:border-top="none" fo:border-bottom="0.2pt solid #000000"/>
    </style:style>
    <style:style style:name="Table12.D5" style:family="table-cell">
      <style:table-cell-properties fo:padding="0.097cm" fo:border-left="0.2pt solid #000000" fo:border-right="0.2pt solid #000000" fo:border-top="none" fo:border-bottom="0.2pt solid #000000"/>
    </style:style>
    <style:style style:name="Table14" style:family="table">
      <style:table-properties style:width="16.468cm" table:align="left" style:writing-mode="lr-tb"/>
    </style:style>
    <style:style style:name="Table14.A" style:family="table-column">
      <style:table-column-properties style:column-width="8.717cm"/>
    </style:style>
    <style:style style:name="Table14.B" style:family="table-column">
      <style:table-column-properties style:column-width="2.531cm"/>
    </style:style>
    <style:style style:name="Table14.C" style:family="table-column">
      <style:table-column-properties style:column-width="2.611cm"/>
    </style:style>
    <style:style style:name="Table14.D" style:family="table-column">
      <style:table-column-properties style:column-width="2.609cm"/>
    </style:style>
    <style:style style:name="Table1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097cm" fo:border="0.2pt solid #000000">
        <style:background-image/>
      </style:table-cell-properties>
    </style:style>
    <style:style style:name="Table14.A2" style:family="table-cell">
      <style:table-cell-properties fo:padding="0.097cm" fo:border-left="0.2pt solid #000000" fo:border-right="none" fo:border-top="none" fo:border-bottom="0.2pt solid #000000"/>
    </style:style>
    <style:style style:name="Table14.B2" style:family="table-cell">
      <style:table-cell-properties fo:padding="0.097cm" fo:border-left="0.2pt solid #000000" fo:border-right="none" fo:border-top="none" fo:border-bottom="0.2pt solid #000000"/>
    </style:style>
    <style:style style:name="Table14.C2" style:family="table-cell">
      <style:table-cell-properties fo:padding="0.097cm" fo:border-left="0.2pt solid #000000" fo:border-right="none" fo:border-top="none" fo:border-bottom="0.2pt solid #000000"/>
    </style:style>
    <style:style style:name="Table14.D2" style:family="table-cell">
      <style:table-cell-properties fo:padding="0.097cm" fo:border-left="0.2pt solid #000000" fo:border-right="0.2pt solid #000000" fo:border-top="none" fo:border-bottom="0.2pt solid #000000"/>
    </style:style>
    <style:style style:name="Table14.A3" style:family="table-cell">
      <style:table-cell-properties fo:padding="0.097cm" fo:border-left="0.2pt solid #000000" fo:border-right="none" fo:border-top="none" fo:border-bottom="0.2pt solid #000000"/>
    </style:style>
    <style:style style:name="Table14.B3" style:family="table-cell">
      <style:table-cell-properties fo:padding="0.097cm" fo:border-left="0.2pt solid #000000" fo:border-right="none" fo:border-top="none" fo:border-bottom="0.2pt solid #000000"/>
    </style:style>
    <style:style style:name="Table14.C3" style:family="table-cell">
      <style:table-cell-properties fo:padding="0.097cm" fo:border-left="0.2pt solid #000000" fo:border-right="none" fo:border-top="none" fo:border-bottom="0.2pt solid #000000"/>
    </style:style>
    <style:style style:name="Table14.D3" style:family="table-cell">
      <style:table-cell-properties fo:padding="0.097cm" fo:border-left="0.2pt solid #000000" fo:border-right="0.2pt solid #000000" fo:border-top="none" fo:border-bottom="0.2pt solid #000000"/>
    </style:style>
    <style:style style:name="Table8" style:family="table">
      <style:table-properties style:width="17.011cm" fo:margin-left="0cm" table:align="left" style:writing-mode="lr-tb"/>
    </style:style>
    <style:style style:name="Table8.A" style:family="table-column">
      <style:table-column-properties style:column-width="1.91cm"/>
    </style:style>
    <style:style style:name="Table8.B" style:family="table-column">
      <style:table-column-properties style:column-width="15.101cm"/>
    </style:style>
    <style:style style:name="Table8.A1" style:family="table-cell">
      <style:table-cell-properties fo:background-color="#99ccff" fo:padding="0.097cm" fo:border="none">
        <style:background-image/>
      </style:table-cell-properties>
    </style:style>
    <style:style style:name="Table17" style:family="table">
      <style:table-properties style:width="17.011cm" fo:margin-left="0cm" table:align="left" style:writing-mode="lr-tb"/>
    </style:style>
    <style:style style:name="Table17.A" style:family="table-column">
      <style:table-column-properties style:column-width="1.91cm"/>
    </style:style>
    <style:style style:name="Table17.B" style:family="table-column">
      <style:table-column-properties style:column-width="15.101cm"/>
    </style:style>
    <style:style style:name="Table17.A1" style:family="table-cell">
      <style:table-cell-properties fo:background-color="#99ccff" fo:padding="0.097cm" fo:border="none">
        <style:background-image/>
      </style:table-cell-properties>
    </style:style>
    <style:style style:name="Table18" style:family="table">
      <style:table-properties style:width="17.011cm" fo:margin-left="0cm" table:align="left" style:writing-mode="lr-tb"/>
    </style:style>
    <style:style style:name="Table18.A" style:family="table-column">
      <style:table-column-properties style:column-width="1.91cm"/>
    </style:style>
    <style:style style:name="Table18.B" style:family="table-column">
      <style:table-column-properties style:column-width="15.101cm"/>
    </style:style>
    <style:style style:name="Table18.A1" style:family="table-cell">
      <style:table-cell-properties fo:background-color="#99ccff" fo:padding="0.097cm" fo:border="none">
        <style:background-image/>
      </style:table-cell-properties>
    </style:style>
    <style:style style:name="Table19" style:family="table">
      <style:table-properties style:width="15.242cm" table:align="left" style:writing-mode="lr-tb"/>
    </style:style>
    <style:style style:name="Table19.A" style:family="table-column">
      <style:table-column-properties style:column-width="5.255cm"/>
    </style:style>
    <style:style style:name="Table19.B" style:family="table-column">
      <style:table-column-properties style:column-width="3.126cm"/>
    </style:style>
    <style:style style:name="Table19.C" style:family="table-column">
      <style:table-column-properties style:column-width="3.572cm"/>
    </style:style>
    <style:style style:name="Table19.D" style:family="table-column">
      <style:table-column-properties style:column-width="3.29cm"/>
    </style:style>
    <style:style style:name="Table19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097cm" fo:border="0.2pt solid #000000">
        <style:background-image/>
      </style:table-cell-properties>
    </style:style>
    <style:style style:name="Table19.A2" style:family="table-cell">
      <style:table-cell-properties fo:padding="0.097cm" fo:border-left="0.2pt solid #000000" fo:border-right="none" fo:border-top="none" fo:border-bottom="0.2pt solid #000000"/>
    </style:style>
    <style:style style:name="Table19.B2" style:family="table-cell">
      <style:table-cell-properties fo:padding="0.097cm" fo:border-left="0.2pt solid #000000" fo:border-right="none" fo:border-top="none" fo:border-bottom="0.2pt solid #000000"/>
    </style:style>
    <style:style style:name="Table19.C2" style:family="table-cell">
      <style:table-cell-properties fo:padding="0.097cm" fo:border-left="0.2pt solid #000000" fo:border-right="none" fo:border-top="none" fo:border-bottom="0.2pt solid #000000"/>
    </style:style>
    <style:style style:name="Table19.D2" style:family="table-cell">
      <style:table-cell-properties fo:padding="0.097cm" fo:border-left="0.2pt solid #000000" fo:border-right="0.2pt solid #000000" fo:border-top="none" fo:border-bottom="0.2pt solid #000000"/>
    </style:style>
    <style:style style:name="Table19.A3" style:family="table-cell">
      <style:table-cell-properties fo:padding="0.097cm" fo:border-left="0.2pt solid #000000" fo:border-right="none" fo:border-top="none" fo:border-bottom="0.2pt solid #000000"/>
    </style:style>
    <style:style style:name="Table19.B3" style:family="table-cell">
      <style:table-cell-properties fo:padding="0.097cm" fo:border-left="0.2pt solid #000000" fo:border-right="none" fo:border-top="none" fo:border-bottom="0.2pt solid #000000"/>
    </style:style>
    <style:style style:name="Table19.C3" style:family="table-cell">
      <style:table-cell-properties fo:padding="0.097cm" fo:border-left="0.2pt solid #000000" fo:border-right="none" fo:border-top="none" fo:border-bottom="0.2pt solid #000000"/>
    </style:style>
    <style:style style:name="Table19.D3" style:family="table-cell">
      <style:table-cell-properties fo:padding="0.097cm" fo:border-left="0.2pt solid #000000" fo:border-right="0.2pt solid #000000" fo:border-top="none" fo:border-bottom="0.2pt solid #000000"/>
    </style:style>
    <style:style style:name="Table21" style:family="table">
      <style:table-properties style:width="16.468cm" table:align="left" style:writing-mode="lr-tb"/>
    </style:style>
    <style:style style:name="Table21.A" style:family="table-column">
      <style:table-column-properties style:column-width="8.717cm"/>
    </style:style>
    <style:style style:name="Table21.B" style:family="table-column">
      <style:table-column-properties style:column-width="2.531cm"/>
    </style:style>
    <style:style style:name="Table21.C" style:family="table-column">
      <style:table-column-properties style:column-width="2.611cm"/>
    </style:style>
    <style:style style:name="Table21.D" style:family="table-column">
      <style:table-column-properties style:column-width="2.609cm"/>
    </style:style>
    <style:style style:name="Table2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097cm" fo:border="0.2pt solid #000000">
        <style:background-image/>
      </style:table-cell-properties>
    </style:style>
    <style:style style:name="Table21.A2" style:family="table-cell">
      <style:table-cell-properties fo:padding="0.097cm" fo:border-left="0.2pt solid #000000" fo:border-right="none" fo:border-top="none" fo:border-bottom="0.2pt solid #000000"/>
    </style:style>
    <style:style style:name="Table21.B2" style:family="table-cell">
      <style:table-cell-properties fo:padding="0.097cm" fo:border-left="0.2pt solid #000000" fo:border-right="none" fo:border-top="none" fo:border-bottom="0.2pt solid #000000"/>
    </style:style>
    <style:style style:name="Table21.C2" style:family="table-cell">
      <style:table-cell-properties fo:padding="0.097cm" fo:border-left="0.2pt solid #000000" fo:border-right="none" fo:border-top="none" fo:border-bottom="0.2pt solid #000000"/>
    </style:style>
    <style:style style:name="Table21.D2" style:family="table-cell">
      <style:table-cell-properties fo:padding="0.097cm" fo:border-left="0.2pt solid #000000" fo:border-right="0.2pt solid #000000" fo:border-top="none" fo:border-bottom="0.2pt solid #000000"/>
    </style:style>
    <style:style style:name="Table21.A3" style:family="table-cell">
      <style:table-cell-properties fo:padding="0.097cm" fo:border-left="0.2pt solid #000000" fo:border-right="none" fo:border-top="none" fo:border-bottom="0.2pt solid #000000"/>
    </style:style>
    <style:style style:name="Table21.B3" style:family="table-cell">
      <style:table-cell-properties fo:padding="0.097cm" fo:border-left="0.2pt solid #000000" fo:border-right="none" fo:border-top="none" fo:border-bottom="0.2pt solid #000000"/>
    </style:style>
    <style:style style:name="Table21.C3" style:family="table-cell">
      <style:table-cell-properties fo:padding="0.097cm" fo:border-left="0.2pt solid #000000" fo:border-right="none" fo:border-top="none" fo:border-bottom="0.2pt solid #000000"/>
    </style:style>
    <style:style style:name="Table21.D3" style:family="table-cell">
      <style:table-cell-properties fo:padding="0.097cm" fo:border-left="0.2pt solid #000000" fo:border-right="0.2pt solid #000000" fo:border-top="none" fo:border-bottom="0.2pt solid #000000"/>
    </style:style>
    <style:style style:name="Table21.A4" style:family="table-cell">
      <style:table-cell-properties fo:padding="0.097cm" fo:border-left="0.2pt solid #000000" fo:border-right="none" fo:border-top="none" fo:border-bottom="0.2pt solid #000000"/>
    </style:style>
    <style:style style:name="Table21.B4" style:family="table-cell">
      <style:table-cell-properties fo:padding="0.097cm" fo:border-left="0.2pt solid #000000" fo:border-right="none" fo:border-top="none" fo:border-bottom="0.2pt solid #000000"/>
    </style:style>
    <style:style style:name="Table21.C4" style:family="table-cell">
      <style:table-cell-properties fo:padding="0.097cm" fo:border-left="0.2pt solid #000000" fo:border-right="none" fo:border-top="none" fo:border-bottom="0.2pt solid #000000"/>
    </style:style>
    <style:style style:name="Table21.D4" style:family="table-cell">
      <style:table-cell-properties fo:padding="0.097cm" fo:border-left="0.2pt solid #000000" fo:border-right="0.2pt solid #000000" fo:border-top="none" fo:border-bottom="0.2pt solid #000000"/>
    </style:style>
    <style:style style:name="Table21.A5" style:family="table-cell">
      <style:table-cell-properties fo:padding="0.097cm" fo:border-left="0.2pt solid #000000" fo:border-right="none" fo:border-top="none" fo:border-bottom="0.2pt solid #000000"/>
    </style:style>
    <style:style style:name="Table21.B5" style:family="table-cell">
      <style:table-cell-properties fo:padding="0.097cm" fo:border-left="0.2pt solid #000000" fo:border-right="none" fo:border-top="none" fo:border-bottom="0.2pt solid #000000"/>
    </style:style>
    <style:style style:name="Table21.C5" style:family="table-cell">
      <style:table-cell-properties fo:padding="0.097cm" fo:border-left="0.2pt solid #000000" fo:border-right="none" fo:border-top="none" fo:border-bottom="0.2pt solid #000000"/>
    </style:style>
    <style:style style:name="Table21.D5" style:family="table-cell">
      <style:table-cell-properties fo:padding="0.097cm" fo:border-left="0.2pt solid #000000" fo:border-right="0.2pt solid #000000" fo:border-top="none" fo:border-bottom="0.2pt solid #000000"/>
    </style:style>
    <style:style style:name="Table21.A6" style:family="table-cell">
      <style:table-cell-properties fo:padding="0.097cm" fo:border-left="0.2pt solid #000000" fo:border-right="none" fo:border-top="none" fo:border-bottom="0.2pt solid #000000"/>
    </style:style>
    <style:style style:name="Table21.B6" style:family="table-cell">
      <style:table-cell-properties fo:padding="0.097cm" fo:border-left="0.2pt solid #000000" fo:border-right="none" fo:border-top="none" fo:border-bottom="0.2pt solid #000000"/>
    </style:style>
    <style:style style:name="Table21.C6" style:family="table-cell">
      <style:table-cell-properties fo:padding="0.097cm" fo:border-left="0.2pt solid #000000" fo:border-right="none" fo:border-top="none" fo:border-bottom="0.2pt solid #000000"/>
    </style:style>
    <style:style style:name="Table21.D6" style:family="table-cell">
      <style:table-cell-properties fo:padding="0.097cm" fo:border-left="0.2pt solid #000000" fo:border-right="0.2pt solid #000000" fo:border-top="none" fo:border-bottom="0.2pt solid #000000"/>
    </style:style>
    <style:style style:name="Table21.A7" style:family="table-cell">
      <style:table-cell-properties fo:padding="0.097cm" fo:border-left="0.2pt solid #000000" fo:border-right="none" fo:border-top="none" fo:border-bottom="0.2pt solid #000000"/>
    </style:style>
    <style:style style:name="Table21.B7" style:family="table-cell">
      <style:table-cell-properties fo:padding="0.097cm" fo:border-left="0.2pt solid #000000" fo:border-right="none" fo:border-top="none" fo:border-bottom="0.2pt solid #000000"/>
    </style:style>
    <style:style style:name="Table21.C7" style:family="table-cell">
      <style:table-cell-properties fo:padding="0.097cm" fo:border-left="0.2pt solid #000000" fo:border-right="none" fo:border-top="none" fo:border-bottom="0.2pt solid #000000"/>
    </style:style>
    <style:style style:name="Table21.D7" style:family="table-cell">
      <style:table-cell-properties fo:padding="0.097cm" fo:border-left="0.2pt solid #000000" fo:border-right="0.2pt solid #000000" fo:border-top="none" fo:border-bottom="0.2pt solid #000000"/>
    </style:style>
    <style:style style:name="Table21.A8" style:family="table-cell">
      <style:table-cell-properties fo:padding="0.097cm" fo:border-left="0.2pt solid #000000" fo:border-right="none" fo:border-top="none" fo:border-bottom="0.2pt solid #000000"/>
    </style:style>
    <style:style style:name="Table21.B8" style:family="table-cell">
      <style:table-cell-properties fo:padding="0.097cm" fo:border-left="0.2pt solid #000000" fo:border-right="none" fo:border-top="none" fo:border-bottom="0.2pt solid #000000"/>
    </style:style>
    <style:style style:name="Table21.C8" style:family="table-cell">
      <style:table-cell-properties fo:padding="0.097cm" fo:border-left="0.2pt solid #000000" fo:border-right="none" fo:border-top="none" fo:border-bottom="0.2pt solid #000000"/>
    </style:style>
    <style:style style:name="Table21.D8" style:family="table-cell">
      <style:table-cell-properties fo:padding="0.097cm" fo:border-left="0.2pt solid #000000" fo:border-right="0.2pt solid #000000" fo:border-top="none" fo:border-bottom="0.2pt solid #000000"/>
    </style:style>
    <style:style style:name="Table21.A9" style:family="table-cell">
      <style:table-cell-properties fo:padding="0.097cm" fo:border-left="0.2pt solid #000000" fo:border-right="none" fo:border-top="none" fo:border-bottom="0.2pt solid #000000"/>
    </style:style>
    <style:style style:name="Table21.B9" style:family="table-cell">
      <style:table-cell-properties fo:padding="0.097cm" fo:border-left="0.2pt solid #000000" fo:border-right="none" fo:border-top="none" fo:border-bottom="0.2pt solid #000000"/>
    </style:style>
    <style:style style:name="Table21.C9" style:family="table-cell">
      <style:table-cell-properties fo:padding="0.097cm" fo:border-left="0.2pt solid #000000" fo:border-right="none" fo:border-top="none" fo:border-bottom="0.2pt solid #000000"/>
    </style:style>
    <style:style style:name="Table21.D9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0" style:family="table-cell">
      <style:table-cell-properties fo:padding="0.097cm" fo:border-left="0.2pt solid #000000" fo:border-right="none" fo:border-top="none" fo:border-bottom="0.2pt solid #000000"/>
    </style:style>
    <style:style style:name="Table21.B10" style:family="table-cell">
      <style:table-cell-properties fo:padding="0.097cm" fo:border-left="0.2pt solid #000000" fo:border-right="none" fo:border-top="none" fo:border-bottom="0.2pt solid #000000"/>
    </style:style>
    <style:style style:name="Table21.C10" style:family="table-cell">
      <style:table-cell-properties fo:padding="0.097cm" fo:border-left="0.2pt solid #000000" fo:border-right="none" fo:border-top="none" fo:border-bottom="0.2pt solid #000000"/>
    </style:style>
    <style:style style:name="Table21.D10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1" style:family="table-cell">
      <style:table-cell-properties fo:padding="0.097cm" fo:border-left="0.2pt solid #000000" fo:border-right="none" fo:border-top="none" fo:border-bottom="0.2pt solid #000000"/>
    </style:style>
    <style:style style:name="Table21.B11" style:family="table-cell">
      <style:table-cell-properties fo:padding="0.097cm" fo:border-left="0.2pt solid #000000" fo:border-right="none" fo:border-top="none" fo:border-bottom="0.2pt solid #000000"/>
    </style:style>
    <style:style style:name="Table21.C11" style:family="table-cell">
      <style:table-cell-properties fo:padding="0.097cm" fo:border-left="0.2pt solid #000000" fo:border-right="none" fo:border-top="none" fo:border-bottom="0.2pt solid #000000"/>
    </style:style>
    <style:style style:name="Table21.D11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2" style:family="table-cell">
      <style:table-cell-properties fo:padding="0.097cm" fo:border-left="0.2pt solid #000000" fo:border-right="none" fo:border-top="none" fo:border-bottom="0.2pt solid #000000"/>
    </style:style>
    <style:style style:name="Table21.B12" style:family="table-cell">
      <style:table-cell-properties fo:padding="0.097cm" fo:border-left="0.2pt solid #000000" fo:border-right="none" fo:border-top="none" fo:border-bottom="0.2pt solid #000000"/>
    </style:style>
    <style:style style:name="Table21.C12" style:family="table-cell">
      <style:table-cell-properties fo:padding="0.097cm" fo:border-left="0.2pt solid #000000" fo:border-right="none" fo:border-top="none" fo:border-bottom="0.2pt solid #000000"/>
    </style:style>
    <style:style style:name="Table21.D12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3" style:family="table-cell">
      <style:table-cell-properties fo:padding="0.097cm" fo:border-left="0.2pt solid #000000" fo:border-right="none" fo:border-top="none" fo:border-bottom="0.2pt solid #000000"/>
    </style:style>
    <style:style style:name="Table21.B13" style:family="table-cell">
      <style:table-cell-properties fo:padding="0.097cm" fo:border-left="0.2pt solid #000000" fo:border-right="none" fo:border-top="none" fo:border-bottom="0.2pt solid #000000"/>
    </style:style>
    <style:style style:name="Table21.C13" style:family="table-cell">
      <style:table-cell-properties fo:padding="0.097cm" fo:border-left="0.2pt solid #000000" fo:border-right="none" fo:border-top="none" fo:border-bottom="0.2pt solid #000000"/>
    </style:style>
    <style:style style:name="Table21.D13" style:family="table-cell">
      <style:table-cell-properties fo:padding="0.097cm" fo:border-left="0.2pt solid #000000" fo:border-right="0.2pt solid #000000" fo:border-top="none" fo:border-bottom="0.2pt solid #000000"/>
    </style:style>
    <style:style style:name="Table22" style:family="table">
      <style:table-properties style:width="16.468cm" table:align="left" style:writing-mode="lr-tb"/>
    </style:style>
    <style:style style:name="Table22.A" style:family="table-column">
      <style:table-column-properties style:column-width="8.717cm"/>
    </style:style>
    <style:style style:name="Table22.B" style:family="table-column">
      <style:table-column-properties style:column-width="2.531cm"/>
    </style:style>
    <style:style style:name="Table22.C" style:family="table-column">
      <style:table-column-properties style:column-width="2.611cm"/>
    </style:style>
    <style:style style:name="Table22.D" style:family="table-column">
      <style:table-column-properties style:column-width="2.609cm"/>
    </style:style>
    <style:style style:name="Table22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097cm" fo:border="0.2pt solid #000000">
        <style:background-image/>
      </style:table-cell-properties>
    </style:style>
    <style:style style:name="Table22.A2" style:family="table-cell">
      <style:table-cell-properties fo:padding="0.097cm" fo:border-left="0.2pt solid #000000" fo:border-right="none" fo:border-top="none" fo:border-bottom="0.2pt solid #000000"/>
    </style:style>
    <style:style style:name="Table22.B2" style:family="table-cell">
      <style:table-cell-properties fo:padding="0.097cm" fo:border-left="0.2pt solid #000000" fo:border-right="none" fo:border-top="none" fo:border-bottom="0.2pt solid #000000"/>
    </style:style>
    <style:style style:name="Table22.C2" style:family="table-cell">
      <style:table-cell-properties fo:padding="0.097cm" fo:border-left="0.2pt solid #000000" fo:border-right="none" fo:border-top="none" fo:border-bottom="0.2pt solid #000000"/>
    </style:style>
    <style:style style:name="Table22.D2" style:family="table-cell">
      <style:table-cell-properties fo:padding="0.097cm" fo:border-left="0.2pt solid #000000" fo:border-right="0.2pt solid #000000" fo:border-top="none" fo:border-bottom="0.2pt solid #000000"/>
    </style:style>
    <style:style style:name="Table22.A3" style:family="table-cell">
      <style:table-cell-properties fo:padding="0.097cm" fo:border-left="0.2pt solid #000000" fo:border-right="none" fo:border-top="none" fo:border-bottom="0.2pt solid #000000"/>
    </style:style>
    <style:style style:name="Table22.B3" style:family="table-cell">
      <style:table-cell-properties fo:padding="0.097cm" fo:border-left="0.2pt solid #000000" fo:border-right="none" fo:border-top="none" fo:border-bottom="0.2pt solid #000000"/>
    </style:style>
    <style:style style:name="Table22.C3" style:family="table-cell">
      <style:table-cell-properties fo:padding="0.097cm" fo:border-left="0.2pt solid #000000" fo:border-right="none" fo:border-top="none" fo:border-bottom="0.2pt solid #000000"/>
    </style:style>
    <style:style style:name="Table22.D3" style:family="table-cell">
      <style:table-cell-properties fo:padding="0.097cm" fo:border-left="0.2pt solid #000000" fo:border-right="0.2pt solid #000000" fo:border-top="none" fo:border-bottom="0.2pt solid #000000"/>
    </style:style>
    <style:style style:name="Table22.A4" style:family="table-cell">
      <style:table-cell-properties fo:padding="0.097cm" fo:border-left="0.2pt solid #000000" fo:border-right="none" fo:border-top="none" fo:border-bottom="0.2pt solid #000000"/>
    </style:style>
    <style:style style:name="Table22.B4" style:family="table-cell">
      <style:table-cell-properties fo:padding="0.097cm" fo:border-left="0.2pt solid #000000" fo:border-right="none" fo:border-top="none" fo:border-bottom="0.2pt solid #000000"/>
    </style:style>
    <style:style style:name="Table22.C4" style:family="table-cell">
      <style:table-cell-properties fo:padding="0.097cm" fo:border-left="0.2pt solid #000000" fo:border-right="none" fo:border-top="none" fo:border-bottom="0.2pt solid #000000"/>
    </style:style>
    <style:style style:name="Table22.D4" style:family="table-cell">
      <style:table-cell-properties fo:padding="0.097cm" fo:border-left="0.2pt solid #000000" fo:border-right="0.2pt solid #000000" fo:border-top="none" fo:border-bottom="0.2pt solid #000000"/>
    </style:style>
    <style:style style:name="Table22.A5" style:family="table-cell">
      <style:table-cell-properties fo:padding="0.097cm" fo:border-left="0.2pt solid #000000" fo:border-right="none" fo:border-top="none" fo:border-bottom="0.2pt solid #000000"/>
    </style:style>
    <style:style style:name="Table22.B5" style:family="table-cell">
      <style:table-cell-properties fo:padding="0.097cm" fo:border-left="0.2pt solid #000000" fo:border-right="none" fo:border-top="none" fo:border-bottom="0.2pt solid #000000"/>
    </style:style>
    <style:style style:name="Table22.C5" style:family="table-cell">
      <style:table-cell-properties fo:padding="0.097cm" fo:border-left="0.2pt solid #000000" fo:border-right="none" fo:border-top="none" fo:border-bottom="0.2pt solid #000000"/>
    </style:style>
    <style:style style:name="Table22.D5" style:family="table-cell">
      <style:table-cell-properties fo:padding="0.097cm" fo:border-left="0.2pt solid #000000" fo:border-right="0.2pt solid #000000" fo:border-top="none" fo:border-bottom="0.2pt solid #000000"/>
    </style:style>
    <style:style style:name="Table23" style:family="table">
      <style:table-properties style:width="16.468cm" table:align="left" style:writing-mode="lr-tb"/>
    </style:style>
    <style:style style:name="Table23.A" style:family="table-column">
      <style:table-column-properties style:column-width="8.717cm"/>
    </style:style>
    <style:style style:name="Table23.B" style:family="table-column">
      <style:table-column-properties style:column-width="2.531cm"/>
    </style:style>
    <style:style style:name="Table23.C" style:family="table-column">
      <style:table-column-properties style:column-width="2.611cm"/>
    </style:style>
    <style:style style:name="Table23.D" style:family="table-column">
      <style:table-column-properties style:column-width="2.609cm"/>
    </style:style>
    <style:style style:name="Table23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097cm" fo:border="0.2pt solid #000000">
        <style:background-image/>
      </style:table-cell-properties>
    </style:style>
    <style:style style:name="Table23.A2" style:family="table-cell">
      <style:table-cell-properties fo:padding="0.097cm" fo:border-left="0.2pt solid #000000" fo:border-right="none" fo:border-top="none" fo:border-bottom="0.2pt solid #000000"/>
    </style:style>
    <style:style style:name="Table23.B2" style:family="table-cell">
      <style:table-cell-properties fo:padding="0.097cm" fo:border-left="0.2pt solid #000000" fo:border-right="none" fo:border-top="none" fo:border-bottom="0.2pt solid #000000"/>
    </style:style>
    <style:style style:name="Table23.C2" style:family="table-cell">
      <style:table-cell-properties fo:padding="0.097cm" fo:border-left="0.2pt solid #000000" fo:border-right="none" fo:border-top="none" fo:border-bottom="0.2pt solid #000000"/>
    </style:style>
    <style:style style:name="Table23.D2" style:family="table-cell">
      <style:table-cell-properties fo:padding="0.097cm" fo:border-left="0.2pt solid #000000" fo:border-right="0.2pt solid #000000" fo:border-top="none" fo:border-bottom="0.2pt solid #000000"/>
    </style:style>
    <style:style style:name="Table23.A3" style:family="table-cell">
      <style:table-cell-properties fo:padding="0.097cm" fo:border-left="0.2pt solid #000000" fo:border-right="none" fo:border-top="none" fo:border-bottom="0.2pt solid #000000"/>
    </style:style>
    <style:style style:name="Table23.B3" style:family="table-cell">
      <style:table-cell-properties fo:padding="0.097cm" fo:border-left="0.2pt solid #000000" fo:border-right="none" fo:border-top="none" fo:border-bottom="0.2pt solid #000000"/>
    </style:style>
    <style:style style:name="Table23.C3" style:family="table-cell">
      <style:table-cell-properties fo:padding="0.097cm" fo:border-left="0.2pt solid #000000" fo:border-right="none" fo:border-top="none" fo:border-bottom="0.2pt solid #000000"/>
    </style:style>
    <style:style style:name="Table23.D3" style:family="table-cell">
      <style:table-cell-properties fo:padding="0.097cm" fo:border-left="0.2pt solid #000000" fo:border-right="0.2pt solid #000000" fo:border-top="none" fo:border-bottom="0.2pt solid #000000"/>
    </style:style>
    <style:style style:name="Table23.A4" style:family="table-cell">
      <style:table-cell-properties fo:padding="0.097cm" fo:border-left="0.2pt solid #000000" fo:border-right="none" fo:border-top="none" fo:border-bottom="0.2pt solid #000000"/>
    </style:style>
    <style:style style:name="Table23.B4" style:family="table-cell">
      <style:table-cell-properties fo:padding="0.097cm" fo:border-left="0.2pt solid #000000" fo:border-right="none" fo:border-top="none" fo:border-bottom="0.2pt solid #000000"/>
    </style:style>
    <style:style style:name="Table23.C4" style:family="table-cell">
      <style:table-cell-properties fo:padding="0.097cm" fo:border-left="0.2pt solid #000000" fo:border-right="none" fo:border-top="none" fo:border-bottom="0.2pt solid #000000"/>
    </style:style>
    <style:style style:name="Table23.D4" style:family="table-cell">
      <style:table-cell-properties fo:padding="0.097cm" fo:border-left="0.2pt solid #000000" fo:border-right="0.2pt solid #000000" fo:border-top="none" fo:border-bottom="0.2pt solid #000000"/>
    </style:style>
    <style:style style:name="Table23.A5" style:family="table-cell">
      <style:table-cell-properties fo:padding="0.097cm" fo:border-left="0.2pt solid #000000" fo:border-right="none" fo:border-top="none" fo:border-bottom="0.2pt solid #000000"/>
    </style:style>
    <style:style style:name="Table23.B5" style:family="table-cell">
      <style:table-cell-properties fo:padding="0.097cm" fo:border-left="0.2pt solid #000000" fo:border-right="none" fo:border-top="none" fo:border-bottom="0.2pt solid #000000"/>
    </style:style>
    <style:style style:name="Table23.C5" style:family="table-cell">
      <style:table-cell-properties fo:padding="0.097cm" fo:border-left="0.2pt solid #000000" fo:border-right="none" fo:border-top="none" fo:border-bottom="0.2pt solid #000000"/>
    </style:style>
    <style:style style:name="Table23.D5" style:family="table-cell">
      <style:table-cell-properties fo:padding="0.097cm" fo:border-left="0.2pt solid #000000" fo:border-right="0.2pt solid #000000" fo:border-top="none" fo:border-bottom="0.2pt solid #000000"/>
    </style:style>
    <style:style style:name="Table24" style:family="table">
      <style:table-properties style:width="16.468cm" table:align="left" style:writing-mode="lr-tb"/>
    </style:style>
    <style:style style:name="Table24.A" style:family="table-column">
      <style:table-column-properties style:column-width="8.717cm"/>
    </style:style>
    <style:style style:name="Table24.B" style:family="table-column">
      <style:table-column-properties style:column-width="2.531cm"/>
    </style:style>
    <style:style style:name="Table24.C" style:family="table-column">
      <style:table-column-properties style:column-width="2.611cm"/>
    </style:style>
    <style:style style:name="Table24.D" style:family="table-column">
      <style:table-column-properties style:column-width="2.609cm"/>
    </style:style>
    <style:style style:name="Table2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097cm" fo:border="0.2pt solid #000000">
        <style:background-image/>
      </style:table-cell-properties>
    </style:style>
    <style:style style:name="Table24.A2" style:family="table-cell">
      <style:table-cell-properties fo:padding="0.097cm" fo:border-left="0.2pt solid #000000" fo:border-right="none" fo:border-top="none" fo:border-bottom="0.2pt solid #000000"/>
    </style:style>
    <style:style style:name="Table24.B2" style:family="table-cell">
      <style:table-cell-properties fo:padding="0.097cm" fo:border-left="0.2pt solid #000000" fo:border-right="none" fo:border-top="none" fo:border-bottom="0.2pt solid #000000"/>
    </style:style>
    <style:style style:name="Table24.C2" style:family="table-cell">
      <style:table-cell-properties fo:padding="0.097cm" fo:border-left="0.2pt solid #000000" fo:border-right="none" fo:border-top="none" fo:border-bottom="0.2pt solid #000000"/>
    </style:style>
    <style:style style:name="Table24.D2" style:family="table-cell">
      <style:table-cell-properties fo:padding="0.097cm" fo:border-left="0.2pt solid #000000" fo:border-right="0.2pt solid #000000" fo:border-top="none" fo:border-bottom="0.2pt solid #000000"/>
    </style:style>
    <style:style style:name="Table24.A3" style:family="table-cell">
      <style:table-cell-properties fo:padding="0.097cm" fo:border-left="0.2pt solid #000000" fo:border-right="none" fo:border-top="none" fo:border-bottom="0.2pt solid #000000"/>
    </style:style>
    <style:style style:name="Table24.B3" style:family="table-cell">
      <style:table-cell-properties fo:padding="0.097cm" fo:border-left="0.2pt solid #000000" fo:border-right="none" fo:border-top="none" fo:border-bottom="0.2pt solid #000000"/>
    </style:style>
    <style:style style:name="Table24.C3" style:family="table-cell">
      <style:table-cell-properties fo:padding="0.097cm" fo:border-left="0.2pt solid #000000" fo:border-right="none" fo:border-top="none" fo:border-bottom="0.2pt solid #000000"/>
    </style:style>
    <style:style style:name="Table24.D3" style:family="table-cell">
      <style:table-cell-properties fo:padding="0.097cm" fo:border-left="0.2pt solid #000000" fo:border-right="0.2pt solid #000000" fo:border-top="none" fo:border-bottom="0.2pt solid #000000"/>
    </style:style>
    <style:style style:name="Table25" style:family="table">
      <style:table-properties style:width="17.011cm" fo:margin-left="0cm" table:align="left" style:writing-mode="lr-tb"/>
    </style:style>
    <style:style style:name="Table25.A" style:family="table-column">
      <style:table-column-properties style:column-width="1.91cm"/>
    </style:style>
    <style:style style:name="Table25.B" style:family="table-column">
      <style:table-column-properties style:column-width="15.101cm"/>
    </style:style>
    <style:style style:name="Table25.A1" style:family="table-cell">
      <style:table-cell-properties fo:background-color="#99ccff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5e563d"/>
    </style:style>
    <style:style style:name="P62" style:family="paragraph" style:parent-style-name="Standard">
      <style:text-properties officeooo:paragraph-rsid="026a295d"/>
    </style:style>
    <style:style style:name="P63" style:family="paragraph" style:parent-style-name="Standard">
      <style:text-properties officeooo:paragraph-rsid="02330e07"/>
    </style:style>
    <style:style style:name="P64" style:family="paragraph" style:parent-style-name="Standard">
      <style:text-properties officeooo:paragraph-rsid="00f8c06d"/>
    </style:style>
    <style:style style:name="P65" style:family="paragraph" style:parent-style-name="Standard">
      <style:text-properties officeooo:paragraph-rsid="0102e2f5"/>
    </style:style>
    <style:style style:name="P66" style:family="paragraph" style:parent-style-name="Standard">
      <style:text-properties officeooo:paragraph-rsid="027ee962"/>
    </style:style>
    <style:style style:name="P67" style:family="paragraph" style:parent-style-name="Standard">
      <style:text-properties officeooo:paragraph-rsid="0284b44a"/>
    </style:style>
    <style:style style:name="P68" style:family="paragraph" style:parent-style-name="Standard">
      <style:paragraph-properties fo:text-align="center" style:justify-single-word="false"/>
      <style:text-properties officeooo:paragraph-rsid="00cea9da"/>
    </style:style>
    <style:style style:name="P69" style:family="paragraph" style:parent-style-name="Standard">
      <style:paragraph-properties fo:text-align="center" style:justify-single-word="false"/>
      <style:text-properties officeooo:paragraph-rsid="029038e9"/>
    </style:style>
    <style:style style:name="P70" style:family="paragraph" style:parent-style-name="Standard">
      <style:paragraph-properties fo:text-align="center" style:justify-single-word="false"/>
      <style:text-properties officeooo:paragraph-rsid="02923ca2"/>
    </style:style>
    <style:style style:name="P71" style:family="paragraph" style:parent-style-name="Standard">
      <style:text-properties officeooo:paragraph-rsid="029038e9"/>
    </style:style>
    <style:style style:name="P72" style:family="paragraph" style:parent-style-name="Standard">
      <style:text-properties officeooo:paragraph-rsid="02923ca2"/>
    </style:style>
    <style:style style:name="P73" style:family="paragraph" style:parent-style-name="Standard">
      <style:text-properties officeooo:paragraph-rsid="0296376d"/>
    </style:style>
    <style:style style:name="P74" style:family="paragraph" style:parent-style-name="Standard">
      <style:text-properties officeooo:paragraph-rsid="0298013e"/>
    </style:style>
    <style:style style:name="P75" style:family="paragraph" style:parent-style-name="Standard">
      <style:text-properties officeooo:paragraph-rsid="029bf8e5"/>
    </style:style>
    <style:style style:name="P76" style:family="paragraph" style:parent-style-name="Standard">
      <style:text-properties officeooo:paragraph-rsid="029eb34e"/>
    </style:style>
    <style:style style:name="P77" style:family="paragraph" style:parent-style-name="Standard">
      <style:text-properties officeooo:paragraph-rsid="02a06842"/>
    </style:style>
    <style:style style:name="P78" style:family="paragraph" style:parent-style-name="Standard">
      <style:text-properties officeooo:paragraph-rsid="02a3c447"/>
    </style:style>
    <style:style style:name="P79" style:family="paragraph" style:parent-style-name="Standard">
      <style:text-properties officeooo:paragraph-rsid="02a75d63"/>
    </style:style>
    <style:style style:name="P80" style:family="paragraph" style:parent-style-name="Standard">
      <style:text-properties officeooo:paragraph-rsid="02ab6740"/>
    </style:style>
    <style:style style:name="P81" style:family="paragraph" style:parent-style-name="Standard">
      <style:text-properties officeooo:paragraph-rsid="02ac1d7e"/>
    </style:style>
    <style:style style:name="P82" style:family="paragraph" style:parent-style-name="Standard">
      <style:text-properties officeooo:paragraph-rsid="02b15c6f"/>
    </style:style>
    <style:style style:name="P83" style:family="paragraph" style:parent-style-name="Standard">
      <style:text-properties officeooo:paragraph-rsid="02b2bb6d"/>
    </style:style>
    <style:style style:name="P84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9" style:family="paragraph" style:parent-style-name="Standard">
      <style:text-properties officeooo:rsid="02c8c325" officeooo:paragraph-rsid="02c8c325"/>
    </style:style>
    <style:style style:name="P90" style:family="paragraph" style:parent-style-name="Standard">
      <style:text-properties officeooo:rsid="02c8c325" officeooo:paragraph-rsid="02f2dffc"/>
    </style:style>
    <style:style style:name="P91" style:family="paragraph" style:parent-style-name="Standard">
      <style:text-properties officeooo:paragraph-rsid="028f3d89"/>
    </style:style>
    <style:style style:name="P92" style:family="paragraph" style:parent-style-name="Standard">
      <style:text-properties officeooo:paragraph-rsid="02cca809"/>
    </style:style>
    <style:style style:name="P93" style:family="paragraph" style:parent-style-name="Standard">
      <style:text-properties officeooo:paragraph-rsid="02cf002a"/>
    </style:style>
    <style:style style:name="P94" style:family="paragraph" style:parent-style-name="Standard">
      <style:text-properties officeooo:rsid="02d08900" officeooo:paragraph-rsid="02d08900"/>
    </style:style>
    <style:style style:name="P95" style:family="paragraph" style:parent-style-name="Standard">
      <style:text-properties officeooo:rsid="02d3a80f" officeooo:paragraph-rsid="02d3a80f"/>
    </style:style>
    <style:style style:name="P96" style:family="paragraph" style:parent-style-name="Standard">
      <style:text-properties officeooo:rsid="02d3a80f" officeooo:paragraph-rsid="02f2dffc"/>
    </style:style>
    <style:style style:name="P97" style:family="paragraph" style:parent-style-name="Standard">
      <style:text-properties officeooo:paragraph-rsid="02a4f36b"/>
    </style:style>
    <style:style style:name="P98" style:family="paragraph" style:parent-style-name="Standard">
      <style:text-properties officeooo:paragraph-rsid="02d3a80f"/>
    </style:style>
    <style:style style:name="P99" style:family="paragraph" style:parent-style-name="Standard">
      <style:text-properties officeooo:paragraph-rsid="02e5fd15"/>
    </style:style>
    <style:style style:name="P100" style:family="paragraph" style:parent-style-name="Standard">
      <style:text-properties officeooo:paragraph-rsid="02e75fbe"/>
    </style:style>
    <style:style style:name="P101" style:family="paragraph" style:parent-style-name="Standard">
      <style:text-properties officeooo:paragraph-rsid="02f2dffc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5" style:family="paragraph" style:parent-style-name="Standard">
      <style:text-properties officeooo:rsid="02fa14a9" officeooo:paragraph-rsid="02fa14a9"/>
    </style:style>
    <style:style style:name="P106" style:family="paragraph" style:parent-style-name="Standard">
      <style:text-properties officeooo:rsid="02fbc2b9" officeooo:paragraph-rsid="02fbc2b9"/>
    </style:style>
    <style:style style:name="P107" style:family="paragraph" style:parent-style-name="Standard">
      <style:text-properties officeooo:rsid="02ff8eef" officeooo:paragraph-rsid="02ff8eef"/>
    </style:style>
    <style:style style:name="P108" style:family="paragraph" style:parent-style-name="Standard">
      <style:text-properties officeooo:rsid="0300a413" officeooo:paragraph-rsid="0300a413"/>
    </style:style>
    <style:style style:name="P109" style:family="paragraph" style:parent-style-name="Standard">
      <style:text-properties officeooo:paragraph-rsid="030240b1"/>
    </style:style>
    <style:style style:name="P110" style:family="paragraph" style:parent-style-name="Standard">
      <style:text-properties officeooo:rsid="030240b1" officeooo:paragraph-rsid="030240b1"/>
    </style:style>
    <style:style style:name="P111" style:family="paragraph" style:parent-style-name="Standard">
      <style:text-properties officeooo:rsid="0305b88a" officeooo:paragraph-rsid="0305b88a"/>
    </style:style>
    <style:style style:name="P112" style:family="paragraph" style:parent-style-name="Standard">
      <style:text-properties officeooo:rsid="030717fe" officeooo:paragraph-rsid="030717fe"/>
    </style:style>
    <style:style style:name="P113" style:family="paragraph" style:parent-style-name="Standard">
      <style:text-properties officeooo:paragraph-rsid="0307c6b3"/>
    </style:style>
    <style:style style:name="P114" style:family="paragraph" style:parent-style-name="Standard">
      <style:text-properties officeooo:rsid="0307c6b3" officeooo:paragraph-rsid="0307c6b3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officeooo:rsid="03751a09" officeooo:paragraph-rsid="03751a09"/>
    </style:style>
    <style:style style:name="P120" style:family="paragraph" style:parent-style-name="Table_20_Sub-Heading">
      <style:paragraph-properties fo:background-color="transparent">
        <style:background-image/>
      </style:paragraph-properties>
    </style:style>
    <style:style style:name="P121" style:family="paragraph" style:parent-style-name="Table_20_Heading">
      <style:paragraph-properties fo:background-color="transparent">
        <style:background-image/>
      </style:paragraph-properties>
    </style:style>
    <style:style style:name="P122" style:family="paragraph" style:parent-style-name="Table_20_Contents">
      <style:text-properties officeooo:paragraph-rsid="00308c4d"/>
    </style:style>
    <style:style style:name="P123" style:family="paragraph" style:parent-style-name="Table_20_Contents">
      <style:text-properties officeooo:paragraph-rsid="0069b087"/>
    </style:style>
    <style:style style:name="P124" style:family="paragraph" style:parent-style-name="Table_20_Contents">
      <style:text-properties style:font-name-complex="Helvetica2"/>
    </style:style>
    <style:style style:name="P125" style:family="paragraph" style:parent-style-name="Table_20_Contents">
      <style:text-properties officeooo:rsid="006d3757" officeooo:paragraph-rsid="006d3757" style:font-name-complex="Helvetica2"/>
    </style:style>
    <style:style style:name="P126" style:family="paragraph" style:parent-style-name="Table_20_Contents">
      <style:text-properties officeooo:rsid="006d3757" officeooo:paragraph-rsid="027ee962" style:font-name-complex="Helvetica2"/>
    </style:style>
    <style:style style:name="P127" style:family="paragraph" style:parent-style-name="Table_20_Contents">
      <style:text-properties officeooo:rsid="006d3757" officeooo:paragraph-rsid="02f2dffc" style:font-name-complex="Helvetica2"/>
    </style:style>
    <style:style style:name="P128" style:family="paragraph" style:parent-style-name="Table_20_Contents">
      <style:text-properties officeooo:rsid="00ccb67e" officeooo:paragraph-rsid="00ccb67e" style:font-name-complex="Helvetica2"/>
    </style:style>
    <style:style style:name="P129" style:family="paragraph" style:parent-style-name="Table_20_Contents">
      <style:text-properties officeooo:rsid="00ccb67e" officeooo:paragraph-rsid="027ee962" style:font-name-complex="Helvetica2"/>
    </style:style>
    <style:style style:name="P130" style:family="paragraph" style:parent-style-name="Table_20_Contents">
      <style:text-properties officeooo:rsid="00ccb67e" officeooo:paragraph-rsid="02f2dffc" style:font-name-complex="Helvetica2"/>
    </style:style>
    <style:style style:name="P131" style:family="paragraph" style:parent-style-name="Table_20_Contents">
      <style:text-properties officeooo:rsid="00e9f76b" officeooo:paragraph-rsid="027bef2b" style:font-name-complex="Helvetica2"/>
    </style:style>
    <style:style style:name="P132" style:family="paragraph" style:parent-style-name="Table_20_Contents">
      <style:text-properties officeooo:rsid="00e9f76b" officeooo:paragraph-rsid="027cd1db" style:font-name-complex="Helvetica2"/>
    </style:style>
    <style:style style:name="P133" style:family="paragraph" style:parent-style-name="Table_20_Contents">
      <style:text-properties officeooo:rsid="00e9f76b" officeooo:paragraph-rsid="027ee962" style:font-name-complex="Helvetica2"/>
    </style:style>
    <style:style style:name="P134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7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8" style:family="paragraph" style:parent-style-name="Table_20_Contents">
      <style:text-properties officeooo:rsid="00e9f76b" officeooo:paragraph-rsid="02f2dffc" style:font-name-complex="Helvetica2"/>
    </style:style>
    <style:style style:name="P139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2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3" style:family="paragraph" style:parent-style-name="Table_20_Contents">
      <style:text-properties officeooo:rsid="022b6353" officeooo:paragraph-rsid="027bef2b" style:font-name-complex="Helvetica2"/>
    </style:style>
    <style:style style:name="P144" style:family="paragraph" style:parent-style-name="Table_20_Contents">
      <style:text-properties officeooo:rsid="022b6353" officeooo:paragraph-rsid="027ee962" style:font-name-complex="Helvetica2"/>
    </style:style>
    <style:style style:name="P145" style:family="paragraph" style:parent-style-name="Table_20_Contents">
      <style:text-properties officeooo:rsid="022b6353" officeooo:paragraph-rsid="02f2dffc" style:font-name-complex="Helvetica2"/>
    </style:style>
    <style:style style:name="P146" style:family="paragraph" style:parent-style-name="Table_20_Contents">
      <style:text-properties officeooo:rsid="00f0b28b" officeooo:paragraph-rsid="027bef2b" style:font-name-complex="Helvetica2"/>
    </style:style>
    <style:style style:name="P147" style:family="paragraph" style:parent-style-name="Table_20_Contents">
      <style:text-properties officeooo:rsid="00f0b28b" officeooo:paragraph-rsid="027ee962" style:font-name-complex="Helvetica2"/>
    </style:style>
    <style:style style:name="P148" style:family="paragraph" style:parent-style-name="Table_20_Contents">
      <style:text-properties officeooo:rsid="00f0b28b" officeooo:paragraph-rsid="02f2dffc" style:font-name-complex="Helvetica2"/>
    </style:style>
    <style:style style:name="P149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50" style:family="paragraph" style:parent-style-name="Table_20_Contents">
      <style:text-properties officeooo:rsid="01021ce7" officeooo:paragraph-rsid="027bef2b" style:font-name-complex="Helvetica2"/>
    </style:style>
    <style:style style:name="P151" style:family="paragraph" style:parent-style-name="Table_20_Contents">
      <style:text-properties officeooo:rsid="01021ce7" officeooo:paragraph-rsid="027cd1db" style:font-name-complex="Helvetica2"/>
    </style:style>
    <style:style style:name="P152" style:family="paragraph" style:parent-style-name="Table_20_Contents">
      <style:text-properties officeooo:rsid="01021ce7" officeooo:paragraph-rsid="027ee962" style:font-name-complex="Helvetica2"/>
    </style:style>
    <style:style style:name="P153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5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6" style:family="paragraph" style:parent-style-name="Table_20_Contents">
      <style:text-properties officeooo:rsid="01021ce7" officeooo:paragraph-rsid="02f2dffc" style:font-name-complex="Helvetica2"/>
    </style:style>
    <style:style style:name="P157" style:family="paragraph" style:parent-style-name="Table_20_Contents">
      <style:text-properties officeooo:rsid="022d552b" officeooo:paragraph-rsid="027bef2b" style:font-name-complex="Helvetica2"/>
    </style:style>
    <style:style style:name="P158" style:family="paragraph" style:parent-style-name="Table_20_Contents">
      <style:text-properties officeooo:rsid="022d552b" officeooo:paragraph-rsid="027cd1db" style:font-name-complex="Helvetica2"/>
    </style:style>
    <style:style style:name="P159" style:family="paragraph" style:parent-style-name="Table_20_Contents">
      <style:text-properties officeooo:rsid="022d552b" officeooo:paragraph-rsid="027ee962" style:font-name-complex="Helvetica2"/>
    </style:style>
    <style:style style:name="P160" style:family="paragraph" style:parent-style-name="Table_20_Contents">
      <style:text-properties officeooo:rsid="022d552b" officeooo:paragraph-rsid="02f2dffc" style:font-name-complex="Helvetica2"/>
    </style:style>
    <style:style style:name="P161" style:family="paragraph" style:parent-style-name="Table_20_Contents">
      <style:text-properties officeooo:rsid="01cf7ef5" officeooo:paragraph-rsid="027bef2b" style:font-name-complex="Helvetica2"/>
    </style:style>
    <style:style style:name="P162" style:family="paragraph" style:parent-style-name="Table_20_Contents">
      <style:text-properties officeooo:rsid="01cf7ef5" officeooo:paragraph-rsid="027cd1db" style:font-name-complex="Helvetica2"/>
    </style:style>
    <style:style style:name="P163" style:family="paragraph" style:parent-style-name="Table_20_Contents">
      <style:text-properties officeooo:rsid="01cf7ef5" officeooo:paragraph-rsid="027ee962" style:font-name-complex="Helvetica2"/>
    </style:style>
    <style:style style:name="P164" style:family="paragraph" style:parent-style-name="Table_20_Contents">
      <style:text-properties officeooo:rsid="01cf7ef5" officeooo:paragraph-rsid="02f2dffc" style:font-name-complex="Helvetica2"/>
    </style:style>
    <style:style style:name="P165" style:family="paragraph" style:parent-style-name="Table_20_Contents">
      <style:text-properties officeooo:rsid="00fcb968" officeooo:paragraph-rsid="027cd1db" style:font-name-complex="Helvetica2"/>
    </style:style>
    <style:style style:name="P166" style:family="paragraph" style:parent-style-name="Table_20_Contents">
      <style:text-properties officeooo:rsid="00fcb968" officeooo:paragraph-rsid="027ee962" style:font-name-complex="Helvetica2"/>
    </style:style>
    <style:style style:name="P167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69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70" style:family="paragraph" style:parent-style-name="Table_20_Contents">
      <style:text-properties officeooo:rsid="00fcb968" officeooo:paragraph-rsid="02f2dffc" style:font-name-complex="Helvetica2"/>
    </style:style>
    <style:style style:name="P171" style:family="paragraph" style:parent-style-name="Table_20_Contents">
      <style:text-properties officeooo:rsid="01182c16" officeooo:paragraph-rsid="027cd1db" style:font-name-complex="Helvetica2"/>
    </style:style>
    <style:style style:name="P172" style:family="paragraph" style:parent-style-name="Table_20_Contents">
      <style:text-properties officeooo:rsid="01182c16" officeooo:paragraph-rsid="027ee962" style:font-name-complex="Helvetica2"/>
    </style:style>
    <style:style style:name="P173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5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6" style:family="paragraph" style:parent-style-name="Table_20_Contents">
      <style:text-properties officeooo:rsid="01182c16" officeooo:paragraph-rsid="02f2dffc" style:font-name-complex="Helvetica2"/>
    </style:style>
    <style:style style:name="P177" style:family="paragraph" style:parent-style-name="Table_20_Contents">
      <style:text-properties officeooo:paragraph-rsid="027ee962" style:font-name-complex="Helvetica2"/>
    </style:style>
    <style:style style:name="P178" style:family="paragraph" style:parent-style-name="Table_20_Contents">
      <style:text-properties officeooo:rsid="02b5ee42" officeooo:paragraph-rsid="02b5ee42" style:font-name-complex="Helvetica2"/>
    </style:style>
    <style:style style:name="P179" style:family="paragraph" style:parent-style-name="Table_20_Contents">
      <style:text-properties officeooo:rsid="02e453e5" officeooo:paragraph-rsid="02e453e5" style:font-name-complex="Helvetica2"/>
    </style:style>
    <style:style style:name="P180" style:family="paragraph" style:parent-style-name="Table_20_Contents">
      <style:text-properties officeooo:rsid="02e453e5" officeooo:paragraph-rsid="02f2dffc" style:font-name-complex="Helvetica2"/>
    </style:style>
    <style:style style:name="P181" style:family="paragraph" style:parent-style-name="Table_20_Contents">
      <style:text-properties officeooo:paragraph-rsid="02f2dffc" style:font-name-complex="Helvetica2"/>
    </style:style>
    <style:style style:name="P182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3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7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3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color="#000000" fo:font-weight="bold" officeooo:rsid="0088537c" officeooo:paragraph-rsid="025e563d" style:font-name-asian="Times" style:font-weight-asian="bold" style:font-name-complex="Times New Roman1" style:font-weight-complex="bold"/>
    </style:style>
    <style:style style:name="P215" style:family="paragraph" style:parent-style-name="Table_20_Contents">
      <style:text-properties fo:color="#ff0000" fo:font-weight="bold" officeooo:rsid="009a806a" officeooo:paragraph-rsid="025e563d" style:font-name-asian="Times" style:font-weight-asian="bold" style:font-name-complex="Times New Roman1" style:font-weight-complex="bold"/>
    </style:style>
    <style:style style:name="P216" style:family="paragraph" style:parent-style-name="Table_20_Contents">
      <style:text-properties fo:color="#ff0000" fo:font-weight="bold" officeooo:rsid="01e01719" officeooo:paragraph-rsid="025e563d" style:font-name-asian="Times" style:font-weight-asian="bold" style:font-name-complex="Times New Roman1" style:font-weight-complex="bold"/>
    </style:style>
    <style:style style:name="P217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03bde10"/>
    </style:style>
    <style:style style:name="P218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25e563d"/>
    </style:style>
    <style:style style:name="P219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6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7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8" style:family="paragraph" style:parent-style-name="Text_20_body">
      <style:text-properties officeooo:rsid="0034c7d4" officeooo:paragraph-rsid="01154459"/>
    </style:style>
    <style:style style:name="P229" style:family="paragraph" style:parent-style-name="Text_20_body">
      <style:text-properties officeooo:rsid="0034c7d4" officeooo:paragraph-rsid="027bef2b"/>
    </style:style>
    <style:style style:name="P230" style:family="paragraph" style:parent-style-name="Text_20_body">
      <style:text-properties officeooo:rsid="0034c7d4" officeooo:paragraph-rsid="027cd1db"/>
    </style:style>
    <style:style style:name="P231" style:family="paragraph" style:parent-style-name="Text_20_body">
      <style:text-properties officeooo:rsid="0034c7d4" officeooo:paragraph-rsid="027d6694"/>
    </style:style>
    <style:style style:name="P232" style:family="paragraph" style:parent-style-name="Text_20_body">
      <style:text-properties officeooo:rsid="0034c7d4" officeooo:paragraph-rsid="027ee962"/>
    </style:style>
    <style:style style:name="P233" style:family="paragraph" style:parent-style-name="Text_20_body">
      <style:text-properties officeooo:rsid="0034c7d4" officeooo:paragraph-rsid="02f2dffc"/>
    </style:style>
    <style:style style:name="P234" style:family="paragraph" style:parent-style-name="Text_20_body">
      <style:text-properties officeooo:paragraph-rsid="027ee962"/>
    </style:style>
    <style:style style:name="P235" style:family="paragraph" style:parent-style-name="Text_20_body">
      <style:text-properties officeooo:paragraph-rsid="02ac1d7e"/>
    </style:style>
    <style:style style:name="P236" style:family="paragraph" style:parent-style-name="Text_20_body">
      <style:text-properties officeooo:paragraph-rsid="02f2dffc"/>
    </style:style>
    <style:style style:name="P237" style:family="paragraph" style:parent-style-name="Title">
      <style:paragraph-properties fo:margin-top="0.499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8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39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40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41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42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3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4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5" style:family="paragraph" style:parent-style-name="Standard">
      <style:paragraph-properties fo:margin-top="0.3cm" fo:margin-bottom="0cm" style:contextual-spacing="false" fo:text-align="justify" style:justify-single-word="false"/>
      <style:text-properties style:font-name="Helvetica" officeooo:rsid="0074fae5" officeooo:paragraph-rsid="02e83a58" style:font-name-complex="Helvetica2"/>
    </style:style>
    <style:style style:name="P246" style:family="paragraph" style:parent-style-name="Text_20_body">
      <style:paragraph-properties fo:margin-top="0.3cm" fo:margin-bottom="0cm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7" style:family="paragraph" style:parent-style-name="Text_20_body">
      <style:paragraph-properties fo:margin-top="0.3cm" fo:margin-bottom="0cm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8" style:family="paragraph" style:parent-style-name="Standard">
      <style:paragraph-properties fo:margin-top="0cm" fo:margin-bottom="0cm" style:contextual-spacing="false"/>
      <style:text-properties officeooo:paragraph-rsid="02452deb"/>
    </style:style>
    <style:style style:name="P249" style:family="paragraph" style:parent-style-name="Standard">
      <style:paragraph-properties fo:margin-top="0cm" fo:margin-bottom="0cm" style:contextual-spacing="false"/>
      <style:text-properties officeooo:paragraph-rsid="026a295d"/>
    </style:style>
    <style:style style:name="P250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51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52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3" style:family="paragraph" style:parent-style-name="Standard">
      <style:paragraph-properties fo:margin-top="0cm" fo:margin-bottom="0cm" style:contextual-spacing="false"/>
      <style:text-properties officeooo:paragraph-rsid="027ee962"/>
    </style:style>
    <style:style style:name="P254" style:family="paragraph" style:parent-style-name="Standard">
      <style:paragraph-properties fo:margin-top="0cm" fo:margin-bottom="0cm" style:contextual-spacing="false"/>
      <style:text-properties officeooo:paragraph-rsid="029038e9"/>
    </style:style>
    <style:style style:name="P255" style:family="paragraph" style:parent-style-name="Standard">
      <style:paragraph-properties fo:margin-top="0cm" fo:margin-bottom="0cm" style:contextual-spacing="false"/>
      <style:text-properties officeooo:paragraph-rsid="02923ca2"/>
    </style:style>
    <style:style style:name="P256" style:family="paragraph" style:parent-style-name="Standard">
      <style:paragraph-properties fo:margin-top="0cm" fo:margin-bottom="0cm" style:contextual-spacing="false"/>
      <style:text-properties officeooo:paragraph-rsid="0296376d"/>
    </style:style>
    <style:style style:name="P257" style:family="paragraph" style:parent-style-name="Standard">
      <style:paragraph-properties fo:margin-top="0cm" fo:margin-bottom="0cm" style:contextual-spacing="false"/>
      <style:text-properties officeooo:paragraph-rsid="0298013e"/>
    </style:style>
    <style:style style:name="P258" style:family="paragraph" style:parent-style-name="Standard">
      <style:paragraph-properties fo:margin-top="0cm" fo:margin-bottom="0cm" style:contextual-spacing="false"/>
      <style:text-properties officeooo:paragraph-rsid="02a06842"/>
    </style:style>
    <style:style style:name="P259" style:family="paragraph" style:parent-style-name="Standard">
      <style:paragraph-properties fo:margin-top="0cm" fo:margin-bottom="0cm" style:contextual-spacing="false"/>
      <style:text-properties officeooo:paragraph-rsid="02f2dffc"/>
    </style:style>
    <style:style style:name="P260" style:family="paragraph" style:parent-style-name="Standard">
      <style:paragraph-properties fo:margin-top="0cm" fo:margin-bottom="0cm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61" style:family="paragraph" style:parent-style-name="Standard">
      <style:paragraph-properties fo:margin-top="0cm" fo:margin-bottom="0cm" style:contextual-spacing="false"/>
      <style:text-properties officeooo:rsid="03751a09" officeooo:paragraph-rsid="03751a09"/>
    </style:style>
    <style:style style:name="P262" style:family="paragraph" style:parent-style-name="Standard">
      <style:paragraph-properties fo:margin-top="0.101cm" fo:margin-bottom="0cm" style:contextual-spacing="false"/>
      <style:text-properties officeooo:paragraph-rsid="0032e2b0"/>
    </style:style>
    <style:style style:name="P263" style:family="paragraph" style:parent-style-name="Standard">
      <style:paragraph-properties fo:margin-top="0.101cm" fo:margin-bottom="0cm" style:contextual-spacing="false"/>
      <style:text-properties officeooo:paragraph-rsid="027ee962"/>
    </style:style>
    <style:style style:name="P264" style:family="paragraph" style:parent-style-name="Standard">
      <style:paragraph-properties fo:margin-top="0.101cm" fo:margin-bottom="0cm" style:contextual-spacing="false"/>
      <style:text-properties officeooo:paragraph-rsid="029038e9"/>
    </style:style>
    <style:style style:name="P265" style:family="paragraph" style:parent-style-name="Standard">
      <style:paragraph-properties fo:margin-top="0.101cm" fo:margin-bottom="0cm" style:contextual-spacing="false"/>
      <style:text-properties officeooo:paragraph-rsid="02923ca2"/>
    </style:style>
    <style:style style:name="P266" style:family="paragraph" style:parent-style-name="Standard">
      <style:paragraph-properties fo:margin-top="0.101cm" fo:margin-bottom="0cm" style:contextual-spacing="false"/>
      <style:text-properties officeooo:paragraph-rsid="02f2dffc"/>
    </style:style>
    <style:style style:name="P267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1c297e"/>
    </style:style>
    <style:style style:name="P268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7ee962"/>
    </style:style>
    <style:style style:name="P269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f2dffc"/>
    </style:style>
    <style:style style:name="P270" style:family="paragraph" style:parent-style-name="Text_20_body">
      <style:paragraph-properties fo:margin-top="0.3cm" fo:margin-bottom="0.21cm" style:contextual-spacing="false"/>
      <style:text-properties officeooo:paragraph-rsid="0088537c"/>
    </style:style>
    <style:style style:name="P271" style:family="paragraph" style:parent-style-name="Text_20_body">
      <style:paragraph-properties fo:margin-top="0.3cm" fo:margin-bottom="0.21cm" style:contextual-spacing="false"/>
      <style:text-properties officeooo:paragraph-rsid="027a155b"/>
    </style:style>
    <style:style style:name="P272" style:family="paragraph" style:parent-style-name="Text_20_body">
      <style:paragraph-properties fo:margin-top="0.3cm" fo:margin-bottom="0.21cm" style:contextual-spacing="false"/>
      <style:text-properties officeooo:paragraph-rsid="027bb092"/>
    </style:style>
    <style:style style:name="P273" style:family="paragraph" style:parent-style-name="Text_20_body">
      <style:paragraph-properties fo:margin-top="0.3cm" fo:margin-bottom="0.21cm" style:contextual-spacing="false"/>
      <style:text-properties officeooo:paragraph-rsid="027ee962"/>
    </style:style>
    <style:style style:name="P274" style:family="paragraph" style:parent-style-name="Text_20_body">
      <style:paragraph-properties fo:margin-top="0.3cm" fo:margin-bottom="0.21cm" style:contextual-spacing="false"/>
      <style:text-properties officeooo:paragraph-rsid="029038e9"/>
    </style:style>
    <style:style style:name="P275" style:family="paragraph" style:parent-style-name="Text_20_body">
      <style:paragraph-properties fo:margin-top="0.3cm" fo:margin-bottom="0.21cm" style:contextual-spacing="false"/>
      <style:text-properties officeooo:paragraph-rsid="02923ca2"/>
    </style:style>
    <style:style style:name="P276" style:family="paragraph" style:parent-style-name="Text_20_body">
      <style:paragraph-properties fo:margin-top="0.3cm" fo:margin-bottom="0.21cm" style:contextual-spacing="false"/>
      <style:text-properties officeooo:paragraph-rsid="0296376d"/>
    </style:style>
    <style:style style:name="P277" style:family="paragraph" style:parent-style-name="Text_20_body">
      <style:paragraph-properties fo:margin-top="0.3cm" fo:margin-bottom="0.21cm" style:contextual-spacing="false"/>
      <style:text-properties officeooo:paragraph-rsid="02f2dffc"/>
    </style:style>
    <style:style style:name="P278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79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63b8d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90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91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92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93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4" style:family="paragraph" style:parent-style-name="Standard">
      <style:paragraph-properties fo:margin-top="0.3cm" fo:margin-bottom="0.21cm" style:contextual-spacing="false"/>
      <style:text-properties officeooo:paragraph-rsid="029153e5"/>
    </style:style>
    <style:style style:name="P295" style:family="paragraph" style:parent-style-name="Standard">
      <style:paragraph-properties fo:margin-top="0.3cm" fo:margin-bottom="0.21cm" style:contextual-spacing="false"/>
      <style:text-properties officeooo:paragraph-rsid="02923ca2"/>
    </style:style>
    <style:style style:name="P296" style:family="paragraph" style:parent-style-name="Standard">
      <style:paragraph-properties fo:margin-top="0.3cm" fo:margin-bottom="0.21cm" style:contextual-spacing="false"/>
      <style:text-properties officeooo:paragraph-rsid="0296376d"/>
    </style:style>
    <style:style style:name="P297" style:family="paragraph" style:parent-style-name="Standard">
      <style:paragraph-properties fo:margin-top="0.3cm" fo:margin-bottom="0.21cm" style:contextual-spacing="false"/>
      <style:text-properties officeooo:paragraph-rsid="02a06842"/>
    </style:style>
    <style:style style:name="P298" style:family="paragraph" style:parent-style-name="Standard">
      <style:paragraph-properties fo:margin-top="0.3cm" fo:margin-bottom="0.21cm" style:contextual-spacing="false"/>
      <style:text-properties officeooo:paragraph-rsid="02a75d63"/>
    </style:style>
    <style:style style:name="P299" style:family="paragraph" style:parent-style-name="Standard">
      <style:paragraph-properties fo:margin-top="0.3cm" fo:margin-bottom="0.21cm" style:contextual-spacing="false"/>
      <style:text-properties officeooo:paragraph-rsid="02ac1d7e"/>
    </style:style>
    <style:style style:name="P300" style:family="paragraph" style:parent-style-name="Standard">
      <style:paragraph-properties fo:margin-top="0.3cm" fo:margin-bottom="0.21cm" style:contextual-spacing="false"/>
      <style:text-properties officeooo:paragraph-rsid="02b15c6f"/>
    </style:style>
    <style:style style:name="P301" style:family="paragraph" style:parent-style-name="Standard">
      <style:paragraph-properties fo:margin-top="0.3cm" fo:margin-bottom="0.21cm" style:contextual-spacing="false"/>
      <style:text-properties officeooo:paragraph-rsid="02b2bb6d"/>
    </style:style>
    <style:style style:name="P302" style:family="paragraph" style:parent-style-name="Standard">
      <style:paragraph-properties fo:margin-top="0.3cm" fo:margin-bottom="0.21cm" style:contextual-spacing="false"/>
      <style:text-properties officeooo:paragraph-rsid="02c8c325"/>
    </style:style>
    <style:style style:name="P303" style:family="paragraph" style:parent-style-name="Standard">
      <style:paragraph-properties fo:margin-top="0.3cm" fo:margin-bottom="0.21cm" style:contextual-spacing="false"/>
      <style:text-properties officeooo:paragraph-rsid="02f2dffc"/>
    </style:style>
    <style:style style:name="P304" style:family="paragraph" style:parent-style-name="Standard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5" style:family="paragraph" style:parent-style-name="Standard">
      <style:paragraph-properties fo:margin-top="0.101cm" fo:margin-bottom="0cm" style:contextual-spacing="true"/>
      <style:text-properties officeooo:paragraph-rsid="027ee962"/>
    </style:style>
    <style:style style:name="P306" style:family="paragraph" style:parent-style-name="Standard">
      <style:paragraph-properties fo:margin-top="0.101cm" fo:margin-bottom="0cm" style:contextual-spacing="true"/>
      <style:text-properties officeooo:paragraph-rsid="01dda4ad"/>
    </style:style>
    <style:style style:name="P307" style:family="paragraph" style:parent-style-name="Standard">
      <style:paragraph-properties fo:margin-top="0.101cm" fo:margin-bottom="0cm" style:contextual-spacing="true"/>
      <style:text-properties officeooo:paragraph-rsid="029038e9"/>
    </style:style>
    <style:style style:name="P308" style:family="paragraph" style:parent-style-name="Standard">
      <style:paragraph-properties fo:margin-top="0.101cm" fo:margin-bottom="0cm" style:contextual-spacing="true"/>
      <style:text-properties officeooo:paragraph-rsid="02923ca2"/>
    </style:style>
    <style:style style:name="P309" style:family="paragraph" style:parent-style-name="Standard">
      <style:paragraph-properties fo:margin-top="0.101cm" fo:margin-bottom="0cm" style:contextual-spacing="true"/>
      <style:text-properties officeooo:paragraph-rsid="02f2dffc"/>
    </style:style>
    <style:style style:name="P310" style:family="paragraph" style:parent-style-name="Standard" style:master-page-name="">
      <style:paragraph-properties style:page-number="auto" fo:break-before="auto" fo:break-after="auto"/>
    </style:style>
    <style:style style:name="P311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12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13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14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15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6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7" style:family="paragraph" style:parent-style-name="Standard" style:master-page-name="">
      <style:paragraph-properties style:page-number="auto"/>
      <style:text-properties officeooo:paragraph-rsid="027ee962"/>
    </style:style>
    <style:style style:name="P318" style:family="paragraph" style:parent-style-name="Standard" style:master-page-name="">
      <style:paragraph-properties style:page-number="auto"/>
      <style:text-properties officeooo:paragraph-rsid="02f2dffc"/>
    </style:style>
    <style:style style:name="P319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0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1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2" style:family="paragraph" style:parent-style-name="Standard">
      <style:paragraph-properties fo:margin-top="0.049cm" fo:margin-bottom="0.049cm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23" style:family="paragraph" style:parent-style-name="Standard">
      <style:paragraph-properties fo:margin-top="0.049cm" fo:margin-bottom="0.049cm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24" style:family="paragraph" style:parent-style-name="Standard">
      <style:paragraph-properties fo:margin-top="0.049cm" fo:margin-bottom="0.049cm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25" style:family="paragraph" style:parent-style-name="Standard">
      <style:paragraph-properties fo:margin-top="0.049cm" fo:margin-bottom="0.049cm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6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7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8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9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0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1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2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3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4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35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6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7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8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27a155b" officeooo:paragraph-rsid="02e75fbe" style:font-size-asian="11pt" style:language-asian="it" style:country-asian="IT" style:font-style-asian="italic" style:font-name-complex="Helvetica2" style:font-size-complex="11pt" style:font-style-complex="italic"/>
    </style:style>
    <style:style style:name="P339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27a155b" officeooo:paragraph-rsid="02f2dffc" style:font-size-asian="11pt" style:language-asian="it" style:country-asian="IT" style:font-style-asian="italic" style:font-name-complex="Helvetica2" style:font-size-complex="11pt" style:font-style-complex="italic"/>
    </style:style>
    <style:style style:name="P340" style:family="paragraph" style:parent-style-name="Table_20_Contents">
      <style:paragraph-properties fo:margin-top="0.049cm" fo:margin-bottom="0cm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1" style:family="paragraph" style:parent-style-name="Table_20_Contents">
      <style:paragraph-properties fo:margin-top="0.049cm" fo:margin-bottom="0c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2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43" style:family="paragraph" style:parent-style-name="Standard">
      <style:paragraph-properties fo:margin-top="0cm" fo:margin-bottom="0.42cm" style:contextual-spacing="false"/>
      <style:text-properties officeooo:paragraph-rsid="02f2dffc"/>
    </style:style>
    <style:style style:name="P344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73d8c8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6" style:family="paragraph" style:parent-style-name="Standard">
      <style:paragraph-properties fo:margin-top="0cm" fo:margin-bottom="0.42cm" style:contextual-spacing="false">
        <style:tab-stops/>
      </style:paragraph-properties>
      <style:text-properties officeooo:paragraph-rsid="035e746e"/>
    </style:style>
    <style:style style:name="P367" style:family="paragraph" style:parent-style-name="Standard">
      <style:paragraph-properties fo:margin-top="0cm" fo:margin-bottom="0.42cm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8" style:family="paragraph" style:parent-style-name="Standard">
      <style:paragraph-properties fo:margin-top="0.499cm" fo:margin-bottom="0.42cm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margin-top="0.499cm" fo:margin-bottom="0.42cm" style:contextual-spacing="false">
        <style:tab-stops/>
      </style:paragraph-properties>
      <style:text-properties officeooo:paragraph-rsid="0327e428"/>
    </style:style>
    <style:style style:name="P370" style:family="paragraph" style:parent-style-name="Standard">
      <style:paragraph-properties fo:margin-top="0.499cm" fo:margin-bottom="0.42cm" style:contextual-spacing="false">
        <style:tab-stops/>
      </style:paragraph-properties>
      <style:text-properties officeooo:paragraph-rsid="03660456"/>
    </style:style>
    <style:style style:name="P371" style:family="paragraph" style:parent-style-name="Standard">
      <style:paragraph-properties fo:margin-top="0.499cm" fo:margin-bottom="0.42cm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8" style:family="paragraph" style:parent-style-name="Text_20_body">
      <style:paragraph-properties fo:margin-top="0.3cm" fo:margin-bottom="0.101cm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margin-top="0cm" fo:margin-bottom="0.3c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margin-top="0cm" fo:margin-bottom="0.3c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91" style:family="paragraph" style:parent-style-name="Standard">
      <style:text-properties officeooo:paragraph-rsid="027ee962"/>
    </style:style>
    <style:style style:name="P392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93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394" style:family="paragraph" style:parent-style-name="Heading_20_1">
      <style:paragraph-properties fo:margin-top="0cm" fo:margin-bottom="0.42cm" style:contextual-spacing="false" fo:break-before="page"/>
      <style:text-properties officeooo:rsid="027a155b" officeooo:paragraph-rsid="027a155b" style:language-asian="it" style:country-asian="IT"/>
    </style:style>
    <style:style style:name="P395" style:family="paragraph" style:parent-style-name="Heading_20_1">
      <style:paragraph-properties fo:margin-top="0cm" fo:margin-bottom="0.42cm" style:contextual-spacing="false" fo:break-before="page"/>
      <style:text-properties officeooo:rsid="027a155b" officeooo:paragraph-rsid="027ee962" style:language-asian="it" style:country-asian="IT"/>
    </style:style>
    <style:style style:name="P396" style:family="paragraph" style:parent-style-name="Heading_20_1">
      <style:paragraph-properties fo:margin-top="0cm" fo:margin-bottom="0.42cm" style:contextual-spacing="false" fo:break-before="page"/>
      <style:text-properties fo:color="#345a8a" fo:font-style="normal" officeooo:rsid="027a155b" officeooo:paragraph-rsid="02f0b37f" style:font-style-asian="normal"/>
    </style:style>
    <style:style style:name="P397" style:family="paragraph" style:parent-style-name="Heading_20_1" style:master-page-name="">
      <style:paragraph-properties fo:margin-top="0cm" fo:margin-bottom="0.42cm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398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399" style:family="paragraph" style:parent-style-name="Title" style:master-page-name="Right_20_Page">
      <style:paragraph-properties fo:margin-top="1.499cm" fo:margin-bottom="0.499cm" style:contextual-spacing="false" fo:line-height="100%" style:page-number="auto"/>
      <style:text-properties fo:font-variant="normal" fo:text-transform="none"/>
    </style:style>
    <style:style style:name="P4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0c9399d" style:font-style-asian="normal"/>
    </style:style>
    <style:style style:name="T116" style:family="text">
      <style:text-properties fo:font-style="normal" officeooo:rsid="00cea9da" style:font-style-asian="normal"/>
    </style:style>
    <style:style style:name="T117" style:family="text">
      <style:text-properties fo:font-style="normal" officeooo:rsid="028c07d7" style:font-style-asian="normal"/>
    </style:style>
    <style:style style:name="T118" style:family="text">
      <style:text-properties fo:font-style="normal" officeooo:rsid="029038e9" style:font-style-asian="normal"/>
    </style:style>
    <style:style style:name="T119" style:family="text">
      <style:text-properties fo:font-style="normal" officeooo:rsid="02923ca2" style:font-style-asian="normal"/>
    </style:style>
    <style:style style:name="T120" style:family="text">
      <style:text-properties fo:font-style="normal" officeooo:rsid="02a3c447" style:font-style-asian="normal"/>
    </style:style>
    <style:style style:name="T121" style:family="text">
      <style:text-properties fo:font-style="normal" officeooo:rsid="02ab6740" style:font-style-asian="normal"/>
    </style:style>
    <style:style style:name="T122" style:family="text">
      <style:text-properties fo:font-style="normal" officeooo:rsid="02ad4079" style:font-style-asian="normal"/>
    </style:style>
    <style:style style:name="T123" style:family="text">
      <style:text-properties fo:font-style="normal" officeooo:rsid="02d08900" style:font-style-asian="normal"/>
    </style:style>
    <style:style style:name="T124" style:family="text">
      <style:text-properties fo:font-style="normal" officeooo:rsid="02d1e569" style:font-style-asian="normal"/>
    </style:style>
    <style:style style:name="T125" style:family="text">
      <style:text-properties fo:font-style="normal" officeooo:rsid="02ff8eef" style:font-style-asian="normal"/>
    </style:style>
    <style:style style:name="T126" style:family="text">
      <style:text-properties fo:font-style="normal" officeooo:rsid="0300a413" style:font-style-asian="normal"/>
    </style:style>
    <style:style style:name="T127" style:family="text">
      <style:text-properties fo:font-style="normal" officeooo:rsid="0305b88a" style:font-style-asian="normal"/>
    </style:style>
    <style:style style:name="T128" style:family="text">
      <style:text-properties fo:font-style="normal" officeooo:rsid="030717fe" style:font-style-asian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style:font-style-asian="normal" style:font-weight-asian="bold" style:font-weight-complex="bold"/>
    </style:style>
    <style:style style:name="T160" style:family="text">
      <style:text-properties officeooo:rsid="002b07ad"/>
    </style:style>
    <style:style style:name="T161" style:family="text">
      <style:text-properties officeooo:rsid="00308c4d"/>
    </style:style>
    <style:style style:name="T162" style:family="text">
      <style:text-properties fo:color="#000000" fo:font-style="normal" officeooo:rsid="01c74fbc" style:font-style-asian="normal" style:font-style-complex="normal"/>
    </style:style>
    <style:style style:name="T163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4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5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7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69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0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3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4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5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6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7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88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89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0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1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2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3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4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5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4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5" style:family="text">
      <style:text-properties fo:color="#000000" fo:font-size="12pt" fo:font-style="normal" officeooo:rsid="01bba494" style:font-style-asian="normal" style:font-style-complex="normal"/>
    </style:style>
    <style:style style:name="T206" style:family="text">
      <style:text-properties fo:color="#000000" fo:font-size="12pt" fo:font-style="normal" officeooo:rsid="01d77410" style:font-style-asian="normal" style:font-style-complex="normal"/>
    </style:style>
    <style:style style:name="T207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00" fo:font-size="12pt" fo:font-style="normal" fo:font-weight="normal" officeooo:rsid="03263b8d" style:font-size-asian="10.5pt" style:language-asian="it" style:country-asian="IT" style:font-style-asian="normal" style:font-weight-asian="normal" style:font-size-complex="12pt" style:font-weight-complex="normal"/>
    </style:style>
    <style:style style:name="T209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0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50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1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2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53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54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55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56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57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60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1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2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63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64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65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66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67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69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0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1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72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73" style:family="text">
      <style:text-properties fo:color="#000000" fo:font-size="12pt" officeooo:rsid="030a3eca" style:font-size-asian="10.5pt" style:font-size-complex="12pt"/>
    </style:style>
    <style:style style:name="T274" style:family="text">
      <style:text-properties fo:color="#000000" fo:font-size="12pt" officeooo:rsid="030a8012" style:font-size-asian="10.5pt" style:font-size-complex="12pt"/>
    </style:style>
    <style:style style:name="T275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76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77" style:family="text">
      <style:text-properties fo:color="#000000" fo:font-size="14pt" officeooo:rsid="0309b704" style:font-size-asian="12.25pt" style:font-size-complex="14pt"/>
    </style:style>
    <style:style style:name="T278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79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0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1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82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83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84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85" style:family="text">
      <style:text-properties officeooo:rsid="003bde10"/>
    </style:style>
    <style:style style:name="T286" style:family="text">
      <style:text-properties officeooo:rsid="003d8148"/>
    </style:style>
    <style:style style:name="T287" style:family="text">
      <style:text-properties officeooo:rsid="00447d95"/>
    </style:style>
    <style:style style:name="T288" style:family="text">
      <style:text-properties officeooo:rsid="004930f4"/>
    </style:style>
    <style:style style:name="T289" style:family="text">
      <style:text-properties officeooo:rsid="004aaa4b"/>
    </style:style>
    <style:style style:name="T290" style:family="text">
      <style:text-properties officeooo:rsid="004e32e7"/>
    </style:style>
    <style:style style:name="T291" style:family="text">
      <style:text-properties officeooo:rsid="0052274d"/>
    </style:style>
    <style:style style:name="T292" style:family="text">
      <style:text-properties fo:font-weight="normal" style:font-weight-asian="normal" style:font-weight-complex="normal"/>
    </style:style>
    <style:style style:name="T293" style:family="text">
      <style:text-properties fo:font-weight="normal" officeooo:rsid="0069b087" style:font-weight-asian="normal" style:font-weight-complex="normal"/>
    </style:style>
    <style:style style:name="T294" style:family="text">
      <style:text-properties fo:font-weight="normal" officeooo:rsid="0334172d" style:font-weight-asian="normal" style:font-weight-complex="normal"/>
    </style:style>
    <style:style style:name="T295" style:family="text">
      <style:text-properties fo:font-weight="normal" officeooo:rsid="035d3f18" style:font-weight-asian="normal" style:font-weight-complex="normal"/>
    </style:style>
    <style:style style:name="T296" style:family="text">
      <style:text-properties officeooo:rsid="006cd4c8"/>
    </style:style>
    <style:style style:name="T297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298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299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0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01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02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03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04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05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06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11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12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13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14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15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16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17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18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19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20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21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22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23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24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25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37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38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39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40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41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42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43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44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45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46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47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48" style:family="text">
      <style:text-properties officeooo:rsid="00c3660b"/>
    </style:style>
    <style:style style:name="T349" style:family="text">
      <style:text-properties officeooo:rsid="00c401b9"/>
    </style:style>
    <style:style style:name="T350" style:family="text">
      <style:text-properties officeooo:rsid="00c52e77"/>
    </style:style>
    <style:style style:name="T351" style:family="text">
      <style:text-properties officeooo:rsid="00c9399d"/>
    </style:style>
    <style:style style:name="T352" style:family="text">
      <style:text-properties officeooo:rsid="00dcb1ed"/>
    </style:style>
    <style:style style:name="T353" style:family="text">
      <style:text-properties style:font-name="Arial3"/>
    </style:style>
    <style:style style:name="T354" style:family="text">
      <style:text-properties style:font-name="Arial3" officeooo:rsid="00d7165d"/>
    </style:style>
    <style:style style:name="T355" style:family="text">
      <style:text-properties style:font-name="Arial3" officeooo:rsid="0076378e"/>
    </style:style>
    <style:style style:name="T356" style:family="text">
      <style:text-properties style:font-name="Arial3" officeooo:rsid="00d76d20"/>
    </style:style>
    <style:style style:name="T357" style:family="text">
      <style:text-properties style:font-name="Arial3" officeooo:rsid="00d89fa1"/>
    </style:style>
    <style:style style:name="T358" style:family="text">
      <style:text-properties style:font-name="Arial3" fo:font-weight="bold" style:font-weight-asian="bold" style:font-weight-complex="bold"/>
    </style:style>
    <style:style style:name="T359" style:family="text">
      <style:text-properties style:font-name="Arial3" fo:font-weight="bold" officeooo:rsid="00ed32ca" style:font-weight-asian="bold" style:font-weight-complex="bold"/>
    </style:style>
    <style:style style:name="T360" style:family="text">
      <style:text-properties style:font-name="Arial3" fo:font-weight="bold" officeooo:rsid="00fe8540" style:font-weight-asian="bold" style:font-weight-complex="bold"/>
    </style:style>
    <style:style style:name="T361" style:family="text">
      <style:text-properties style:font-name="Arial3" fo:font-weight="bold" officeooo:rsid="011add49" style:font-weight-asian="bold" style:font-weight-complex="bold"/>
    </style:style>
    <style:style style:name="T362" style:family="text">
      <style:text-properties style:font-name="Arial3" fo:font-weight="bold" officeooo:rsid="02e75fbe" style:font-weight-asian="bold" style:font-weight-complex="bold"/>
    </style:style>
    <style:style style:name="T363" style:family="text">
      <style:text-properties style:font-name="Arial3" fo:font-weight="bold" officeooo:rsid="02f2dffc" style:font-weight-asian="bold" style:font-weight-complex="bold"/>
    </style:style>
    <style:style style:name="T364" style:family="text">
      <style:text-properties style:font-name="Arial3" officeooo:rsid="00dbc1c1"/>
    </style:style>
    <style:style style:name="T365" style:family="text">
      <style:text-properties style:font-name="Arial3" officeooo:rsid="00ed32ca"/>
    </style:style>
    <style:style style:name="T366" style:family="text">
      <style:text-properties style:font-name="Arial3" officeooo:rsid="00f03f83"/>
    </style:style>
    <style:style style:name="T367" style:family="text">
      <style:text-properties style:font-name="Arial3" officeooo:rsid="00f0b28b"/>
    </style:style>
    <style:style style:name="T368" style:family="text">
      <style:text-properties style:font-name="Arial3" officeooo:rsid="010e8a99"/>
    </style:style>
    <style:style style:name="T369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70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71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72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73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74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75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76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77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78" style:family="text">
      <style:text-properties style:font-name="Arial3" officeooo:rsid="0233ff8e"/>
    </style:style>
    <style:style style:name="T379" style:family="text">
      <style:text-properties style:font-name="Arial3" officeooo:rsid="02352b8e"/>
    </style:style>
    <style:style style:name="T380" style:family="text">
      <style:text-properties style:font-name="Arial3" officeooo:rsid="023599f4"/>
    </style:style>
    <style:style style:name="T381" style:family="text">
      <style:text-properties style:font-name="Arial3" officeooo:rsid="02e83a58"/>
    </style:style>
    <style:style style:name="T382" style:family="text">
      <style:text-properties style:font-name="Arial3" fo:font-size="12pt" officeooo:rsid="02e83a58" style:font-size-asian="12pt" style:font-size-complex="12pt"/>
    </style:style>
    <style:style style:name="T383" style:family="text">
      <style:text-properties officeooo:rsid="00e1afab"/>
    </style:style>
    <style:style style:name="T384" style:family="text">
      <style:text-properties officeooo:rsid="0104a4f1"/>
    </style:style>
    <style:style style:name="T385" style:family="text">
      <style:text-properties officeooo:rsid="0126206f"/>
    </style:style>
    <style:style style:name="T386" style:family="text">
      <style:text-properties officeooo:rsid="022b6353"/>
    </style:style>
    <style:style style:name="T387" style:family="text">
      <style:text-properties fo:color="#009900"/>
    </style:style>
    <style:style style:name="T388" style:family="text">
      <style:text-properties fo:color="#009900" officeooo:rsid="01dfaf8e"/>
    </style:style>
    <style:style style:name="T389" style:family="text">
      <style:text-properties style:font-name="Symbol" fo:font-style="normal" officeooo:rsid="01da64f7" style:font-style-asian="normal" style:font-style-complex="normal"/>
    </style:style>
    <style:style style:name="T390" style:family="text">
      <style:text-properties style:font-name="Symbol" officeooo:rsid="00447d95"/>
    </style:style>
    <style:style style:name="T391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2" style:family="text">
      <style:text-properties style:font-name="Arial2" fo:font-style="normal" officeooo:rsid="01da64f7" style:font-style-asian="normal" style:font-style-complex="normal"/>
    </style:style>
    <style:style style:name="T393" style:family="text">
      <style:text-properties style:font-name="Arial2" officeooo:rsid="026dcd0d"/>
    </style:style>
    <style:style style:name="T394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5" style:family="text">
      <style:text-properties officeooo:rsid="0268398e"/>
    </style:style>
    <style:style style:name="T396" style:family="text">
      <style:text-properties officeooo:rsid="027a155b"/>
    </style:style>
    <style:style style:name="T397" style:family="text">
      <style:text-properties fo:color="#345a8a" style:font-name="Arial4" fo:font-size="16pt"/>
    </style:style>
    <style:style style:name="T398" style:family="text">
      <style:text-properties officeooo:rsid="027ee962"/>
    </style:style>
    <style:style style:name="T399" style:family="text">
      <style:text-properties officeooo:rsid="0284b44a"/>
    </style:style>
    <style:style style:name="T400" style:family="text">
      <style:text-properties officeooo:rsid="002fa0c1"/>
    </style:style>
    <style:style style:name="T401" style:family="text">
      <style:text-properties officeooo:rsid="029038e9"/>
    </style:style>
    <style:style style:name="T402" style:family="text">
      <style:text-properties officeooo:rsid="0296376d"/>
    </style:style>
    <style:style style:name="T403" style:family="text">
      <style:text-properties officeooo:rsid="029be40d"/>
    </style:style>
    <style:style style:name="T404" style:family="text">
      <style:text-properties officeooo:rsid="029bf8e5"/>
    </style:style>
    <style:style style:name="T405" style:family="text">
      <style:text-properties officeooo:rsid="02b15c6f"/>
    </style:style>
    <style:style style:name="T406" style:family="text">
      <style:text-properties officeooo:rsid="02cb1ba9"/>
    </style:style>
    <style:style style:name="T407" style:family="text">
      <style:text-properties officeooo:rsid="02d08900"/>
    </style:style>
    <style:style style:name="T408" style:family="text">
      <style:text-properties officeooo:rsid="02d3a80f"/>
    </style:style>
    <style:style style:name="T409" style:family="text">
      <style:text-properties officeooo:rsid="02d3cce8"/>
    </style:style>
    <style:style style:name="T410" style:family="text">
      <style:text-properties officeooo:rsid="02d4f280"/>
    </style:style>
    <style:style style:name="T411" style:family="text">
      <style:text-properties officeooo:rsid="02dbfb8e"/>
    </style:style>
    <style:style style:name="T412" style:family="text">
      <style:text-properties officeooo:rsid="02dc5040"/>
    </style:style>
    <style:style style:name="T413" style:family="text">
      <style:text-properties officeooo:rsid="02ddc3d7"/>
    </style:style>
    <style:style style:name="T414" style:family="text">
      <style:text-properties officeooo:rsid="02e75fbe"/>
    </style:style>
    <style:style style:name="T415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16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20" style:family="text">
      <style:text-properties officeooo:rsid="02f2dffc"/>
    </style:style>
    <style:style style:name="T421" style:family="text">
      <style:text-properties officeooo:rsid="02ff5f0f"/>
    </style:style>
    <style:style style:name="T422" style:family="text">
      <style:text-properties officeooo:rsid="02ff8eef"/>
    </style:style>
    <style:style style:name="T423" style:family="text">
      <style:text-properties officeooo:rsid="0300a413"/>
    </style:style>
    <style:style style:name="T424" style:family="text">
      <style:text-properties style:language-asian="it" style:country-asian="IT" style:font-style-complex="normal"/>
    </style:style>
    <style:style style:name="T425" style:family="text">
      <style:text-properties officeooo:rsid="02f1365e" style:language-asian="it" style:country-asian="IT" style:font-style-complex="normal"/>
    </style:style>
    <style:style style:name="T426" style:family="text">
      <style:text-properties officeooo:rsid="02f1365e" style:language-asian="it" style:country-asian="IT"/>
    </style:style>
    <style:style style:name="T427" style:family="text">
      <style:text-properties officeooo:rsid="03206573" style:language-asian="it" style:country-asian="IT"/>
    </style:style>
    <style:style style:name="T428" style:family="text">
      <style:text-properties officeooo:rsid="0305b88a"/>
    </style:style>
    <style:style style:name="T429" style:family="text">
      <style:text-properties officeooo:rsid="030717fe"/>
    </style:style>
    <style:style style:name="T430" style:family="text">
      <style:text-properties officeooo:rsid="0314c14c"/>
    </style:style>
    <style:style style:name="T431" style:family="text">
      <style:text-properties officeooo:rsid="031e845b"/>
    </style:style>
    <style:style style:name="T432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33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34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35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36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37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38" style:family="text">
      <style:text-properties fo:color="#1c1c1c" style:font-name="Helvetica1" fo:font-size="14pt" fo:font-weight="bold" style:font-size-asian="14pt" style:font-weight-asian="bold"/>
    </style:style>
    <style:style style:name="T439" style:family="text">
      <style:text-properties officeooo:rsid="032cf5c2"/>
    </style:style>
    <style:style style:name="T440" style:family="text">
      <style:text-properties officeooo:rsid="03318978"/>
    </style:style>
    <style:style style:name="T441" style:family="text">
      <style:text-properties officeooo:rsid="03522ac3"/>
    </style:style>
    <style:style style:name="T442" style:family="text">
      <style:text-properties officeooo:rsid="03570046"/>
    </style:style>
    <style:style style:name="T443" style:family="text">
      <style:text-properties officeooo:rsid="035b3086"/>
    </style:style>
    <style:style style:name="T444" style:family="text">
      <style:text-properties officeooo:rsid="035fc795"/>
    </style:style>
    <style:style style:name="T445" style:family="text">
      <style:text-properties officeooo:rsid="03612c78"/>
    </style:style>
    <style:style style:name="T446" style:family="text">
      <style:text-properties officeooo:rsid="036269d4"/>
    </style:style>
    <style:style style:name="T447" style:family="text">
      <style:text-properties officeooo:rsid="03641600"/>
    </style:style>
    <style:style style:name="T448" style:family="text">
      <style:text-properties officeooo:rsid="0371027e"/>
    </style:style>
    <style:style style:name="T449" style:family="text">
      <style:text-properties officeooo:rsid="03876c73"/>
    </style:style>
    <style:style style:name="T450" style:family="text"/>
    <style:style style:name="T4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3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4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5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8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1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20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3"><text:span text:style-name="Default_20_Paragraph_20_Font"><text:span text:style-name="T293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2"><text:span text:style-name="Default_20_Paragraph_20_Font"><text:span text:style-name="T161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399"><text:span text:style-name="T396">MONTHLY</text:span> QUALITY ASSESSMENT <text:span text:style-name="T348">FOR </text:span><text:span text:style-name="T348"><text:conditional-text text:condition="ooow:true" text:string-value-if-true="Report_Date" text:string-value-if-false="">Report_Date</text:conditional-text></text:span></text:p>
      <text:p text:style-name="P237"><text:span text:style-name="T348">Report issued on </text:span><text:span text:style-name="T11"><text:conditional-text text:condition="ooow:true" text:string-value-if-true="date_issued" text:string-value-if-false="">date_issued</text:conditional-text></text:span></text:p>
      <text:p text:style-name="P217"/>
      <text:p text:style-name="P218"><text:span text:style-name="T397">Introduction and purpose of the monthly report</text:span> </text:p>
      <text:p text:style-name="P218"/>
      <text:p text:style-name="P218"/>
      <table:table table:name="Table2" table:style-name="Table2">
        <table:table-column table:style-name="Table2.A"/>
        <table:table-row>
          <table:table-cell table:style-name="Table2.A1" office:value-type="string">
            <text:p text:style-name="P214">WARNINGS <text:span text:style-name="T385">(see Appendix A for details)</text:span></text:p>
          </table:table-cell>
        </table:table-row>
        <table:table-row>
          <table:table-cell table:style-name="Table2.A2" office:value-type="string">
            <text:p text:style-name="P216"><text:span text:style-name="T388">N</text:span><text:span text:style-name="T387">o warnings</text:span><text:span text:style-name="T387"><office:annotation><dc:creator>Unknown Author</dc:creator><dc:date>2014-12-19T12:57:07</dc:date><text:list text:style-name=""><text:list-item><text:p text:style-name="P400"><text:span text:style-name="T451">do row if not warn</text:span></text:p></text:list-item></text:list></office:annotation></text:span></text:p>
          </table:table-cell>
        </table:table-row>
        <table:table-row>
          <table:table-cell table:style-name="Table2.A3" office:value-type="string">
            <text:p text:style-name="P215"><text:conditional-text text:condition="ooow:True" text:string-value-if-true="warning" text:string-value-if-false="">warning</text:conditional-text><office:annotation office:name="__Fieldmark__2454_720440069"><dc:creator>Unknown Author</dc:creator><dc:date>2014-09-10T13:18:29</dc:date><text:list text:continue-numbering="true" text:style-name=""><text:list-item><text:p text:style-name="P400"><text:span text:style-name="T454">do row for warning in warn</text:span></text:p></text:list-item></text:list></office:annotation></text:p>
          </table:table-cell>
        </table:table-row>
      </table:table>
      <text:p text:style-name="P61"/>
      <text:list xml:id="list7559719528080465081" text:style-name="Outline">
        <text:list-item>
          <text:p text:style-name="P394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0">Note <text:span text:style-name="T403">1.1</text:span>:</text:p>
          </table:table-cell>
          <table:table-cell table:style-name="Table3.A1" office:value-type="string">
            <text:p text:style-name="P326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9">Note <text:span text:style-name="T403">1.2</text:span>:</text:p>
          </table:table-cell>
          <table:table-cell table:style-name="Table13.A1" office:value-type="string">
            <text:p text:style-name="P319"><text:span text:style-name="Emphasis"><text:span text:style-name="T370">“</text:span></text:span><text:span text:style-name="Emphasis"><text:span text:style-name="T371">science-valid</text:span></text:span><text:span text:style-name="Emphasis"><text:span text:style-name="T370">” refers to </text:span></text:span><text:span text:style-name="Emphasis"><text:span text:style-name="T375">flag-valid </text:span></text:span><text:span text:style-name="Emphasis"><text:span text:style-name="T372">records</text:span></text:span><text:span text:style-name="Emphasis"><text:span text:style-name="T370"> </text:span></text:span><text:span text:style-name="Emphasis"><text:span text:style-name="T375">(</text:span></text:span><text:span text:style-name="Emphasis"><text:span text:style-name="T373">over oceans and lakes </text:span></text:span><text:span text:style-name="Emphasis"><text:span text:style-name="T375">and excluding polar regions)</text:span></text:span><text:span text:style-name="Emphasis"><text:span text:style-name="T373"> </text:span></text:span><text:span text:style-name="Emphasis"><text:span text:style-name="T374">that meet</text:span></text:span><text:span text:style-name="Emphasis"><text:span text:style-name="T373"> the editing criteria described in </text:span></text:span><text:span text:style-name="Emphasis"><text:span text:style-name="T375">the </text:span></text:span><text:span text:style-name="Emphasis"><text:span text:style-name="T376">T</text:span></text:span><text:span text:style-name="Emphasis"><text:span text:style-name="T375">ables </text:span></text:span><text:span text:style-name="Emphasis"><text:span text:style-name="T376">2, 3, 4, 5.</text:span></text:span></text:p>
          </table:table-cell>
        </table:table-row>
      </table:table>
      <text:p text:style-name="P337"/>
      <text:p text:style-name="P271"><text:span text:style-name="Emphasis"><text:span text:style-name="T307">1</text:span></text:span><text:span text:style-name="Emphasis"><text:span text:style-name="T306">.1. </text:span></text:span><text:span text:style-name="Emphasis"><text:span text:style-name="T307">Summary</text:span></text:span></text:p>
      <text:p text:style-name="P271"/>
      <text:p text:style-name="P271"><text:span text:style-name="Emphasis"><text:span text:style-name="T307">1</text:span></text:span><text:span text:style-name="Emphasis"><text:span text:style-name="T306">.</text:span></text:span><text:span text:style-name="Emphasis"><text:span text:style-name="T307">2</text:span></text:span><text:span text:style-name="Emphasis"><text:span text:style-name="T306">. </text:span></text:span><text:span text:style-name="Emphasis"><text:span text:style-name="T307">Data used</text:span></text:span></text:p>
      <text:p text:style-name="P225">Product: <text:span text:style-name="T2">FDM</text:span></text:p>
      <text:p text:style-name="P222"><text:span text:style-name="T285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22"><text:span text:style-name="T285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9">Range of <text:span text:style-name="T296">complete </text:span>orbits <text:span text:style-name="T296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71"><text:span text:style-name="Emphasis"><text:span text:style-name="T307">1</text:span></text:span><text:span text:style-name="Emphasis"><text:span text:style-name="T306">.</text:span></text:span><text:span text:style-name="Emphasis"><text:span text:style-name="T307">3</text:span></text:span><text:span text:style-name="Emphasis"><text:span text:style-name="T306">. </text:span></text:span><text:span text:style-name="Emphasis"><text:span text:style-name="T307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6"> </text:span></text:span><text:span text:style-name="Default_20_Paragraph_20_Font"><text:span text:style-name="T286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86"> hours [</text:span></text:span><text:span text:style-name="Default_20_Paragraph_20_Font"><text:span text:style-name="T286"><text:conditional-text text:condition="ooow:true" text:string-value-if-true="latencyLowFDM" text:string-value-if-false="">latencyLowFDM</text:conditional-text></text:span></text:span><text:span text:style-name="Default_20_Paragraph_20_Font"><text:span text:style-name="T286"> - </text:span></text:span><text:span text:style-name="Default_20_Paragraph_20_Font"><text:span text:style-name="T286"><text:conditional-text text:condition="ooow:true" text:string-value-if-true="latencyUpFDM" text:string-value-if-false="">latencyUpFDM</text:conditional-text></text:span></text:span><text:span text:style-name="Default_20_Paragraph_20_Font"><text:span text:style-name="T286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87">Fig. 1</text:span></text:span><office:annotation-end office:name="__Fieldmark__11067_1469397881"/></text:p>
      <text:p text:style-name="P76"><text:span text:style-name="Default_20_Paragraph_20_Font"><text:span text:style-name="T6">Figure 1</text:span></text:span><text:span text:style-name="Default_20_Paragraph_20_Font"><text:span text:style-name="T287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0">±</text:span></text:span><text:span text:style-name="Default_20_Paragraph_20_Font"><text:span text:style-name="T393">1</text:span></text:span><text:span text:style-name="Default_20_Paragraph_20_Font"><text:span text:style-name="T287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49">Fig. 2</text:span></text:span><office:annotation-end office:name="__Fieldmark__5857_401713097"/></text:p>
      <text:p text:style-name="P63"><text:span text:style-name="Default_20_Paragraph_20_Font"><text:span text:style-name="T12">Figure 2</text:span></text:span><text:span text:style-name="Default_20_Paragraph_20_Font"><text:span text:style-name="T34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3"/>
      <text:p text:style-name="P271"><text:span text:style-name="Emphasis"><text:span text:style-name="T307">1</text:span></text:span><text:span text:style-name="Emphasis"><text:span text:style-name="T306">.</text:span></text:span><text:span text:style-name="Emphasis"><text:span text:style-name="T307">4</text:span></text:span><text:span text:style-name="Emphasis"><text:span text:style-name="T306">. </text:span></text:span><text:span text:style-name="Emphasis"><text:span text:style-name="T307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124"/>
          </table:table-cell>
          <table:table-cell table:style-name="Table1.A1" office:value-type="string">
            <text:p text:style-name="P184">Present in <text:span text:style-name="T411">month</text:span></text:p>
          </table:table-cell>
          <table:table-cell table:style-name="Table1.A1" office:value-type="string">
            <text:p text:style-name="P182">Theoretical max.</text:p>
          </table:table-cell>
          <table:table-cell table:style-name="Table1.D1" office:value-type="string">
            <text:p text:style-name="P182">Percentage (%)</text:p>
          </table:table-cell>
        </table:table-row>
        <table:table-row>
          <table:table-cell table:style-name="Table1.A2" office:value-type="string">
            <text:p text:style-name="P182">Total</text:p>
          </table:table-cell>
          <table:table-cell table:style-name="Table1.B2" office:value-type="string">
            <text:p text:style-name="P125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128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5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82">Ocean<text:span text:style-name="T383">s and lakes</text:span></text:p>
          </table:table-cell>
          <table:table-cell table:style-name="Table1.B3" office:value-type="string">
            <text:p text:style-name="P125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5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5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8"><text:span text:style-name="T358">Table 1</text:span>. <text:span text:style-name="T353">Number of total </text:span><text:span text:style-name="T354">(land and ocean/</text:span><text:span text:style-name="T368">lake</text:span><text:span text:style-name="T354">)</text:span><text:span text:style-name="T353"> and </text:span><text:span text:style-name="T368">only </text:span><text:span text:style-name="T353">ocean/</text:span><text:span text:style-name="T364">lake</text:span><text:span text:style-name="T353"> records </text:span><text:span text:style-name="T378">(based on the surface_type flag)</text:span><text:span text:style-name="T353"> </text:span><text:span text:style-name="T355">together with the</text:span><text:span text:style-name="T356">ir</text:span><text:span text:style-name="T355"> percentage </text:span><text:span text:style-name="T356">relative to the theoretically expected number of measurements </text:span><text:span text:style-name="Default_20_Paragraph_20_Font"><text:span text:style-name="T352">from the orbits ground tracks</text:span></text:span><text:span text:style-name="T368"> for</text:span><text:span text:style-name="T353"> </text:span><text:span text:style-name="T353"><text:conditional-text text:condition="ooow:true" text:string-value-if-true="Report_Date" text:string-value-if-false="">Report_Date</text:conditional-text></text:span><text:span text:style-name="T353">. </text:span><text:span text:style-name="T356">Th</text:span><text:span text:style-name="T357">eoretical values are also shown.</text:span></text:p>
      <text:p text:style-name="P5"/>
      <text:p text:style-name="P5"/>
      <text:p text:style-name="P5"/>
      <text:p text:style-name="P6">Fig. <text:span text:style-name="T350">3</text:span><office:annotation office:name="__Fieldmark__580_1509170116"><dc:creator>Unknown Author</dc:creator><dc:date>2014-07-25T11:19:08</dc:date><text:list text:continue-numbering="true" text:style-name=""><text:list-item><text:p text:style-name="P400"><text:span text:style-name="T454">do text</text:span></text:p></text:list-item><text:list-item><text:p text:style-name="P400"><text:span text:style-name="T454">from <text:s text:c="28"/>document(at='%s/FDM_Fig_3.jpg' %(image_dir),anchor='paragraph',</text:span><text:span text:style-name="T455">size=(12,7.2),sizeUnit='cm'</text:span><text:span text:style-name="T454">)</text:span></text:p></text:list-item></text:list></office:annotation></text:p>
      <text:p text:style-name="P77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87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7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88">Fig. 4</text:span></text:span><office:annotation-end office:name="__Fieldmark__161278_1285001684"/></text:p>
      <text:p text:style-name="P258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88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 <text:s/>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49"/>
      <text:p text:style-name="P249"/>
      <text:p text:style-name="P249"/>
      <text:p text:style-name="P272"><text:span text:style-name="Emphasis"><text:span text:style-name="T307">1</text:span></text:span><text:span text:style-name="Emphasis"><text:span text:style-name="T306">.</text:span></text:span><text:span text:style-name="Emphasis"><text:span text:style-name="T308">5</text:span></text:span><text:span text:style-name="Emphasis"><text:span text:style-name="T306">. </text:span></text:span><text:span text:style-name="Emphasis"><text:span text:style-name="T308">SSH anomaly coverage and validity</text:span></text:span></text:p>
      <text:p text:style-name="P250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8">Parameter</text:p>
          </table:table-cell>
          <table:table-cell table:style-name="Table20.A1" office:value-type="string">
            <text:p text:style-name="P188">Min threshold</text:p>
          </table:table-cell>
          <table:table-cell table:style-name="Table20.A1" office:value-type="string">
            <text:p text:style-name="P188">Max threshold</text:p>
          </table:table-cell>
          <table:table-cell table:style-name="Table20.D1" office:value-type="string">
            <text:p text:style-name="P192">Percentage edited</text:p>
          </table:table-cell>
        </table:table-row>
        <table:table-row>
          <table:table-cell table:style-name="Table20.A4" office:value-type="string">
            <text:p text:style-name="P210">Flagged as bad</text:p>
          </table:table-cell>
          <table:table-cell table:style-name="Table20.B4" office:value-type="string">
            <text:p text:style-name="P134">-</text:p>
          </table:table-cell>
          <table:table-cell table:style-name="Table20.C4" office:value-type="string">
            <text:p text:style-name="P134">-</text:p>
          </table:table-cell>
          <table:table-cell table:style-name="Table20.D4" office:value-type="string">
            <text:p text:style-name="P178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3">Biased orbit</text:p>
          </table:table-cell>
          <table:table-cell table:style-name="Table20.B4" office:value-type="string">
            <text:p text:style-name="P149">-</text:p>
          </table:table-cell>
          <table:table-cell table:style-name="Table20.C4" office:value-type="string">
            <text:p text:style-name="P149">-</text:p>
          </table:table-cell>
          <table:table-cell table:style-name="Table20.D4" office:value-type="string">
            <text:p text:style-name="P143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8">SSH anomaly</text:p>
          </table:table-cell>
          <table:table-cell table:style-name="Table20.B4" office:value-type="string">
            <text:p text:style-name="P131">-<text:span text:style-name="T395">3</text:span> m</text:p>
          </table:table-cell>
          <table:table-cell table:style-name="Table20.C4" office:value-type="string">
            <text:p text:style-name="P131"><text:span text:style-name="T395">3</text:span> m</text:p>
          </table:table-cell>
          <table:table-cell table:style-name="Table20.D4" office:value-type="string">
            <text:p text:style-name="P143"><text:conditional-text text:condition="ooow:true" text:string-value-if-true="editSLAFDM" text:string-value-if-false="">editSLAFDM</text:conditional-text>%</text:p>
          </table:table-cell>
        </table:table-row>
        <text:soft-page-break/>
        <table:table-row>
          <table:table-cell table:style-name="Table20.A5" office:value-type="string">
            <text:p text:style-name="P188">Standard deviation of SSH anomaly</text:p>
          </table:table-cell>
          <table:table-cell table:style-name="Table20.B5" office:value-type="string">
            <text:p text:style-name="P131">0 m</text:p>
          </table:table-cell>
          <table:table-cell table:style-name="Table20.C5" office:value-type="string">
            <text:p text:style-name="P131">0.<text:span text:style-name="T413">20</text:span> m</text:p>
          </table:table-cell>
          <table:table-cell table:style-name="Table20.D5" office:value-type="string">
            <text:p text:style-name="P143"><text:conditional-text text:condition="ooow:true" text:string-value-if-true="editSLAstdFDM" text:string-value-if-false="">editSLAstdFDM</text:conditional-text>%</text:p>
          </table:table-cell>
        </table:table-row>
        <table:table-row>
          <table:table-cell table:style-name="Table20.A6" office:value-type="string">
            <text:p text:style-name="P188">Inverse barometer correction</text:p>
          </table:table-cell>
          <table:table-cell table:style-name="Table20.B6" office:value-type="string">
            <text:p text:style-name="P131">-2 m</text:p>
          </table:table-cell>
          <table:table-cell table:style-name="Table20.C6" office:value-type="string">
            <text:p text:style-name="P131">2 m</text:p>
          </table:table-cell>
          <table:table-cell table:style-name="Table20.D6" office:value-type="string">
            <text:p text:style-name="P143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92">Wet tropospheric correction</text:p>
          </table:table-cell>
          <table:table-cell table:style-name="Table20.B7" office:value-type="string">
            <text:p text:style-name="P146">-<text:span text:style-name="T386">0.5 m</text:span></text:p>
          </table:table-cell>
          <table:table-cell table:style-name="Table20.C7" office:value-type="string">
            <text:p text:style-name="P146">-<text:span text:style-name="T386">0.001 m</text:span></text:p>
          </table:table-cell>
          <table:table-cell table:style-name="Table20.D7" office:value-type="string">
            <text:p text:style-name="P143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2">Dry tropospheric correction</text:p>
          </table:table-cell>
          <table:table-cell table:style-name="Table20.B8" office:value-type="string">
            <text:p text:style-name="P146">-<text:span text:style-name="T386">2.5 m</text:span></text:p>
          </table:table-cell>
          <table:table-cell table:style-name="Table20.C8" office:value-type="string">
            <text:p text:style-name="P146">-<text:span text:style-name="T386">1.9 m</text:span></text:p>
          </table:table-cell>
          <table:table-cell table:style-name="Table20.D8" office:value-type="string">
            <text:p text:style-name="P143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2">Ionospheric correction</text:p>
          </table:table-cell>
          <table:table-cell table:style-name="Table20.B9" office:value-type="string">
            <text:p text:style-name="P146">-<text:span text:style-name="T386">0.4 m</text:span></text:p>
          </table:table-cell>
          <table:table-cell table:style-name="Table20.C9" office:value-type="string">
            <text:p text:style-name="P143">0.04 m</text:p>
          </table:table-cell>
          <table:table-cell table:style-name="Table20.D9" office:value-type="string">
            <text:p text:style-name="P143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2">Sea state bias</text:p>
          </table:table-cell>
          <table:table-cell table:style-name="Table20.B11" office:value-type="string">
            <text:p text:style-name="P146">-<text:span text:style-name="T386">0.5 m</text:span></text:p>
          </table:table-cell>
          <table:table-cell table:style-name="Table20.C11" office:value-type="string">
            <text:p text:style-name="P143">0 m</text:p>
          </table:table-cell>
          <table:table-cell table:style-name="Table20.D11" office:value-type="string">
            <text:p text:style-name="P143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5">Sigma0</text:p>
          </table:table-cell>
          <table:table-cell table:style-name="Table20.B11" office:value-type="string">
            <text:p text:style-name="P150">7 dB</text:p>
          </table:table-cell>
          <table:table-cell table:style-name="Table20.C11" office:value-type="string">
            <text:p text:style-name="P150">30 dB</text:p>
          </table:table-cell>
          <table:table-cell table:style-name="Table20.D11" office:value-type="string">
            <text:p text:style-name="P157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2">Standard deviation of sigma0</text:p>
          </table:table-cell>
          <table:table-cell table:style-name="Table20.B12" office:value-type="string">
            <text:p text:style-name="P143">0 <text:span text:style-name="T431">dB</text:span></text:p>
          </table:table-cell>
          <table:table-cell table:style-name="Table20.C12" office:value-type="string">
            <text:p text:style-name="P143">0.23 dB</text:p>
          </table:table-cell>
          <table:table-cell table:style-name="Table20.D12" office:value-type="string">
            <text:p text:style-name="P143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8">All together</text:p>
          </table:table-cell>
          <table:table-cell table:style-name="Table20.B13" office:value-type="string">
            <text:p text:style-name="P139">-</text:p>
          </table:table-cell>
          <table:table-cell table:style-name="Table20.C13" office:value-type="string">
            <text:p text:style-name="P139">-</text:p>
          </table:table-cell>
          <table:table-cell table:style-name="Table20.D13" office:value-type="string">
            <text:p text:style-name="P161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5"><text:span text:style-name="T358">Table </text:span><text:span text:style-name="T359">2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text:span text:style-name="T382"> </text:span><text:span text:style-name="T366">The </text:span><text:span text:style-name="T379">biased orbit</text:span><text:span text:style-name="T366"> criteria in the table refers to the orbits highlighted in the 'Warnings' table at the beginning of this report as being suspicious of suffering from a significant orbit bias. </text:span><text:span text:style-name="T367">For such orbits, </text:span><text:span text:style-name="T380">all records</text:span><text:span text:style-name="T367"> </text:span><text:span text:style-name="T380">are</text:span><text:span text:style-name="T367"> rejected.</text:span></text:p>
      <text:p text:style-name="P270"/>
      <text:p text:style-name="P270"/>
      <text:p text:style-name="P270"/>
      <text:p text:style-name="P67"><text:span text:style-name="Emphasis"><text:span text:style-name="T160">Fig. 5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FDM_Fig_5.jpg' %(image_dir),anchor='paragraph',size=(10,6),sizeUnit='cm')</text:span></text:p></text:list-item></text:list></office:annotation></text:p>
      <text:p text:style-name="P294"><text:span text:style-name="T8">Figure </text:span><text:span text:style-name="T17">5</text:span><text:span text:style-name="T289">. Percentage of science-valid FDM 1-Hz SS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0"/>
      <text:p text:style-name="P310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399">6</text:span><office:annotation-end office:name="__Fieldmark__4141_123346739"/>:</text:p>
      <text:p text:style-name="P59"><text:soft-page-break/><text:span text:style-name="T8">Figure </text:span><text:span text:style-name="T17">6</text:span><text:span text:style-name="T289">. Geographical distribution of science-valid FDM 1-Hz SSH anomaly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SH anomaly in cm</text:span><text:span text:style-name="Emphasis"><text:span text:style-name="T60">.</text:span></text:span></text:p>
      <text:p text:style-name="Standard"/>
      <text:p text:style-name="P62"><text:span text:style-name="Emphasis"><text:span text:style-name="T70"/></text:span></text:p>
      <text:p text:style-name="P311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8"><text:span text:style-name="Emphasis"><text:span text:style-name="T130">Figure </text:span></text:span><text:span text:style-name="Emphasis"><text:span text:style-name="T132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Standard"/>
      <text:p text:style-name="Standard"><text:span text:style-name="Emphasis"><text:span text:style-name="T159"/></text:span></text:p>
      <text:p text:style-name="P262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6">8</text:span></text:span><office:annotation-end office:name="__Fieldmark__5218_123346739"/></text:p>
      <text:p text:style-name="P306"><text:span text:style-name="T9">Figure </text:span><text:span text:style-name="T14">8</text:span><text:span text:style-name="T290">. Geographical distribution of science-valid FDM 20-Hz SSH anomaly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SH anomaly noise</text:span><text:span text:style-name="Emphasis"><text:span text:style-name="T60">.</text:span></text:span></text:p>
      <text:p text:style-name="P68"/>
      <text:p text:style-name="P68"><text:span text:style-name="T400">Fig. 9</text:span><text:span text:style-name="T400"><office:annotation office:name="__Fieldmark__5217_123346739"><dc:creator>Unknown Author</dc:creator><dc:date>2014-07-31T14:25:19</dc:date><text:list text:continue-numbering="true" text:style-name=""><text:list-item><text:p text:style-name="P400"><text:span text:style-name="T453">do text</text:span></text:p></text:list-item><text:list-item><text:p text:style-name="P400"><text:span text:style-name="T453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5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00"><text:span text:style-name="T453">do text</text:span></text:p></text:list-item><text:list-item><text:p text:style-name="P400"><text:span text:style-name="T453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4">Figure </text:span></text:span><text:span text:style-name="Default_20_Paragraph_20_Font"><text:span text:style-name="T132">1</text:span></text:span><text:span text:style-name="Default_20_Paragraph_20_Font"><text:span text:style-name="T136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21">Fig. 11</text:span></text:span><office:annotation-end office:name="__Fieldmark__30238_747770932"/></text:p>
      <text:p text:style-name="P53"><text:span text:style-name="Emphasis"><text:span text:style-name="T340">Figure 11</text:span></text:span><text:span text:style-name="Emphasis"><text:span text:style-name="T321">. </text:span></text:span><text:span text:style-name="Emphasis"><text:span text:style-name="T311">2D histogram showing </text:span></text:span><text:span text:style-name="Emphasis"><text:span text:style-name="T321">science</text:span></text:span><text:span text:style-name="Emphasis"><text:span text:style-name="T312">-valid</text:span></text:span><text:span text:style-name="Emphasis"><text:span text:style-name="T311"> </text:span></text:span><text:span text:style-name="Emphasis"><text:span text:style-name="T326">FDM </text:span></text:span><text:span text:style-name="Emphasis"><text:span text:style-name="T311">S</text:span></text:span><text:span text:style-name="Emphasis"><text:span text:style-name="T322">SH anomaly</text:span></text:span><text:span text:style-name="Emphasis"><text:span text:style-name="T311"> noise </text:span></text:span><text:span text:style-name="Emphasis"><text:span text:style-name="T322">as a function of</text:span></text:span><text:span text:style-name="Emphasis"><text:span text:style-name="T311"> SWH </text:span></text:span><text:span text:style-name="Emphasis"><text:span text:style-name="T323">for </text:span></text:span><text:span text:style-name="Emphasis"><text:span text:style-name="T323"><text:conditional-text text:condition="ooow:true" text:string-value-if-true="Report_Date" text:string-value-if-false="">Report_Date</text:conditional-text></text:span></text:span><text:span text:style-name="Emphasis"><text:span text:style-name="T311">. </text:span></text:span><text:span text:style-name="Emphasis"><text:span text:style-name="T324">The black line denotes the median SSH anomaly </text:span></text:span><text:span text:style-name="Emphasis"><text:span text:style-name="T332">noise</text:span></text:span><text:span text:style-name="Emphasis"><text:span text:style-name="T324"> as a function of SWH.</text:span></text:span></text:p>
      <text:p text:style-name="P46"/>
      <text:p text:style-name="P46"/>
      <text:p text:style-name="P228"><text:span text:style-name="Emphasis"><text:span text:style-name="T300">1</text:span></text:span><text:span text:style-name="Emphasis"><text:span text:style-name="T297">.</text:span></text:span><text:span text:style-name="Emphasis"><text:span text:style-name="T300">6</text:span></text:span><text:span text:style-name="Emphasis"><text:span text:style-name="T297">. </text:span></text:span><text:span text:style-name="Emphasis"><text:span text:style-name="T299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13">Fig 1</text:span></text:span><text:span text:style-name="Emphasis"><text:span text:style-name="T325">2</text:span></text:span><office:annotation-end office:name="__Fieldmark__84166_103172357"/></text:p>
      <text:p text:style-name="P91"><text:span text:style-name="Emphasis"><text:span text:style-name="T339">Figure 1</text:span></text:span><text:span text:style-name="Emphasis"><text:span text:style-name="T341">2</text:span></text:span><text:span text:style-name="Emphasis"><text:span text:style-name="T313">. </text:span></text:span><text:span text:style-name="Emphasis"><text:span text:style-name="T319">C</text:span></text:span><text:span text:style-name="Emphasis"><text:span text:style-name="T313">rossover </text:span></text:span><text:span text:style-name="Emphasis"><text:span text:style-name="T315">differences</text:span></text:span><text:span text:style-name="Emphasis"><text:span text:style-name="T313"> </text:span></text:span><text:span text:style-name="Emphasis"><text:span text:style-name="T314">for the </text:span></text:span><text:span text:style-name="Emphasis"><text:span text:style-name="T316">science-valid </text:span></text:span><text:span text:style-name="Emphasis"><text:span text:style-name="T320">FDM</text:span></text:span><text:span text:style-name="Emphasis"><text:span text:style-name="T314"> SSH anomaly </text:span></text:span><text:span text:style-name="Emphasis"><text:span text:style-name="T319">for </text:span></text:span><text:span text:style-name="Emphasis"><text:span text:style-name="T318"><text:conditional-text text:condition="ooow:true" text:string-value-if-true="Report_Date" text:string-value-if-false="">Report_Date</text:conditional-text></text:span></text:span><text:span text:style-name="Emphasis"><text:span text:style-name="T313">.</text:span></text:span><text:span text:style-name="Emphasis"><text:span text:style-name="T316"> The difference at each crossover is computed as the difference between median values over 2-</text:span></text:span><text:span text:style-name="Emphasis"><text:span text:style-name="T334">second</text:span></text:span><text:span text:style-name="Emphasis"><text:span text:style-name="T316"> window</text:span></text:span><text:span text:style-name="Emphasis"><text:span text:style-name="T334">s</text:span></text:span><text:span text:style-name="Emphasis"><text:span text:style-name="T316"> centred about the crossover.</text:span></text:span></text:p>
      <text:p text:style-name="P91"><text:soft-page-break/></text:p>
      <text:p text:style-name="P92"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27">Fig. 13</text:span></text:span><office:annotation-end office:name="__Fieldmark__44342_747770932"/></text:p>
      <text:p text:style-name="P93"><text:span text:style-name="Emphasis"><text:span text:style-name="T343">Figure 13</text:span></text:span><text:span text:style-name="Emphasis"><text:span text:style-name="T327">. Standard deviation of differences at crossovers </text:span></text:span><text:span text:style-name="Emphasis"><text:span text:style-name="T328">for FDM SSH anomaly</text:span></text:span><text:span text:style-name="Emphasis"><text:span text:style-name="T327"> </text:span></text:span><text:span text:style-name="Emphasis"><text:span text:style-name="T328">for each day in </text:span></text:span><text:span text:style-name="Default_20_Paragraph_20_Font"><text:span text:style-name="T336"><text:conditional-text text:condition="ooow:true" text:string-value-if-true="Report_Date" text:string-value-if-false="">Report_Date</text:conditional-text></text:span></text:span><text:span text:style-name="Default_20_Paragraph_20_Font"><text:span text:style-name="T336">. </text:span></text:span><text:span text:style-name="Default_20_Paragraph_20_Font"><text:span text:style-name="T337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38">The mean (</text:span></text:span><text:span text:style-name="Emphasis"><text:span text:style-name="T391">μ</text:span></text:span><text:span text:style-name="Emphasis"><text:span text:style-name="T338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338"> are also shown.</text:span></text:span></text:p>
      <text:p text:style-name="P64"/>
      <text:p text:style-name="P229"><text:span text:style-name="Emphasis"><text:span text:style-name="T300">1</text:span></text:span><text:span text:style-name="Emphasis"><text:span text:style-name="T297">.</text:span></text:span><text:span text:style-name="Emphasis"><text:span text:style-name="T300">7</text:span></text:span><text:span text:style-name="Emphasis"><text:span text:style-name="T297">. </text:span></text:span><text:span text:style-name="Emphasis"><text:span text:style-name="T300">SWH coverage and validity</text:span></text:span></text:p>
      <text:p text:style-name="P3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89">Parameter</text:p>
          </table:table-cell>
          <table:table-cell table:style-name="Table7.A1" office:value-type="string">
            <text:p text:style-name="P189">Min threshold</text:p>
          </table:table-cell>
          <table:table-cell table:style-name="Table7.A1" office:value-type="string">
            <text:p text:style-name="P189">Max threshold</text:p>
          </table:table-cell>
          <table:table-cell table:style-name="Table7.D1" office:value-type="string">
            <text:p text:style-name="P201">Percentage edited</text:p>
          </table:table-cell>
        </table:table-row>
        <table:table-row>
          <table:table-cell table:style-name="Table7.A3" office:value-type="string">
            <text:p text:style-name="P211">Flagged as bad</text:p>
          </table:table-cell>
          <table:table-cell table:style-name="Table7.B3" office:value-type="string">
            <text:p text:style-name="P167">-</text:p>
          </table:table-cell>
          <table:table-cell table:style-name="Table7.C3" office:value-type="string">
            <text:p text:style-name="P136">-</text:p>
          </table:table-cell>
          <table:table-cell table:style-name="Table7.D3" office:value-type="string">
            <text:p text:style-name="P179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89">SWH</text:p>
          </table:table-cell>
          <table:table-cell table:style-name="Table7.B3" office:value-type="string">
            <text:p text:style-name="P165">0 m</text:p>
          </table:table-cell>
          <table:table-cell table:style-name="Table7.C3" office:value-type="string">
            <text:p text:style-name="P132">15 m</text:p>
          </table:table-cell>
          <table:table-cell table:style-name="Table7.D3" office:value-type="string">
            <text:p text:style-name="P158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89">Standard deviation of SWH (1-Hz block)</text:p>
          </table:table-cell>
          <table:table-cell table:style-name="Table7.B4" office:value-type="string">
            <text:p text:style-name="P132">0 m</text:p>
          </table:table-cell>
          <table:table-cell table:style-name="Table7.C4" office:value-type="string">
            <text:p text:style-name="P165">1 m</text:p>
          </table:table-cell>
          <table:table-cell table:style-name="Table7.D4" office:value-type="string">
            <text:p text:style-name="P158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4">All together</text:p>
          </table:table-cell>
          <table:table-cell table:style-name="Table7.B5" office:value-type="string">
            <text:p text:style-name="P140">-</text:p>
          </table:table-cell>
          <table:table-cell table:style-name="Table7.C5" office:value-type="string">
            <text:p text:style-name="P140">-</text:p>
          </table:table-cell>
          <table:table-cell table:style-name="Table7.D5" office:value-type="string">
            <text:p text:style-name="P162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42"><text:span text:style-name="T358">Table </text:span><text:span text:style-name="T360">3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Standard"/>
      <text:p text:style-name="P71"><text:span text:style-name="Emphasis"><text:span text:style-name="T160">Fig. 14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FDM_Fig_14.jpg' %(image_dir),anchor='paragraph',size=(10,6),sizeUnit='cm')</text:span></text:p></text:list-item></text:list></office:annotation></text:p>
      <text:p text:style-name="P302"><text:span text:style-name="T8">Figure </text:span><text:span text:style-name="T18">1</text:span><text:span text:style-name="T28">4</text:span><text:span text:style-name="T289">. Percentage of science-valid FDM 1-Hz SW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4"/>
      <text:p text:style-name="P314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01">15</text:span>:<office:annotation-end office:name="__Fieldmark__18631_631261100"/></text:p>
      <text:p text:style-name="P71"><text:span text:style-name="T8">Figure </text:span><text:span text:style-name="T18">1</text:span><text:span text:style-name="T28">5</text:span><text:span text:style-name="T289">. Geographical distribution of science-valid FDM 1-Hz SWH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WH in m</text:span><text:span text:style-name="Emphasis"><text:span text:style-name="T60">.</text:span></text:span></text:p>
      <text:p text:style-name="P71"/>
      <text:p text:style-name="P71"><text:span text:style-name="Emphasis"><text:span text:style-name="T70"/></text:span></text:p>
      <text:p text:style-name="P314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4"><text:soft-page-break/><text:span text:style-name="Emphasis"><text:span text:style-name="T130">Figure </text:span></text:span><text:span text:style-name="Emphasis"><text:span text:style-name="T137">1</text:span></text:span><text:span text:style-name="Emphasis"><text:span text:style-name="T145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71"/>
      <text:p text:style-name="P71"><text:span text:style-name="Emphasis"><text:span text:style-name="T159"/></text:span></text:p>
      <text:p text:style-name="P264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18">1</text:span></text:span><text:span text:style-name="Emphasis"><text:span text:style-name="T123">7</text:span></text:span><office:annotation-end office:name="__Fieldmark__19217_631261100"/></text:p>
      <text:p text:style-name="P307"><text:span text:style-name="T9">Figure </text:span><text:span text:style-name="T18">1</text:span><text:span text:style-name="T29">7</text:span><text:span text:style-name="T290">. Geographical distribution of science-valid FDM 20-Hz SWH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WH noise</text:span><text:span text:style-name="Emphasis"><text:span text:style-name="T60">.</text:span></text:span></text:p>
      <text:p text:style-name="P69"/>
      <text:p text:style-name="P69"><text:span text:style-name="T400">Fig. 18</text:span><text:span text:style-name="T400"><office:annotation office:name="__Fieldmark__5217_123346739"><dc:creator>Unknown Author</dc:creator><dc:date>2014-07-31T14:25:19</dc:date><text:list text:continue-numbering="true" text:style-name=""><text:list-item><text:p text:style-name="P400"><text:span text:style-name="T453">do text</text:span></text:p></text:list-item><text:list-item><text:p text:style-name="P400"><text:span text:style-name="T453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7">1</text:span></text:span><text:span text:style-name="Emphasis"><text:span text:style-name="T145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94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29">Figure </text:span></text:span><text:span text:style-name="Default_20_Paragraph_20_Font"><text:span text:style-name="T132">1</text:span></text:span><text:span text:style-name="Default_20_Paragraph_20_Font"><text:span text:style-name="T145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30"><text:span text:style-name="Emphasis"><text:span text:style-name="T300">1</text:span></text:span><text:span text:style-name="Emphasis"><text:span text:style-name="T297">.</text:span></text:span><text:span text:style-name="Emphasis"><text:span text:style-name="T301">8</text:span></text:span><text:span text:style-name="Emphasis"><text:span text:style-name="T297">. </text:span></text:span><text:span text:style-name="Emphasis"><text:span text:style-name="T300">S</text:span></text:span><text:span text:style-name="Emphasis"><text:span text:style-name="T301">igma0</text:span></text:span><text:span text:style-name="Emphasis"><text:span text:style-name="T300"> coverage and validity</text:span></text:span></text:p>
      <text:p text:style-name="P3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9">Parameter</text:p>
          </table:table-cell>
          <table:table-cell table:style-name="Table4.A1" office:value-type="string">
            <text:p text:style-name="P189">Min threshold</text:p>
          </table:table-cell>
          <table:table-cell table:style-name="Table4.A1" office:value-type="string">
            <text:p text:style-name="P189">Max threshold</text:p>
          </table:table-cell>
          <table:table-cell table:style-name="Table4.D1" office:value-type="string">
            <text:p text:style-name="P201">Percentage edited</text:p>
          </table:table-cell>
        </table:table-row>
        <table:table-row>
          <table:table-cell table:style-name="Table4.A3" office:value-type="string">
            <text:p text:style-name="P211">Flagged as bad</text:p>
          </table:table-cell>
          <table:table-cell table:style-name="Table4.B3" office:value-type="string">
            <text:p text:style-name="P153">-</text:p>
          </table:table-cell>
          <table:table-cell table:style-name="Table4.C3" office:value-type="string">
            <text:p text:style-name="P153">-</text:p>
          </table:table-cell>
          <table:table-cell table:style-name="Table4.D3" office:value-type="string">
            <text:p text:style-name="P179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89">Sigma0</text:p>
          </table:table-cell>
          <table:table-cell table:style-name="Table4.B3" office:value-type="string">
            <text:p text:style-name="P151">7 dB</text:p>
          </table:table-cell>
          <table:table-cell table:style-name="Table4.C3" office:value-type="string">
            <text:p text:style-name="P151">30 dB</text:p>
          </table:table-cell>
          <table:table-cell table:style-name="Table4.D3" office:value-type="string">
            <text:p text:style-name="P158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89">Standard deviation of Sigma0 (1-Hz block)</text:p>
          </table:table-cell>
          <table:table-cell table:style-name="Table4.B4" office:value-type="string">
            <text:p text:style-name="P132">0 dB</text:p>
          </table:table-cell>
          <table:table-cell table:style-name="Table4.C4" office:value-type="string">
            <text:p text:style-name="P151">0.23 dB</text:p>
          </table:table-cell>
          <table:table-cell table:style-name="Table4.D4" office:value-type="string">
            <text:p text:style-name="P158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4">All together</text:p>
          </table:table-cell>
          <table:table-cell table:style-name="Table4.B5" office:value-type="string">
            <text:p text:style-name="P140">-</text:p>
          </table:table-cell>
          <table:table-cell table:style-name="Table4.C5" office:value-type="string">
            <text:p text:style-name="P140">-</text:p>
          </table:table-cell>
          <table:table-cell table:style-name="Table4.D5" office:value-type="string">
            <text:p text:style-name="P162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42"><text:span text:style-name="T358">Table </text:span><text:span text:style-name="T361">4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Standard"><text:soft-page-break/></text:p>
      <text:p text:style-name="Standard"/>
      <text:p text:style-name="Standard"/>
      <text:p text:style-name="Standard"/>
      <text:p text:style-name="P72"><text:span text:style-name="Emphasis"><text:span text:style-name="T160">Fig. 20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FDM_Fig_20.jpg' %(image_dir),anchor='paragraph',size=(10,6),sizeUnit='cm')</text:span></text:p></text:list-item></text:list></office:annotation></text:p>
      <text:p text:style-name="P295"><text:span text:style-name="T8">Figure </text:span><text:span text:style-name="T30">20</text:span><text:span text:style-name="T289">. Percentage of science-valid FDM 1-Hz sigma0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5"/>
      <text:p text:style-name="P315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07">21</text:span>:<office:annotation-end office:name="__Fieldmark__19218_631261100"/></text:p>
      <text:p text:style-name="P72"><text:span text:style-name="T8">Figure </text:span><text:span text:style-name="T29">2</text:span><text:span text:style-name="T30">1</text:span><text:span text:style-name="T289">. Geographical distribution of science-valid FDM 1-Hz sigma0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igma0 in dB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5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5"><text:span text:style-name="Emphasis"><text:span text:style-name="T130">Figure </text:span></text:span><text:span text:style-name="Emphasis"><text:span text:style-name="T143">2</text:span></text:span><text:span text:style-name="Emphasis"><text:span text:style-name="T146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72"/>
      <text:p text:style-name="P72"><text:span text:style-name="Emphasis"><text:span text:style-name="T159"/></text:span></text:p>
      <text:p text:style-name="P265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19">2</text:span></text:span><text:span text:style-name="Emphasis"><text:span text:style-name="T124">3</text:span></text:span><office:annotation-end office:name="__Fieldmark__19810_631261100"/></text:p>
      <text:p text:style-name="P308"><text:span text:style-name="T9">Figure </text:span><text:span text:style-name="T19">2</text:span><text:span text:style-name="T30">3</text:span><text:span text:style-name="T290">. Geographical distribution of science-valid FDM 20-Hz sigma0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igma0 noise</text:span><text:span text:style-name="Emphasis"><text:span text:style-name="T60">.</text:span></text:span></text:p>
      <text:p text:style-name="P70"/>
      <text:p text:style-name="P70"><text:span text:style-name="T400">Fig. 24</text:span><text:span text:style-name="T400"><office:annotation office:name="__Fieldmark__5217_123346739"><dc:creator>Unknown Author</dc:creator><dc:date>2014-07-31T14:25:19</dc:date><text:list text:continue-numbering="true" text:style-name=""><text:list-item><text:p text:style-name="P400"><text:span text:style-name="T453">do text</text:span></text:p></text:list-item><text:list-item><text:p text:style-name="P400"><text:span text:style-name="T453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3">Figure </text:span></text:span><text:span text:style-name="Emphasis"><text:span text:style-name="T138">2</text:span></text:span><text:span text:style-name="Emphasis"><text:span text:style-name="T146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5"/>
      <text:p text:style-name="P65"/>
      <text:p text:style-name="P95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pan text:style-name="Default_20_Paragraph_20_Font"><text:span text:style-name="T129">Figure </text:span></text:span><text:span text:style-name="Default_20_Paragraph_20_Font"><text:span text:style-name="T147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65"/>
      <text:p text:style-name="P230"><text:span text:style-name="Emphasis"><text:span text:style-name="T300">1</text:span></text:span><text:span text:style-name="Emphasis"><text:span text:style-name="T297">.</text:span></text:span><text:span text:style-name="Emphasis"><text:span text:style-name="T303">9</text:span></text:span><text:span text:style-name="Emphasis"><text:span text:style-name="T297">. </text:span></text:span><text:span text:style-name="Emphasis"><text:span text:style-name="T301">wind speed</text:span></text:span><text:span text:style-name="Emphasis"><text:span text:style-name="T300"> coverage and validity</text:span></text:span></text:p>
      <text:p text:style-name="P58"><text:soft-page-break/></text:p>
      <text:p text:style-name="P3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9">Parameter</text:p>
          </table:table-cell>
          <table:table-cell table:style-name="Table5.A1" office:value-type="string">
            <text:p text:style-name="P189">Min threshold</text:p>
          </table:table-cell>
          <table:table-cell table:style-name="Table5.A1" office:value-type="string">
            <text:p text:style-name="P189">Max threshold</text:p>
          </table:table-cell>
          <table:table-cell table:style-name="Table5.D1" office:value-type="string">
            <text:p text:style-name="P201">Percentage edited</text:p>
          </table:table-cell>
        </table:table-row>
        <table:table-row>
          <table:table-cell table:style-name="Table5.A2" office:value-type="string">
            <text:p text:style-name="P211">Flagged as bad</text:p>
          </table:table-cell>
          <table:table-cell table:style-name="Table5.B2" office:value-type="string">
            <text:p text:style-name="P167">-</text:p>
          </table:table-cell>
          <table:table-cell table:style-name="Table5.C2" office:value-type="string">
            <text:p text:style-name="P173">-</text:p>
          </table:table-cell>
          <table:table-cell table:style-name="Table5.D2" office:value-type="string">
            <text:p text:style-name="P179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7">Altimeter wind speed</text:p>
          </table:table-cell>
          <table:table-cell table:style-name="Table5.B3" office:value-type="string">
            <text:p text:style-name="P165">0 m/s</text:p>
          </table:table-cell>
          <table:table-cell table:style-name="Table5.C3" office:value-type="string">
            <text:p text:style-name="P171">30 m/s</text:p>
          </table:table-cell>
          <table:table-cell table:style-name="Table5.D3" office:value-type="string">
            <text:p text:style-name="P158"><text:conditional-text text:condition="ooow:true" text:string-value-if-true="editWspFDM" text:string-value-if-false="">editWspFDM</text:conditional-text>%</text:p>
          </table:table-cell>
        </table:table-row>
      </table:table>
      <text:p text:style-name="P242"><text:span text:style-name="T358">Table </text:span><text:span text:style-name="T361">5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3"><text:span text:style-name="Emphasis"><text:span text:style-name="T160">Fig. 26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FDM_Fig_26.jpg' %(image_dir),anchor='paragraph',size=(10,6),sizeUnit='cm')</text:span></text:p></text:list-item></text:list></office:annotation></text:p>
      <text:p text:style-name="P296"><text:span text:style-name="T8">Figure </text:span><text:span text:style-name="T20">2</text:span><text:span text:style-name="T31">6</text:span><text:span text:style-name="T289">. Percentage of science-valid FDM 1-Hz wind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6"/>
      <text:p text:style-name="P313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02">27</text:span>:<office:annotation-end office:name="__Fieldmark__20403_631261100"/></text:p>
      <text:p text:style-name="P73"><text:span text:style-name="T8">Figure </text:span><text:span text:style-name="T20">2</text:span><text:span text:style-name="T31">7</text:span><text:span text:style-name="T289">. Geographical distribution of science-valid FDM 1-Hz wind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wind in m/s</text:span><text:span text:style-name="Emphasis"><text:span text:style-name="T60">.</text:span></text:span></text:p>
      <text:p text:style-name="P73"/>
      <text:p text:style-name="P73"><text:span text:style-name="Emphasis"><text:span text:style-name="T70"/></text:span></text:p>
      <text:p text:style-name="P313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6"><text:span text:style-name="Emphasis"><text:span text:style-name="T130">Figure </text:span></text:span><text:span text:style-name="Emphasis"><text:span text:style-name="T139">2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73"/>
      <text:p text:style-name="P24"/>
      <text:p text:style-name="P58"/>
      <text:p text:style-name="P231"><text:span text:style-name="Emphasis"><text:span text:style-name="T300">1</text:span></text:span><text:span text:style-name="Emphasis"><text:span text:style-name="T297">.</text:span></text:span><text:span text:style-name="Emphasis"><text:span text:style-name="T303">10</text:span></text:span><text:span text:style-name="Emphasis"><text:span text:style-name="T297">. </text:span></text:span><text:span text:style-name="Emphasis"><text:span text:style-name="T302">mispointing</text:span></text:span><text:span text:style-name="Emphasis"><text:span text:style-name="T301"> </text:span></text:span><text:span text:style-name="Emphasis"><text:span text:style-name="T300">coverage and validity</text:span></text:span></text:p>
      <text:p text:style-name="P58"/>
      <text:p text:style-name="P73"><text:span text:style-name="Emphasis"><text:span text:style-name="T160">Fig. 29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FDM_Fig_29.jpg' %(image_dir),anchor='paragraph',size=(10,6),sizeUnit='cm')</text:span></text:p></text:list-item></text:list></office:annotation></text:p>
      <text:p text:style-name="P296"><text:soft-page-break/><text:span text:style-name="T8">Figure </text:span><text:span text:style-name="T20">2</text:span><text:span text:style-name="T31">9</text:span><text:span text:style-name="T289">. Percentage of science-valid FDM 1-Hz mispointing records over ocean and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6"/>
      <text:p text:style-name="P313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08">30</text:span>:<office:annotation-end office:name="__Fieldmark__20405_631261100"/></text:p>
      <text:p text:style-name="P74"/>
      <text:p text:style-name="P105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4"><text:span text:style-name="T8">Figure </text:span><text:span text:style-name="T31">30</text:span><text:span text:style-name="T289">. Geographical distribution of science-valid FDM 1-Hz mispointing data over oceans and lakes for ascending (top) and descending (bottom) pass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mispointing in 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60">.</text:span></text:span></text:p>
      <text:p text:style-name="P73"/>
      <text:p text:style-name="P73"><text:span text:style-name="Emphasis"><text:span text:style-name="T70"/></text:span></text:p>
      <text:p text:style-name="P313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7"><text:span text:style-name="Emphasis"><text:span text:style-name="T130">Figure </text:span></text:span><text:span text:style-name="Emphasis"><text:span text:style-name="T147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list xml:id="list104747064541276" text:continue-list="list7559719528080465081" text:style-name="Outline">
        <text:list-item>
          <text:p text:style-name="P395">Summary of results for <text:span text:style-name="T398">IOP</text:span></text:p>
        </text:list-item>
      </text:list>
      <text:p text:style-name="P25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0">Note <text:span text:style-name="T404">2.</text:span>1:</text:p>
          </table:table-cell>
          <table:table-cell table:style-name="Table6.A1" office:value-type="string">
            <text:p text:style-name="P322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40">Note <text:span text:style-name="T404">2.2</text:span>:</text:p>
          </table:table-cell>
          <table:table-cell table:style-name="Table6.A1" office:value-type="string">
            <text:p text:style-name="P324"><text:span text:style-name="Emphasis"><text:span text:style-name="T369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31">Note <text:span text:style-name="T414">2.3</text:span>:</text:p>
          </table:table-cell>
          <table:table-cell table:style-name="Table15.A1" office:value-type="string">
            <text:p text:style-name="P327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31">Note <text:span text:style-name="T414">2.4</text:span>:</text:p>
          </table:table-cell>
          <table:table-cell table:style-name="Table16.A1" office:value-type="string">
            <text:p text:style-name="P320"><text:span text:style-name="Emphasis"><text:span text:style-name="T370">“</text:span></text:span><text:span text:style-name="Emphasis"><text:span text:style-name="T371">science-valid</text:span></text:span><text:span text:style-name="Emphasis"><text:span text:style-name="T370">” refers to </text:span></text:span><text:span text:style-name="Emphasis"><text:span text:style-name="T375">flag-valid </text:span></text:span><text:span text:style-name="Emphasis"><text:span text:style-name="T372">records</text:span></text:span><text:span text:style-name="Emphasis"><text:span text:style-name="T370"> </text:span></text:span><text:span text:style-name="Emphasis"><text:span text:style-name="T375">(</text:span></text:span><text:span text:style-name="Emphasis"><text:span text:style-name="T373">over oceans and lakes </text:span></text:span><text:span text:style-name="Emphasis"><text:span text:style-name="T375">and excluding polar regions)</text:span></text:span><text:span text:style-name="Emphasis"><text:span text:style-name="T373"> </text:span></text:span><text:span text:style-name="Emphasis"><text:span text:style-name="T374">that meet</text:span></text:span><text:span text:style-name="Emphasis"><text:span text:style-name="T373"> the editing criteria described in </text:span></text:span><text:span text:style-name="Emphasis"><text:span text:style-name="T375">the </text:span></text:span><text:span text:style-name="Emphasis"><text:span text:style-name="T376">T</text:span></text:span><text:span text:style-name="Emphasis"><text:span text:style-name="T375">ables </text:span></text:span><text:span text:style-name="Emphasis"><text:span text:style-name="T376">7, 8, 9, 10.</text:span></text:span></text:p>
          </table:table-cell>
        </table:table-row>
      </table:table>
      <text:p text:style-name="P338"/>
      <text:p text:style-name="P273"><text:span text:style-name="Emphasis"><text:span text:style-name="T309">2</text:span></text:span><text:span text:style-name="Emphasis"><text:span text:style-name="T306">.1. </text:span></text:span><text:span text:style-name="Emphasis"><text:span text:style-name="T307">Summary</text:span></text:span></text:p>
      <text:p text:style-name="P273"/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7">2</text:span></text:span><text:span text:style-name="Emphasis"><text:span text:style-name="T306">. </text:span></text:span><text:span text:style-name="Emphasis"><text:span text:style-name="T307">Data used</text:span></text:span></text:p>
      <text:p text:style-name="P226">Product: <text:span text:style-name="T2">IOP</text:span></text:p>
      <text:p text:style-name="P223"><text:span text:style-name="T285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3"><text:span text:style-name="T285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20">Range of <text:span text:style-name="T296">complete </text:span>orbits <text:span text:style-name="T296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7">3</text:span></text:span><text:span text:style-name="Emphasis"><text:span text:style-name="T306">. </text:span></text:span><text:span text:style-name="Emphasis"><text:span text:style-name="T307">Data flow</text:span></text:span></text:p>
      <text:p text:style-name="P66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6"> </text:span></text:span><text:span text:style-name="Default_20_Paragraph_20_Font"><text:span text:style-name="T286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86"> days [</text:span></text:span><text:span text:style-name="Default_20_Paragraph_20_Font"><text:span text:style-name="T286"><text:conditional-text text:condition="ooow:true" text:string-value-if-true="latencyLowIOP" text:string-value-if-false="">latencyLowIOP</text:conditional-text></text:span></text:span><text:span text:style-name="Default_20_Paragraph_20_Font"><text:span text:style-name="T286"> - </text:span></text:span><text:span text:style-name="Default_20_Paragraph_20_Font"><text:span text:style-name="T286"><text:conditional-text text:condition="ooow:true" text:string-value-if-true="latencyUpIOP" text:string-value-if-false="">latencyUpIOP</text:conditional-text></text:span></text:span><text:span text:style-name="Default_20_Paragraph_20_Font"><text:span text:style-name="T286">]</text:span></text:span></text:p>
      <text:p text:style-name="P66"/>
      <text:p text:style-name="P66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87">Fig. 1</text:span></text:span><office:annotation-end office:name="__Fieldmark__54119_412694018"/></text:p>
      <text:p text:style-name="P77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87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0">±</text:span></text:span><text:span text:style-name="Default_20_Paragraph_20_Font"><text:span text:style-name="T393">1</text:span></text:span><text:span text:style-name="Default_20_Paragraph_20_Font"><text:span text:style-name="T287"> standard deviation (blue dashed line). The percentage of records delivered within 3 days is also shown (red, right y-axis). The horizontal black line denotes the 3 days threshold.</text:span></text:span></text:p>
      <text:p text:style-name="P66"><text:span text:style-name="Default_20_Paragraph_20_Font"/></text:p>
      <text:p text:style-name="P66"><text:span text:style-name="Default_20_Paragraph_20_Font"/></text:p>
      <text:p text:style-name="P66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49">Fig. 2</text:span></text:span><office:annotation-end office:name="__Fieldmark__55361_412694018"/></text:p>
      <text:p text:style-name="P66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4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6"/>
      <text:p text:style-name="P66"><text:soft-page-break/></text:p>
      <text:p text:style-name="P66"/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7">4</text:span></text:span><text:span text:style-name="Emphasis"><text:span text:style-name="T306">. </text:span></text:span><text:span text:style-name="Emphasis"><text:span text:style-name="T307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7"/>
          </table:table-cell>
          <table:table-cell table:style-name="Table9.A1" office:value-type="string">
            <text:p text:style-name="P185">Present in <text:span text:style-name="T412">month</text:span></text:p>
          </table:table-cell>
          <table:table-cell table:style-name="Table9.A1" office:value-type="string">
            <text:p text:style-name="P183">Theoretical max.</text:p>
          </table:table-cell>
          <table:table-cell table:style-name="Table9.D1" office:value-type="string">
            <text:p text:style-name="P183">Percentage (%)</text:p>
          </table:table-cell>
        </table:table-row>
        <table:table-row>
          <table:table-cell table:style-name="Table9.A2" office:value-type="string">
            <text:p text:style-name="P183">Total</text:p>
          </table:table-cell>
          <table:table-cell table:style-name="Table9.B2" office:value-type="string">
            <text:p text:style-name="P126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29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6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3">Ocean<text:span text:style-name="T383">s and lakes</text:span></text:p>
          </table:table-cell>
          <table:table-cell table:style-name="Table9.B3" office:value-type="string">
            <text:p text:style-name="P126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6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6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39"><text:span text:style-name="T358">Table </text:span><text:span text:style-name="T362">6</text:span>. <text:span text:style-name="T353">Number of total </text:span><text:span text:style-name="T354">(land and ocean/</text:span><text:span text:style-name="T368">lake</text:span><text:span text:style-name="T354">)</text:span><text:span text:style-name="T353"> and </text:span><text:span text:style-name="T368">only </text:span><text:span text:style-name="T353">ocean/</text:span><text:span text:style-name="T364">lake</text:span><text:span text:style-name="T353"> records </text:span><text:span text:style-name="T378">(based on the surface_type flag)</text:span><text:span text:style-name="T353"> </text:span><text:span text:style-name="T355">together with the</text:span><text:span text:style-name="T356">ir</text:span><text:span text:style-name="T355"> percentage </text:span><text:span text:style-name="T356">relative to the theoretically expected number of measurements </text:span><text:span text:style-name="Default_20_Paragraph_20_Font"><text:span text:style-name="T352">from the orbits ground tracks</text:span></text:span><text:span text:style-name="T368"> for</text:span><text:span text:style-name="T353"> </text:span><text:span text:style-name="T353"><text:conditional-text text:condition="ooow:true" text:string-value-if-true="Report_Date" text:string-value-if-false="">Report_Date</text:conditional-text></text:span><text:span text:style-name="T353">. </text:span><text:span text:style-name="T356">Th</text:span><text:span text:style-name="T357">eoretical values are also shown.</text:span></text:p>
      <text:p text:style-name="P12"/>
      <text:p text:style-name="P12"/>
      <text:p text:style-name="P12"/>
      <text:p text:style-name="P7">Fig. <text:span text:style-name="T350">3</text:span><office:annotation office:name="__Fieldmark__580_1509170116"><dc:creator>Unknown Author</dc:creator><dc:date>2014-07-25T11:19:08</dc:date><text:list text:continue-numbering="true" text:style-name=""><text:list-item><text:p text:style-name="P400"><text:span text:style-name="T454">do text</text:span></text:p></text:list-item><text:list-item><text:p text:style-name="P400"><text:span text:style-name="T454">from <text:s text:c="28"/>document(at='%s/IOP_Fig_3.jpg' %(image_dir),anchor='paragraph',</text:span><text:span text:style-name="T455">size=(12,7.2),sizeUnit='cm'</text:span><text:span text:style-name="T454">)</text:span></text:p></text:list-item></text:list></office:annotation></text:p>
      <text:p text:style-name="P77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87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.</text:span></text:span></text:p>
      <text:p text:style-name="P66"/>
      <text:p text:style-name="P66"><text:span text:style-name="Default_20_Paragraph_20_Font"/></text:p>
      <text:p text:style-name="P268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88">Fig. 4</text:span></text:span><office:annotation-end office:name="__Fieldmark__56602_412694018"/></text:p>
      <text:p text:style-name="P258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88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53"/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8">5</text:span></text:span><text:span text:style-name="Emphasis"><text:span text:style-name="T306">. </text:span></text:span><text:span text:style-name="Emphasis"><text:span text:style-name="T308">SSH anomaly coverage and validity</text:span></text:span></text:p>
      <text:p text:style-name="P25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90">Parameter</text:p>
          </table:table-cell>
          <table:table-cell table:style-name="Table10.A1" office:value-type="string">
            <text:p text:style-name="P190">Min threshold</text:p>
          </table:table-cell>
          <table:table-cell table:style-name="Table10.A1" office:value-type="string">
            <text:p text:style-name="P190">Max threshold</text:p>
          </table:table-cell>
          <table:table-cell table:style-name="Table10.D1" office:value-type="string">
            <text:p text:style-name="P193">Percentage edited</text:p>
          </table:table-cell>
        </table:table-row>
        <table:table-row>
          <table:table-cell table:style-name="Table10.A4" office:value-type="string">
            <text:p text:style-name="P211">Flagged as bad</text:p>
          </table:table-cell>
          <table:table-cell table:style-name="Table10.B4" office:value-type="string">
            <text:p text:style-name="P135">-</text:p>
          </table:table-cell>
          <table:table-cell table:style-name="Table10.C4" office:value-type="string">
            <text:p text:style-name="P135">-</text:p>
          </table:table-cell>
          <table:table-cell table:style-name="Table10.D4" office:value-type="string">
            <text:p text:style-name="P179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3">Biased orbit</text:p>
          </table:table-cell>
          <table:table-cell table:style-name="Table10.B4" office:value-type="string">
            <text:p text:style-name="P149">-</text:p>
          </table:table-cell>
          <table:table-cell table:style-name="Table10.C4" office:value-type="string">
            <text:p text:style-name="P149">-</text:p>
          </table:table-cell>
          <table:table-cell table:style-name="Table10.D4" office:value-type="string">
            <text:p text:style-name="P143"><text:conditional-text text:condition="ooow:true" text:string-value-if-true="BiasedOrbitIOP" text:string-value-if-false="">BiasedOrbitIOP</text:conditional-text>%</text:p>
          </table:table-cell>
        </table:table-row>
        <text:soft-page-break/>
        <table:table-row>
          <table:table-cell table:style-name="Table10.A4" office:value-type="string">
            <text:p text:style-name="P190">SSH anomaly</text:p>
          </table:table-cell>
          <table:table-cell table:style-name="Table10.B4" office:value-type="string">
            <text:p text:style-name="P133">-<text:span text:style-name="T395">3</text:span> m</text:p>
          </table:table-cell>
          <table:table-cell table:style-name="Table10.C4" office:value-type="string">
            <text:p text:style-name="P133"><text:span text:style-name="T395">3</text:span> m</text:p>
          </table:table-cell>
          <table:table-cell table:style-name="Table10.D4" office:value-type="string">
            <text:p text:style-name="P144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90">Standard deviation of SSH anomaly</text:p>
          </table:table-cell>
          <table:table-cell table:style-name="Table10.B5" office:value-type="string">
            <text:p text:style-name="P133">0 m</text:p>
          </table:table-cell>
          <table:table-cell table:style-name="Table10.C5" office:value-type="string">
            <text:p text:style-name="P133">0.<text:span text:style-name="T413">20</text:span> m</text:p>
          </table:table-cell>
          <table:table-cell table:style-name="Table10.D5" office:value-type="string">
            <text:p text:style-name="P144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90">Inverse barometer correction</text:p>
          </table:table-cell>
          <table:table-cell table:style-name="Table10.B6" office:value-type="string">
            <text:p text:style-name="P133">-2 m</text:p>
          </table:table-cell>
          <table:table-cell table:style-name="Table10.C6" office:value-type="string">
            <text:p text:style-name="P133">2 m</text:p>
          </table:table-cell>
          <table:table-cell table:style-name="Table10.D6" office:value-type="string">
            <text:p text:style-name="P144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3">Wet tropospheric correction</text:p>
          </table:table-cell>
          <table:table-cell table:style-name="Table10.B7" office:value-type="string">
            <text:p text:style-name="P147">-<text:span text:style-name="T386">0.5 m</text:span></text:p>
          </table:table-cell>
          <table:table-cell table:style-name="Table10.C7" office:value-type="string">
            <text:p text:style-name="P147">-<text:span text:style-name="T386">0.001 m</text:span></text:p>
          </table:table-cell>
          <table:table-cell table:style-name="Table10.D7" office:value-type="string">
            <text:p text:style-name="P144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3">Dry tropospheric correction</text:p>
          </table:table-cell>
          <table:table-cell table:style-name="Table10.B8" office:value-type="string">
            <text:p text:style-name="P147">-<text:span text:style-name="T386">2.5 m</text:span></text:p>
          </table:table-cell>
          <table:table-cell table:style-name="Table10.C8" office:value-type="string">
            <text:p text:style-name="P147">-<text:span text:style-name="T386">1.9 m</text:span></text:p>
          </table:table-cell>
          <table:table-cell table:style-name="Table10.D8" office:value-type="string">
            <text:p text:style-name="P144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3">Ionospheric correction</text:p>
          </table:table-cell>
          <table:table-cell table:style-name="Table10.B9" office:value-type="string">
            <text:p text:style-name="P147">-<text:span text:style-name="T386">0.4 m</text:span></text:p>
          </table:table-cell>
          <table:table-cell table:style-name="Table10.C9" office:value-type="string">
            <text:p text:style-name="P144">0.04 m</text:p>
          </table:table-cell>
          <table:table-cell table:style-name="Table10.D9" office:value-type="string">
            <text:p text:style-name="P144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3">Sea state bias</text:p>
          </table:table-cell>
          <table:table-cell table:style-name="Table10.B11" office:value-type="string">
            <text:p text:style-name="P147">-<text:span text:style-name="T386">0.5 m</text:span></text:p>
          </table:table-cell>
          <table:table-cell table:style-name="Table10.C11" office:value-type="string">
            <text:p text:style-name="P144">0 m</text:p>
          </table:table-cell>
          <table:table-cell table:style-name="Table10.D11" office:value-type="string">
            <text:p text:style-name="P144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6">Sigma0</text:p>
          </table:table-cell>
          <table:table-cell table:style-name="Table10.B11" office:value-type="string">
            <text:p text:style-name="P152">7 dB</text:p>
          </table:table-cell>
          <table:table-cell table:style-name="Table10.C11" office:value-type="string">
            <text:p text:style-name="P152">30 dB</text:p>
          </table:table-cell>
          <table:table-cell table:style-name="Table10.D11" office:value-type="string">
            <text:p text:style-name="P159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3">Standard deviation of sigma0</text:p>
          </table:table-cell>
          <table:table-cell table:style-name="Table10.B12" office:value-type="string">
            <text:p text:style-name="P144">0 <text:span text:style-name="T431">dB</text:span></text:p>
          </table:table-cell>
          <table:table-cell table:style-name="Table10.C12" office:value-type="string">
            <text:p text:style-name="P144">0.23 dB</text:p>
          </table:table-cell>
          <table:table-cell table:style-name="Table10.D12" office:value-type="string">
            <text:p text:style-name="P144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199">All together</text:p>
          </table:table-cell>
          <table:table-cell table:style-name="Table10.B13" office:value-type="string">
            <text:p text:style-name="P141">-</text:p>
          </table:table-cell>
          <table:table-cell table:style-name="Table10.C13" office:value-type="string">
            <text:p text:style-name="P141">-</text:p>
          </table:table-cell>
          <table:table-cell table:style-name="Table10.D13" office:value-type="string">
            <text:p text:style-name="P163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41"><text:span text:style-name="T358">Table </text:span><text:span text:style-name="T362">7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text:span text:style-name="T382"> </text:span><text:span text:style-name="T366">The </text:span><text:span text:style-name="T379">biased orbit</text:span><text:span text:style-name="T366"> criteria in the table refers to the orbits highlighted in the 'Warnings' table at the beginning of this report as being suspicious of suffering from a significant orbit bias. </text:span><text:span text:style-name="T367">For such orbits, </text:span><text:span text:style-name="T380">all records</text:span><text:span text:style-name="T367"> </text:span><text:span text:style-name="T380">are</text:span><text:span text:style-name="T367"> rejected.</text:span></text:p>
      <text:p text:style-name="P273"/>
      <text:p text:style-name="P75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0">Fig. 5</text:span></text:span><office:annotation-end office:name="__Fieldmark__57846_412694018"/></text:p>
      <text:p text:style-name="P297"><text:span text:style-name="T8">Figure </text:span><text:span text:style-name="T23">3</text:span><text:span text:style-name="T31">6</text:span><text:span text:style-name="T289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89"> 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3"/>
      <text:p text:style-name="P312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51">6</text:span><office:annotation-end office:name="__Fieldmark__59091_412694018"/></text:p>
      <text:p text:style-name="P66"><text:span text:style-name="T8">Figure </text:span><text:span text:style-name="T22">3</text:span><text:span text:style-name="T31">7</text:span><text:span text:style-name="T289">. Geographical distribution of science-valid IOP 1-Hz SSH anomaly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</text:span><text:soft-page-break/><text:span text:style-name="T384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66"/>
      <text:p text:style-name="P66"/>
      <text:p text:style-name="P312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3"><text:span text:style-name="Emphasis"><text:span text:style-name="T130">Figure </text:span></text:span><text:span text:style-name="Emphasis"><text:span text:style-name="T140">3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66"/>
      <text:p text:style-name="P66"><text:span text:style-name="Emphasis"><text:span text:style-name="T159"/></text:span></text:p>
      <text:p text:style-name="P263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60990_412694018"/></text:p>
      <text:p text:style-name="P305"><text:span text:style-name="T9">Figure </text:span><text:span text:style-name="T24">3</text:span><text:span text:style-name="T31">9</text:span><text:span text:style-name="T290">. Geographical distribution of science-valid IOP 20-Hz SSH anomaly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6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61627_412694018"/></text:p>
      <text:p text:style-name="P29"><text:span text:style-name="Default_20_Paragraph_20_Font"><text:span text:style-name="T129">Figure </text:span></text:span><text:span text:style-name="Default_20_Paragraph_20_Font"><text:span text:style-name="T147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8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00"><text:span text:style-name="T453">do text</text:span></text:p></text:list-item><text:list-item><text:p text:style-name="P400"><text:span text:style-name="T453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29">Figure </text:span></text:span><text:span text:style-name="Default_20_Paragraph_20_Font"><text:span text:style-name="T147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89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pan text:style-name="Emphasis"><text:span text:style-name="T143">Figure </text:span></text:span><text:span text:style-name="Emphasis"><text:span text:style-name="T147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><text:soft-page-break/></text:p>
      <text:p text:style-name="P30"/>
      <text:p text:style-name="P106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1">Figure 4</text:span></text:span><text:span text:style-name="Emphasis"><text:span text:style-name="T152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0">6</text:span></text:span><text:span text:style-name="Emphasis"><text:span text:style-name="T297">. </text:span></text:span><text:span text:style-name="Emphasis"><text:span text:style-name="T299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13">Fig 1</text:span></text:span><text:span text:style-name="Emphasis"><text:span text:style-name="T330">3</text:span></text:span><office:annotation-end office:name="__Fieldmark__21008_631261100"/></text:p>
      <text:p text:style-name="P97"><text:span text:style-name="Emphasis"><text:span text:style-name="T339">Figure </text:span></text:span><text:span text:style-name="Emphasis"><text:span text:style-name="T342">4</text:span></text:span><text:span text:style-name="Emphasis"><text:span text:style-name="T346">4</text:span></text:span><text:span text:style-name="Emphasis"><text:span text:style-name="T313">. </text:span></text:span><text:span text:style-name="Emphasis"><text:span text:style-name="T319">C</text:span></text:span><text:span text:style-name="Emphasis"><text:span text:style-name="T313">rossover </text:span></text:span><text:span text:style-name="Emphasis"><text:span text:style-name="T315">differences </text:span></text:span><text:span text:style-name="Emphasis"><text:span text:style-name="T317">(absolute values)</text:span></text:span><text:span text:style-name="Emphasis"><text:span text:style-name="T313"> </text:span></text:span><text:span text:style-name="Emphasis"><text:span text:style-name="T314">for the </text:span></text:span><text:span text:style-name="Emphasis"><text:span text:style-name="T316">science-valid </text:span></text:span><text:span text:style-name="Emphasis"><text:span text:style-name="T320">IOP</text:span></text:span><text:span text:style-name="Emphasis"><text:span text:style-name="T314"> SSH anomaly </text:span></text:span><text:span text:style-name="Emphasis"><text:span text:style-name="T319">for </text:span></text:span><text:span text:style-name="Emphasis"><text:span text:style-name="T318"><text:conditional-text text:condition="ooow:true" text:string-value-if-true="Report_Date" text:string-value-if-false="">Report_Date</text:conditional-text></text:span></text:span><text:span text:style-name="Emphasis"><text:span text:style-name="T313">.</text:span></text:span><text:span text:style-name="Emphasis"><text:span text:style-name="T316"> The difference at each crossover is computed as the difference between median values over 2-s</text:span></text:span><text:span text:style-name="Emphasis"><text:span text:style-name="T333">econd</text:span></text:span><text:span text:style-name="Emphasis"><text:span text:style-name="T316"> windows centered about the crossover.</text:span></text:span></text:p>
      <text:p text:style-name="P97"/>
      <text:p text:style-name="P95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21">4</text:span><office:annotation-end office:name="__Fieldmark__47860_747770932"/></text:p>
      <text:p text:style-name="P98"><text:span text:style-name="Emphasis"><text:span text:style-name="T343">Figure </text:span></text:span><text:span text:style-name="Emphasis"><text:span text:style-name="T344">4</text:span></text:span><text:span text:style-name="Emphasis"><text:span text:style-name="T346">5</text:span></text:span><text:span text:style-name="Emphasis"><text:span text:style-name="T327">. Standard deviation of differences at crossovers </text:span></text:span><text:span text:style-name="Emphasis"><text:span text:style-name="T328">for </text:span></text:span><text:span text:style-name="Emphasis"><text:span text:style-name="T329">IOP</text:span></text:span><text:span text:style-name="Emphasis"><text:span text:style-name="T328"> SSH anomaly</text:span></text:span><text:span text:style-name="Emphasis"><text:span text:style-name="T327"> </text:span></text:span><text:span text:style-name="Emphasis"><text:span text:style-name="T328">for each day in </text:span></text:span><text:span text:style-name="Default_20_Paragraph_20_Font"><text:span text:style-name="T336"><text:conditional-text text:condition="ooow:true" text:string-value-if-true="Report_Date" text:string-value-if-false="">Report_Date</text:conditional-text></text:span></text:span><text:span text:style-name="Default_20_Paragraph_20_Font"><text:span text:style-name="T336">. </text:span></text:span><text:span text:style-name="Default_20_Paragraph_20_Font"><text:span text:style-name="T337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38">The mean (</text:span></text:span><text:span text:style-name="Emphasis"><text:span text:style-name="T391">μ</text:span></text:span><text:span text:style-name="Emphasis"><text:span text:style-name="T338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338"> are also shown.</text:span></text:span></text:p>
      <text:p text:style-name="P66"/>
      <text:p text:style-name="P66"/>
      <text:p text:style-name="P66"/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0">7</text:span></text:span><text:span text:style-name="Emphasis"><text:span text:style-name="T297">. </text:span></text:span><text:span text:style-name="Emphasis"><text:span text:style-name="T300">SWH coverage and validity</text:span></text:span></text:p>
      <text:p text:style-name="P33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0">Parameter</text:p>
          </table:table-cell>
          <table:table-cell table:style-name="Table11.A1" office:value-type="string">
            <text:p text:style-name="P190">Min threshold</text:p>
          </table:table-cell>
          <table:table-cell table:style-name="Table11.A1" office:value-type="string">
            <text:p text:style-name="P190">Max threshold</text:p>
          </table:table-cell>
          <table:table-cell table:style-name="Table11.D1" office:value-type="string">
            <text:p text:style-name="P202">Percentage edited</text:p>
          </table:table-cell>
        </table:table-row>
        <table:table-row>
          <table:table-cell table:style-name="Table11.A3" office:value-type="string">
            <text:p text:style-name="P211">Flagged as bad</text:p>
          </table:table-cell>
          <table:table-cell table:style-name="Table11.B3" office:value-type="string">
            <text:p text:style-name="P168">-</text:p>
          </table:table-cell>
          <table:table-cell table:style-name="Table11.C3" office:value-type="string">
            <text:p text:style-name="P135">-</text:p>
          </table:table-cell>
          <table:table-cell table:style-name="Table11.D3" office:value-type="string">
            <text:p text:style-name="P179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90">SWH</text:p>
          </table:table-cell>
          <table:table-cell table:style-name="Table11.B3" office:value-type="string">
            <text:p text:style-name="P166">0 m</text:p>
          </table:table-cell>
          <table:table-cell table:style-name="Table11.C3" office:value-type="string">
            <text:p text:style-name="P133">15 m</text:p>
          </table:table-cell>
          <table:table-cell table:style-name="Table11.D3" office:value-type="string">
            <text:p text:style-name="P159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90">Standard deviation of SWH (1-Hz block)</text:p>
          </table:table-cell>
          <table:table-cell table:style-name="Table11.B4" office:value-type="string">
            <text:p text:style-name="P133">0 m</text:p>
          </table:table-cell>
          <table:table-cell table:style-name="Table11.C4" office:value-type="string">
            <text:p text:style-name="P166">1 m</text:p>
          </table:table-cell>
          <table:table-cell table:style-name="Table11.D4" office:value-type="string">
            <text:p text:style-name="P159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5">All together</text:p>
          </table:table-cell>
          <table:table-cell table:style-name="Table11.B5" office:value-type="string">
            <text:p text:style-name="P141">-</text:p>
          </table:table-cell>
          <table:table-cell table:style-name="Table11.C5" office:value-type="string">
            <text:p text:style-name="P141">-</text:p>
          </table:table-cell>
          <table:table-cell table:style-name="Table11.D5" office:value-type="string">
            <text:p text:style-name="P163"><text:conditional-text text:condition="ooow:true" text:string-value-if-true="editAllSWHIOP" text:string-value-if-false="">editAllSWHIOP</text:conditional-text><text:soft-page-break/>%</text:p>
          </table:table-cell>
        </table:table-row>
      </table:table>
      <text:p text:style-name="P243"><text:span text:style-name="T358">Table </text:span><text:span text:style-name="T362">8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66"/>
      <text:p text:style-name="P66"/>
      <text:p text:style-name="P66"/>
      <text:p text:style-name="P79"/>
      <text:p text:style-name="P79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IOP_Fig_15.jpg' %(image_dir),anchor='paragraph',size=(10,6),sizeUnit='cm')</text:span></text:p></text:list-item></text:list></office:annotation></text:p>
      <text:p text:style-name="P298"><text:span text:style-name="T8">Figure </text:span><text:span text:style-name="T27">4</text:span><text:span text:style-name="T35">6</text:span><text:span text:style-name="T289">. Percentage of science-valid IOP 1-Hz SW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66"/>
      <text:p text:style-name="P66"/>
      <text:p text:style-name="P66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291">16</text:span><office:annotation-end office:name="__Fieldmark__64146_412694018"/></text:p>
      <text:p text:style-name="P66"><text:span text:style-name="Emphasis"><text:span text:style-name="T131">Figure </text:span></text:span><text:span text:style-name="Emphasis"><text:span text:style-name="T141">4</text:span></text:span><text:span text:style-name="Emphasis"><text:span text:style-name="T153">7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66"/>
      <text:p text:style-name="P66"/>
      <text:p text:style-name="P66"/>
      <text:p text:style-name="P66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22">7</text:span><office:annotation-end office:name="__Fieldmark__64776_412694018"/></text:p>
      <text:p text:style-name="P66"><text:span text:style-name="Emphasis"><text:span text:style-name="T130">Figure </text:span></text:span><text:span text:style-name="Emphasis"><text:span text:style-name="T142">4</text:span></text:span><text:span text:style-name="Emphasis"><text:span text:style-name="T153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66"/>
      <text:p text:style-name="P234"><text:span text:style-name="Emphasis"><text:span text:style-name="T298"/></text:span></text:p>
      <text:p text:style-name="P66"/>
      <text:p text:style-name="P66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5">8</text:span></text:span><office:annotation-end office:name="__Fieldmark__65406_412694018"/></text:p>
      <text:p text:style-name="P66"><text:span text:style-name="T9">Figure </text:span><text:span text:style-name="T25">4</text:span><text:span text:style-name="T35">9</text:span><text:span text:style-name="T290">. Geographical distribution of science-valid IOP 20-Hz SWH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</text:span><text:soft-page-break/><text:span text:style-name="T384">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80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5">9</text:span></text:span><office:annotation-end office:name="__Fieldmark__21611_631261100"/></text:p>
      <text:p text:style-name="P33"><text:span text:style-name="Default_20_Paragraph_20_Font"><text:span text:style-name="T129">Figure </text:span></text:span><text:span text:style-name="Default_20_Paragraph_20_Font"><text:span text:style-name="T153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3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7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1">Figure </text:span></text:span><text:span text:style-name="Emphasis"><text:span text:style-name="T153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1">8</text:span></text:span><text:span text:style-name="Emphasis"><text:span text:style-name="T297">. </text:span></text:span><text:span text:style-name="Emphasis"><text:span text:style-name="T300">S</text:span></text:span><text:span text:style-name="Emphasis"><text:span text:style-name="T301">igma0</text:span></text:span><text:span text:style-name="Emphasis"><text:span text:style-name="T300"> coverage and validity</text:span></text:span></text:p>
      <text:p text:style-name="P33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90">Parameter</text:p>
          </table:table-cell>
          <table:table-cell table:style-name="Table12.A1" office:value-type="string">
            <text:p text:style-name="P190">Min threshold</text:p>
          </table:table-cell>
          <table:table-cell table:style-name="Table12.A1" office:value-type="string">
            <text:p text:style-name="P190">Max threshold</text:p>
          </table:table-cell>
          <table:table-cell table:style-name="Table12.D1" office:value-type="string">
            <text:p text:style-name="P202">Percentage edited</text:p>
          </table:table-cell>
        </table:table-row>
        <table:table-row>
          <table:table-cell table:style-name="Table12.A3" office:value-type="string">
            <text:p text:style-name="P211">Flagged as bad</text:p>
          </table:table-cell>
          <table:table-cell table:style-name="Table12.B3" office:value-type="string">
            <text:p text:style-name="P154">-</text:p>
          </table:table-cell>
          <table:table-cell table:style-name="Table12.C3" office:value-type="string">
            <text:p text:style-name="P154">-</text:p>
          </table:table-cell>
          <table:table-cell table:style-name="Table12.D3" office:value-type="string">
            <text:p text:style-name="P179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90">Sigma0</text:p>
          </table:table-cell>
          <table:table-cell table:style-name="Table12.B3" office:value-type="string">
            <text:p text:style-name="P152">7 dB</text:p>
          </table:table-cell>
          <table:table-cell table:style-name="Table12.C3" office:value-type="string">
            <text:p text:style-name="P152">30 dB</text:p>
          </table:table-cell>
          <table:table-cell table:style-name="Table12.D3" office:value-type="string">
            <text:p text:style-name="P159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90">Standard deviation of Sigma0 (1-Hz block)</text:p>
          </table:table-cell>
          <table:table-cell table:style-name="Table12.B4" office:value-type="string">
            <text:p text:style-name="P133">0 dB</text:p>
          </table:table-cell>
          <table:table-cell table:style-name="Table12.C4" office:value-type="string">
            <text:p text:style-name="P152">0.23 dB</text:p>
          </table:table-cell>
          <table:table-cell table:style-name="Table12.D4" office:value-type="string">
            <text:p text:style-name="P159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5">All together</text:p>
          </table:table-cell>
          <table:table-cell table:style-name="Table12.B5" office:value-type="string">
            <text:p text:style-name="P141">-</text:p>
          </table:table-cell>
          <table:table-cell table:style-name="Table12.C5" office:value-type="string">
            <text:p text:style-name="P141">-</text:p>
          </table:table-cell>
          <table:table-cell table:style-name="Table12.D5" office:value-type="string">
            <text:p text:style-name="P163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3"><text:span text:style-name="T358">Table </text:span><text:span text:style-name="T362">9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66"><text:soft-page-break/></text:p>
      <text:p text:style-name="P81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IOP_Fig_22.jpg' %(image_dir),anchor='paragraph',size=(10,6),sizeUnit='cm')</text:span></text:p></text:list-item></text:list></office:annotation></text:p>
      <text:p text:style-name="P299"><text:span text:style-name="T8">Figure </text:span><text:span text:style-name="T32">5</text:span><text:span text:style-name="T36">3</text:span><text:span text:style-name="T289">. Percentage of science-valid IOP 1-Hz sigma0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09">23</text:span><office:annotation-end office:name="__Fieldmark__21612_631261100"/></text:p>
      <text:p text:style-name="P81"><text:span text:style-name="Emphasis"><text:span text:style-name="T131">Figure </text:span></text:span><text:span text:style-name="Emphasis"><text:span text:style-name="T148">5</text:span></text:span><text:span text:style-name="Emphasis"><text:span text:style-name="T154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06">24</text:span><office:annotation-end office:name="__Fieldmark__21613_631261100"/></text:p>
      <text:p text:style-name="P81"><text:span text:style-name="Emphasis"><text:span text:style-name="T130">Figure </text:span></text:span><text:span text:style-name="Emphasis"><text:span text:style-name="T148">5</text:span></text:span><text:span text:style-name="Emphasis"><text:span text:style-name="T154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81"/>
      <text:p text:style-name="P235"><text:span text:style-name="Emphasis"><text:span text:style-name="T298"/></text:span></text:p>
      <text:p text:style-name="P81"/>
      <text:p text:style-name="P81"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5</text:span></text:span><office:annotation-end office:name="__Fieldmark__21614_631261100"/></text:p>
      <text:p text:style-name="P81"><text:span text:style-name="T9">Figure </text:span><text:span text:style-name="T32">5</text:span><text:span text:style-name="T36">6</text:span><text:span text:style-name="T290">. Geographical distribution of science-valid IOP 20-Hz sigma0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1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6</text:span></text:span><office:annotation-end office:name="__Fieldmark__21615_631261100"/></text:p>
      <text:p text:style-name="P34"><text:span text:style-name="Default_20_Paragraph_20_Font"><text:span text:style-name="T129">Figure </text:span></text:span><text:span text:style-name="Default_20_Paragraph_20_Font"><text:span text:style-name="T144">5</text:span></text:span><text:span text:style-name="Default_20_Paragraph_20_Font"><text:span text:style-name="T154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><text:soft-page-break/></text:p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4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3">9</text:span></text:span><text:span text:style-name="Emphasis"><text:span text:style-name="T297">. </text:span></text:span><text:span text:style-name="Emphasis"><text:span text:style-name="T304">W</text:span></text:span><text:span text:style-name="Emphasis"><text:span text:style-name="T301">ind speed</text:span></text:span><text:span text:style-name="Emphasis"><text:span text:style-name="T300"> coverage and validity</text:span></text:span></text:p>
      <text:p text:style-name="P66"/>
      <text:p text:style-name="P33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90">Parameter</text:p>
          </table:table-cell>
          <table:table-cell table:style-name="Table14.A1" office:value-type="string">
            <text:p text:style-name="P190">Min threshold</text:p>
          </table:table-cell>
          <table:table-cell table:style-name="Table14.A1" office:value-type="string">
            <text:p text:style-name="P190">Max threshold</text:p>
          </table:table-cell>
          <table:table-cell table:style-name="Table14.D1" office:value-type="string">
            <text:p text:style-name="P202">Percentage edited</text:p>
          </table:table-cell>
        </table:table-row>
        <table:table-row>
          <table:table-cell table:style-name="Table14.A2" office:value-type="string">
            <text:p text:style-name="P211">Flagged as bad</text:p>
          </table:table-cell>
          <table:table-cell table:style-name="Table14.B2" office:value-type="string">
            <text:p text:style-name="P168">-</text:p>
          </table:table-cell>
          <table:table-cell table:style-name="Table14.C2" office:value-type="string">
            <text:p text:style-name="P174">-</text:p>
          </table:table-cell>
          <table:table-cell table:style-name="Table14.D2" office:value-type="string">
            <text:p text:style-name="P179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8">Altimeter wind speed</text:p>
          </table:table-cell>
          <table:table-cell table:style-name="Table14.B3" office:value-type="string">
            <text:p text:style-name="P166">0 m/s</text:p>
          </table:table-cell>
          <table:table-cell table:style-name="Table14.C3" office:value-type="string">
            <text:p text:style-name="P172">30 m/s</text:p>
          </table:table-cell>
          <table:table-cell table:style-name="Table14.D3" office:value-type="string">
            <text:p text:style-name="P159"><text:conditional-text text:condition="ooow:true" text:string-value-if-true="editWspIOP" text:string-value-if-false="">editWspIOP</text:conditional-text>%</text:p>
          </table:table-cell>
        </table:table-row>
      </table:table>
      <text:p text:style-name="P243"><text:span text:style-name="T358">Table </text:span><text:span text:style-name="T362">10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.</text:span></text:p>
      <text:p text:style-name="P66"/>
      <text:p text:style-name="P66"/>
      <text:p text:style-name="P82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IOP_Fig_28.jpg' %(image_dir),anchor='paragraph',size=(10,6),sizeUnit='cm')</text:span></text:p></text:list-item></text:list></office:annotation></text:p>
      <text:p text:style-name="P300"><text:span text:style-name="T8">Figure </text:span><text:span text:style-name="T27">5</text:span><text:span text:style-name="T36">9</text:span><text:span text:style-name="T289">. Percentage of science-valid IOP 1-Hz wind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82"/>
      <text:p text:style-name="P82"/>
      <text:p text:style-name="P82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05">29</text:span><office:annotation-end office:name="__Fieldmark__22228_631261100"/></text:p>
      <text:p text:style-name="P82"><text:span text:style-name="Emphasis"><text:span text:style-name="T131">Figure </text:span></text:span><text:span text:style-name="Emphasis"><text:span text:style-name="T154">60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82"/>
      <text:p text:style-name="P43"><text:soft-page-break/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23">30</text:span><office:annotation-end office:name="__Fieldmark__22229_631261100"/></text:p>
      <text:p text:style-name="P82"><text:span text:style-name="Emphasis"><text:span text:style-name="T130">Figure </text:span></text:span><text:span text:style-name="Emphasis"><text:span text:style-name="T154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82"/>
      <text:p text:style-name="P108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1">Figure </text:span></text:span><text:span text:style-name="Emphasis"><text:span text:style-name="T154">6</text:span></text:span><text:span text:style-name="Emphasis"><text:span text:style-name="T153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2"><text:span text:style-name="Emphasis"><text:span text:style-name="T389"/></text:span></text:p>
      <text:p text:style-name="P66"/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3">10</text:span></text:span><text:span text:style-name="Emphasis"><text:span text:style-name="T297">. </text:span></text:span><text:span text:style-name="Emphasis"><text:span text:style-name="T304">M</text:span></text:span><text:span text:style-name="Emphasis"><text:span text:style-name="T302">ispointing</text:span></text:span><text:span text:style-name="Emphasis"><text:span text:style-name="T300"> coverage and validity</text:span></text:span></text:p>
      <text:p text:style-name="P66"><text:span text:style-name="Default_20_Paragraph_20_Font"><text:span text:style-name="T52"/></text:span></text:p>
      <text:p text:style-name="P83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IOP_Fig_32.jpg' %(image_dir),anchor='paragraph',size=(10,6),sizeUnit='cm')</text:span></text:p></text:list-item></text:list></office:annotation></text:p>
      <text:p text:style-name="P301"><text:span text:style-name="T8">Figure </text:span><text:span text:style-name="T33">6</text:span><text:span text:style-name="T37">3</text:span><text:span text:style-name="T289">. Percentage of science-valid IOP 1-Hz mispointing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83"/>
      <text:p text:style-name="P83"/>
      <text:p text:style-name="P83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10">33</text:span><office:annotation-end office:name="__Fieldmark__22230_631261100"/></text:p>
      <text:p text:style-name="P109"/>
      <text:p text:style-name="P110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9"><text:span text:style-name="Emphasis"><text:span text:style-name="T131">Figure </text:span></text:span><text:span text:style-name="Emphasis"><text:span text:style-name="T149">6</text:span></text:span><text:span text:style-name="Emphasis"><text:span text:style-name="T155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3"/>
      <text:p text:style-name="P83"/>
      <text:p text:style-name="P83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10">34</text:span><office:annotation-end office:name="__Fieldmark__22231_631261100"/></text:p>
      <text:p text:style-name="P83"><text:span text:style-name="Emphasis"><text:span text:style-name="T130">Figure </text:span></text:span><text:span text:style-name="Emphasis"><text:span text:style-name="T149">6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66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104746197480244" text:continue-list="list104747064541276" text:style-name="Outline">
        <text:list-item>
          <text:p text:style-name="P396"><text:span text:style-name="T425">Quality control assessment for</text:span><text:span text:style-name="T424"> </text:span><text:span text:style-name="T425">GOP</text:span></text:p>
        </text:list-item>
      </text:list>
      <text:p text:style-name="P25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1">Note <text:span text:style-name="T420">3.</text:span>1:</text:p>
          </table:table-cell>
          <table:table-cell table:style-name="Table8.A1" office:value-type="string">
            <text:p text:style-name="P323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41">Note <text:span text:style-name="T420">3.2</text:span>:</text:p>
          </table:table-cell>
          <table:table-cell table:style-name="Table8.A1" office:value-type="string">
            <text:p text:style-name="P325"><text:span text:style-name="Emphasis"><text:span text:style-name="T369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32">Note <text:span text:style-name="T420">3.3</text:span>:</text:p>
          </table:table-cell>
          <table:table-cell table:style-name="Table17.A1" office:value-type="string">
            <text:p text:style-name="P328">“flag-valid” refers to those records that have not been flagged as bad by either</text:p>
            <text:p text:style-name="P104">the average status flag or the measurement confidence flag.</text:p>
          </table:table-cell>
        </table:table-row>
      </table:table>
      <text:p text:style-name="P10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2">Note <text:span text:style-name="T420">3.4</text:span>:</text:p>
          </table:table-cell>
          <table:table-cell table:style-name="Table18.A1" office:value-type="string">
            <text:p text:style-name="P321"><text:span text:style-name="Emphasis"><text:span text:style-name="T370">“</text:span></text:span><text:span text:style-name="Emphasis"><text:span text:style-name="T371">science-valid</text:span></text:span><text:span text:style-name="Emphasis"><text:span text:style-name="T370">” refers to </text:span></text:span><text:span text:style-name="Emphasis"><text:span text:style-name="T375">flag-valid </text:span></text:span><text:span text:style-name="Emphasis"><text:span text:style-name="T372">records</text:span></text:span><text:span text:style-name="Emphasis"><text:span text:style-name="T370"> </text:span></text:span><text:span text:style-name="Emphasis"><text:span text:style-name="T375">(</text:span></text:span><text:span text:style-name="Emphasis"><text:span text:style-name="T373">over oceans and lakes </text:span></text:span><text:span text:style-name="Emphasis"><text:span text:style-name="T375">and excluding polar regions)</text:span></text:span><text:span text:style-name="Emphasis"><text:span text:style-name="T373"> </text:span></text:span><text:span text:style-name="Emphasis"><text:span text:style-name="T374">that meet</text:span></text:span><text:span text:style-name="Emphasis"><text:span text:style-name="T373"> the editing criteria described in </text:span></text:span><text:span text:style-name="Emphasis"><text:span text:style-name="T375">the </text:span></text:span><text:span text:style-name="Emphasis"><text:span text:style-name="T376">T</text:span></text:span><text:span text:style-name="Emphasis"><text:span text:style-name="T375">ables </text:span></text:span><text:span text:style-name="Emphasis"><text:span text:style-name="T377">12</text:span></text:span><text:span text:style-name="Emphasis"><text:span text:style-name="T376">, </text:span></text:span><text:span text:style-name="Emphasis"><text:span text:style-name="T377">13</text:span></text:span><text:span text:style-name="Emphasis"><text:span text:style-name="T376">, </text:span></text:span><text:span text:style-name="Emphasis"><text:span text:style-name="T377">14</text:span></text:span><text:span text:style-name="Emphasis"><text:span text:style-name="T376">, 1</text:span></text:span><text:span text:style-name="Emphasis"><text:span text:style-name="T377">5</text:span></text:span><text:span text:style-name="Emphasis"><text:span text:style-name="T376">.</text:span></text:span></text:p>
          </table:table-cell>
        </table:table-row>
      </table:table>
      <text:p text:style-name="P339"/>
      <text:p text:style-name="P277"><text:span text:style-name="Emphasis"><text:span text:style-name="T306">3.1. </text:span></text:span><text:span text:style-name="Emphasis"><text:span text:style-name="T307">Summary</text:span></text:span></text:p>
      <text:p text:style-name="P277"/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7">2</text:span></text:span><text:span text:style-name="Emphasis"><text:span text:style-name="T306">. </text:span></text:span><text:span text:style-name="Emphasis"><text:span text:style-name="T307">Data used</text:span></text:span></text:p>
      <text:p text:style-name="P227">Product: <text:span text:style-name="T2">GOP</text:span></text:p>
      <text:p text:style-name="P224"><text:span text:style-name="T285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4"><text:span text:style-name="T285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21">Range of <text:span text:style-name="T296">complete </text:span>orbits <text:span text:style-name="T296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7">3</text:span></text:span><text:span text:style-name="Emphasis"><text:span text:style-name="T306">. </text:span></text:span><text:span text:style-name="Emphasis"><text:span text:style-name="T307">Data flow</text:span></text:span></text:p>
      <text:p text:style-name="P101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6"> </text:span></text:span><text:span text:style-name="Default_20_Paragraph_20_Font"><text:span text:style-name="T286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86"> days [</text:span></text:span><text:span text:style-name="Default_20_Paragraph_20_Font"><text:span text:style-name="T286"><text:conditional-text text:condition="ooow:true" text:string-value-if-true="latencyLowGOP" text:string-value-if-false="">latencyLowGOP</text:conditional-text></text:span></text:span><text:span text:style-name="Default_20_Paragraph_20_Font"><text:span text:style-name="T286"> - </text:span></text:span><text:span text:style-name="Default_20_Paragraph_20_Font"><text:span text:style-name="T286"><text:conditional-text text:condition="ooow:true" text:string-value-if-true="latencyUpGOP" text:string-value-if-false="">latencyUpGOP</text:conditional-text></text:span></text:span><text:span text:style-name="Default_20_Paragraph_20_Font"><text:span text:style-name="T286">]</text:span></text:span></text:p>
      <text:p text:style-name="P101"/>
      <text:p text:style-name="P101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87">Fig. 1</text:span></text:span><office:annotation-end office:name="__Fieldmark__85533_747770932"/></text:p>
      <text:p text:style-name="P101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87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0">±</text:span></text:span><text:span text:style-name="Default_20_Paragraph_20_Font"><text:span text:style-name="T393">1</text:span></text:span><text:span text:style-name="Default_20_Paragraph_20_Font"><text:span text:style-name="T287"> standard deviation (blue dashed line). The percentage of records delivered within 3 days is also shown (red, right y-axis). The horizontal black line denotes the 30 days threshold.</text:span></text:span></text:p>
      <text:p text:style-name="P101"><text:span text:style-name="Default_20_Paragraph_20_Font"/></text:p>
      <text:p text:style-name="P101"><text:span text:style-name="Default_20_Paragraph_20_Font"/></text:p>
      <text:p text:style-name="P101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49">Fig. 2</text:span></text:span><office:annotation-end office:name="__Fieldmark__85534_747770932"/></text:p>
      <text:p text:style-name="P101"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4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101"><text:soft-page-break/></text:p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7">4</text:span></text:span><text:span text:style-name="Emphasis"><text:span text:style-name="T306">. </text:span></text:span><text:span text:style-name="Emphasis"><text:span text:style-name="T307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1"/>
          </table:table-cell>
          <table:table-cell table:style-name="Table19.A1" office:value-type="string">
            <text:p text:style-name="P186">Present in <text:span text:style-name="T412">month</text:span></text:p>
          </table:table-cell>
          <table:table-cell table:style-name="Table19.A1" office:value-type="string">
            <text:p text:style-name="P187">Theoretical max.</text:p>
          </table:table-cell>
          <table:table-cell table:style-name="Table19.D1" office:value-type="string">
            <text:p text:style-name="P187">Percentage (%)</text:p>
          </table:table-cell>
        </table:table-row>
        <table:table-row>
          <table:table-cell table:style-name="Table19.A2" office:value-type="string">
            <text:p text:style-name="P187">Total</text:p>
          </table:table-cell>
          <table:table-cell table:style-name="Table19.B2" office:value-type="string">
            <text:p text:style-name="P127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30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7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7">Ocean<text:span text:style-name="T383">s and lakes</text:span></text:p>
          </table:table-cell>
          <table:table-cell table:style-name="Table19.B3" office:value-type="string">
            <text:p text:style-name="P127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7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7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40"><text:span text:style-name="T358">Table </text:span><text:span text:style-name="T363">11</text:span>. <text:span text:style-name="T353">Number of total </text:span><text:span text:style-name="T354">(land and ocean/</text:span><text:span text:style-name="T368">lake</text:span><text:span text:style-name="T354">)</text:span><text:span text:style-name="T353"> and </text:span><text:span text:style-name="T368">only </text:span><text:span text:style-name="T353">ocean/</text:span><text:span text:style-name="T364">lake</text:span><text:span text:style-name="T353"> records </text:span><text:span text:style-name="T378">(based on the surface_type flag)</text:span><text:span text:style-name="T353"> </text:span><text:span text:style-name="T355">together with the</text:span><text:span text:style-name="T356">ir</text:span><text:span text:style-name="T355"> percentage </text:span><text:span text:style-name="T356">relative to the theoretically expected number of measurements </text:span><text:span text:style-name="Default_20_Paragraph_20_Font"><text:span text:style-name="T352">from the orbits ground tracks</text:span></text:span><text:span text:style-name="T368"> for</text:span><text:span text:style-name="T353"> </text:span><text:span text:style-name="T353"><text:conditional-text text:condition="ooow:true" text:string-value-if-true="Report_Date" text:string-value-if-false="">Report_Date</text:conditional-text></text:span><text:span text:style-name="T353">. </text:span><text:span text:style-name="T356">Th</text:span><text:span text:style-name="T357">eoretical values are also shown.</text:span></text:p>
      <text:p text:style-name="P13"/>
      <text:p text:style-name="P13"/>
      <text:p text:style-name="P13"/>
      <text:p text:style-name="P8">Fig. <text:span text:style-name="T350">3</text:span><office:annotation office:name="__Fieldmark__580_1509170116"><dc:creator>Unknown Author</dc:creator><dc:date>2014-07-25T11:19:08</dc:date><text:list text:continue-numbering="true" text:style-name=""><text:list-item><text:p text:style-name="P400"><text:span text:style-name="T454">do text</text:span></text:p></text:list-item><text:list-item><text:p text:style-name="P400"><text:span text:style-name="T454">from <text:s text:c="28"/>document(at='%s/GOP_Fig_3.jpg' %(image_dir),anchor='paragraph',</text:span><text:span text:style-name="T455">size=(12,7.2),sizeUnit='cm'</text:span><text:span text:style-name="T454">)</text:span></text:p></text:list-item></text:list></office:annotation></text:p>
      <text:p text:style-name="P101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87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.</text:span></text:span></text:p>
      <text:p text:style-name="P101"/>
      <text:p text:style-name="P101"><text:span text:style-name="Default_20_Paragraph_20_Font"/></text:p>
      <text:p text:style-name="P269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88">Fig. 4</text:span></text:span><office:annotation-end office:name="__Fieldmark__86157_747770932"/></text:p>
      <text:p text:style-name="P259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88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59"/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8">5</text:span></text:span><text:span text:style-name="Emphasis"><text:span text:style-name="T306">. </text:span></text:span><text:span text:style-name="Emphasis"><text:span text:style-name="T308">SSH anomaly coverage and validity</text:span></text:span></text:p>
      <text:p text:style-name="P25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1">Parameter</text:p>
          </table:table-cell>
          <table:table-cell table:style-name="Table21.A1" office:value-type="string">
            <text:p text:style-name="P191">Min threshold</text:p>
          </table:table-cell>
          <table:table-cell table:style-name="Table21.A1" office:value-type="string">
            <text:p text:style-name="P191">Max threshold</text:p>
          </table:table-cell>
          <table:table-cell table:style-name="Table21.D1" office:value-type="string">
            <text:p text:style-name="P194">Percentage edited</text:p>
          </table:table-cell>
        </table:table-row>
        <table:table-row>
          <table:table-cell table:style-name="Table21.A4" office:value-type="string">
            <text:p text:style-name="P212">Flagged as bad</text:p>
          </table:table-cell>
          <table:table-cell table:style-name="Table21.B4" office:value-type="string">
            <text:p text:style-name="P137">-</text:p>
          </table:table-cell>
          <table:table-cell table:style-name="Table21.C4" office:value-type="string">
            <text:p text:style-name="P137">-</text:p>
          </table:table-cell>
          <table:table-cell table:style-name="Table21.D4" office:value-type="string">
            <text:p text:style-name="P180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1.A4" office:value-type="string">
            <text:p text:style-name="P213">Biased orbit</text:p>
          </table:table-cell>
          <table:table-cell table:style-name="Table21.B4" office:value-type="string">
            <text:p text:style-name="P149">-</text:p>
          </table:table-cell>
          <table:table-cell table:style-name="Table21.C4" office:value-type="string">
            <text:p text:style-name="P149">-</text:p>
          </table:table-cell>
          <table:table-cell table:style-name="Table21.D4" office:value-type="string">
            <text:p text:style-name="P143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191">SSH anomaly</text:p>
          </table:table-cell>
          <table:table-cell table:style-name="Table21.B4" office:value-type="string">
            <text:p text:style-name="P138">-<text:span text:style-name="T395">3</text:span> m</text:p>
          </table:table-cell>
          <table:table-cell table:style-name="Table21.C4" office:value-type="string">
            <text:p text:style-name="P138"><text:span text:style-name="T395">3</text:span> m</text:p>
          </table:table-cell>
          <table:table-cell table:style-name="Table21.D4" office:value-type="string">
            <text:p text:style-name="P145"><text:conditional-text text:condition="ooow:true" text:string-value-if-true="editSLAGOP" text:string-value-if-false="">editSLAGOP</text:conditional-text><text:soft-page-break/>%</text:p>
          </table:table-cell>
        </table:table-row>
        <table:table-row>
          <table:table-cell table:style-name="Table21.A5" office:value-type="string">
            <text:p text:style-name="P191">Standard deviation of SSH anomaly</text:p>
          </table:table-cell>
          <table:table-cell table:style-name="Table21.B5" office:value-type="string">
            <text:p text:style-name="P138">0 m</text:p>
          </table:table-cell>
          <table:table-cell table:style-name="Table21.C5" office:value-type="string">
            <text:p text:style-name="P138">0.<text:span text:style-name="T413">20</text:span> m</text:p>
          </table:table-cell>
          <table:table-cell table:style-name="Table21.D5" office:value-type="string">
            <text:p text:style-name="P145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1">Inverse barometer correction</text:p>
          </table:table-cell>
          <table:table-cell table:style-name="Table21.B6" office:value-type="string">
            <text:p text:style-name="P138">-2 m</text:p>
          </table:table-cell>
          <table:table-cell table:style-name="Table21.C6" office:value-type="string">
            <text:p text:style-name="P138">2 m</text:p>
          </table:table-cell>
          <table:table-cell table:style-name="Table21.D6" office:value-type="string">
            <text:p text:style-name="P145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4">Wet tropospheric correction</text:p>
          </table:table-cell>
          <table:table-cell table:style-name="Table21.B7" office:value-type="string">
            <text:p text:style-name="P148">-<text:span text:style-name="T386">0.5 m</text:span></text:p>
          </table:table-cell>
          <table:table-cell table:style-name="Table21.C7" office:value-type="string">
            <text:p text:style-name="P148">-<text:span text:style-name="T386">0.001 m</text:span></text:p>
          </table:table-cell>
          <table:table-cell table:style-name="Table21.D7" office:value-type="string">
            <text:p text:style-name="P145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4">Dry tropospheric correction</text:p>
          </table:table-cell>
          <table:table-cell table:style-name="Table21.B8" office:value-type="string">
            <text:p text:style-name="P148">-<text:span text:style-name="T386">2.5 m</text:span></text:p>
          </table:table-cell>
          <table:table-cell table:style-name="Table21.C8" office:value-type="string">
            <text:p text:style-name="P148">-<text:span text:style-name="T386">1.9 m</text:span></text:p>
          </table:table-cell>
          <table:table-cell table:style-name="Table21.D8" office:value-type="string">
            <text:p text:style-name="P145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4">Ionospheric correction</text:p>
          </table:table-cell>
          <table:table-cell table:style-name="Table21.B9" office:value-type="string">
            <text:p text:style-name="P148">-<text:span text:style-name="T386">0.4 m</text:span></text:p>
          </table:table-cell>
          <table:table-cell table:style-name="Table21.C9" office:value-type="string">
            <text:p text:style-name="P145">0.04 m</text:p>
          </table:table-cell>
          <table:table-cell table:style-name="Table21.D9" office:value-type="string">
            <text:p text:style-name="P145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4">Sea state bias</text:p>
          </table:table-cell>
          <table:table-cell table:style-name="Table21.B11" office:value-type="string">
            <text:p text:style-name="P148">-<text:span text:style-name="T386">0.5 m</text:span></text:p>
          </table:table-cell>
          <table:table-cell table:style-name="Table21.C11" office:value-type="string">
            <text:p text:style-name="P145">0 m</text:p>
          </table:table-cell>
          <table:table-cell table:style-name="Table21.D11" office:value-type="string">
            <text:p text:style-name="P145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7">Sigma0</text:p>
          </table:table-cell>
          <table:table-cell table:style-name="Table21.B11" office:value-type="string">
            <text:p text:style-name="P156">7 dB</text:p>
          </table:table-cell>
          <table:table-cell table:style-name="Table21.C11" office:value-type="string">
            <text:p text:style-name="P156">30 dB</text:p>
          </table:table-cell>
          <table:table-cell table:style-name="Table21.D11" office:value-type="string">
            <text:p text:style-name="P160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4">Standard deviation of sigma0</text:p>
          </table:table-cell>
          <table:table-cell table:style-name="Table21.B12" office:value-type="string">
            <text:p text:style-name="P145">0 <text:span text:style-name="T431">dB</text:span></text:p>
          </table:table-cell>
          <table:table-cell table:style-name="Table21.C12" office:value-type="string">
            <text:p text:style-name="P145">0.23 dB</text:p>
          </table:table-cell>
          <table:table-cell table:style-name="Table21.D12" office:value-type="string">
            <text:p text:style-name="P145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200">All together</text:p>
          </table:table-cell>
          <table:table-cell table:style-name="Table21.B13" office:value-type="string">
            <text:p text:style-name="P142">-</text:p>
          </table:table-cell>
          <table:table-cell table:style-name="Table21.C13" office:value-type="string">
            <text:p text:style-name="P142">-</text:p>
          </table:table-cell>
          <table:table-cell table:style-name="Table21.D13" office:value-type="string">
            <text:p text:style-name="P164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4"><text:span text:style-name="T358">Table </text:span><text:span text:style-name="T363">12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text:span text:style-name="T382"> </text:span><text:span text:style-name="T366">The </text:span><text:span text:style-name="T379">biased orbit</text:span><text:span text:style-name="T366"> criteria in the table refers to the orbits highlighted in the 'Warnings' table at the beginning of this report as being suspicious of suffering from a significant orbit bias. </text:span><text:span text:style-name="T367">For such orbits, </text:span><text:span text:style-name="T380">all records</text:span><text:span text:style-name="T367"> </text:span><text:span text:style-name="T380">are</text:span><text:span text:style-name="T367"> rejected.</text:span></text:p>
      <text:p text:style-name="P277"/>
      <text:p text:style-name="P101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0">Fig. 5</text:span></text:span><office:annotation-end office:name="__Fieldmark__86158_747770932"/></text:p>
      <text:p text:style-name="P303"><text:span text:style-name="T8">Figure </text:span><text:span text:style-name="T38">70</text:span><text:span text:style-name="T289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89"> 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7"/>
      <text:p text:style-name="P316"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51">6</text:span><office:annotation-end office:name="__Fieldmark__86159_747770932"/></text:p>
      <text:p text:style-name="P101"><text:span text:style-name="T8">Figure </text:span><text:span text:style-name="T38">71</text:span><text:span text:style-name="T289">. Geographical distribution of science-valid GOP 1-Hz SSH anomaly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</text:span><text:soft-page-break/><text:span text:style-name="T384">Measurements taken over polar polygons have been excluded from the computation of the statistical values. The black lines mark the outer limit of the Arctic and Antarctic polar polygons.</text:span></text:p>
      <text:p text:style-name="P101"/>
      <text:p text:style-name="P101"/>
      <text:p text:style-name="P316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59"><text:span text:style-name="Emphasis"><text:span text:style-name="T130">Figure </text:span></text:span><text:span text:style-name="Emphasis"><text:span text:style-name="T156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119"><office:annotation office:name="__Fieldmark__35824_1310979576"><dc:creator>Unknown Author</dc:creator><dc:date>2015-11-19T17:08:05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GOP_Fig_40.jpg' %(image_dir),anchor='paragraph',size=(12.4,9.8),sizeUnit='cm')</text:span></text:p></text:list-item></text:list></office:annotation>Fig. 40<office:annotation-end office:name="__Fieldmark__35824_1310979576"/></text:p>
      <text:p text:style-name="P261"><text:span text:style-name="Emphasis"><text:span text:style-name="T130">Figure </text:span></text:span><text:span text:style-name="Emphasis"><text:span text:style-name="T156">7</text:span></text:span><text:span text:style-name="Emphasis"><text:span text:style-name="T129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blue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9"/>
      <text:p text:style-name="P101"><text:span text:style-name="Emphasis"><text:span text:style-name="T159"/></text:span></text:p>
      <text:p text:style-name="P266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86161_747770932"/></text:p>
      <text:p text:style-name="P309"><text:span text:style-name="T9">Figure </text:span><text:span text:style-name="T34">7</text:span><text:span text:style-name="T40">4</text:span><text:span text:style-name="T290">. Geographical distribution of science-valid GOP 20-Hz SSH anomaly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1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86162_747770932"/></text:p>
      <text:p text:style-name="P36"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1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00"><text:span text:style-name="T453">do text</text:span></text:p></text:list-item><text:list-item><text:p text:style-name="P400"><text:span text:style-name="T453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/>
      <text:p text:style-name="P90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oft-page-break/><text:span text:style-name="Emphasis"><text:span text:style-name="T143">Figure </text:span></text:span><text:span text:style-name="Emphasis"><text:span text:style-name="T150">7</text:span></text:span><text:span text:style-name="Emphasis"><text:span text:style-name="T158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1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1">Figure </text:span></text:span><text:span text:style-name="Emphasis"><text:span text:style-name="T156">7</text:span></text:span><text:span text:style-name="Emphasis"><text:span text:style-name="T158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0">6</text:span></text:span><text:span text:style-name="Emphasis"><text:span text:style-name="T297">. </text:span></text:span><text:span text:style-name="Emphasis"><text:span text:style-name="T299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13">Fig 1</text:span></text:span><text:span text:style-name="Emphasis"><text:span text:style-name="T331">3</text:span></text:span><office:annotation-end office:name="__Fieldmark__86803_747770932"/></text:p>
      <text:p text:style-name="P101"><text:span text:style-name="Emphasis"><text:span text:style-name="T339">Figure </text:span></text:span><text:span text:style-name="Emphasis"><text:span text:style-name="T345">7</text:span></text:span><text:span text:style-name="Emphasis"><text:span text:style-name="T347">9</text:span></text:span><text:span text:style-name="Emphasis"><text:span text:style-name="T313">. </text:span></text:span><text:span text:style-name="Emphasis"><text:span text:style-name="T319">C</text:span></text:span><text:span text:style-name="Emphasis"><text:span text:style-name="T313">rossover </text:span></text:span><text:span text:style-name="Emphasis"><text:span text:style-name="T315">differences </text:span></text:span><text:span text:style-name="Emphasis"><text:span text:style-name="T317">(absolute values)</text:span></text:span><text:span text:style-name="Emphasis"><text:span text:style-name="T313"> </text:span></text:span><text:span text:style-name="Emphasis"><text:span text:style-name="T314">for the </text:span></text:span><text:span text:style-name="Emphasis"><text:span text:style-name="T316">science-valid </text:span></text:span><text:span text:style-name="Emphasis"><text:span text:style-name="T320">GOP</text:span></text:span><text:span text:style-name="Emphasis"><text:span text:style-name="T314"> SSH anomaly </text:span></text:span><text:span text:style-name="Emphasis"><text:span text:style-name="T319">for </text:span></text:span><text:span text:style-name="Emphasis"><text:span text:style-name="T318"><text:conditional-text text:condition="ooow:true" text:string-value-if-true="Report_Date" text:string-value-if-false="">Report_Date</text:conditional-text></text:span></text:span><text:span text:style-name="Emphasis"><text:span text:style-name="T313">.</text:span></text:span><text:span text:style-name="Emphasis"><text:span text:style-name="T316"> The difference at each crossover is computed as the difference between median values over 2-</text:span></text:span><text:span text:style-name="Emphasis"><text:span text:style-name="T335">second</text:span></text:span><text:span text:style-name="Emphasis"><text:span text:style-name="T316"> windows centered about the crossover.</text:span></text:span></text:p>
      <text:p text:style-name="P101"/>
      <text:p text:style-name="P96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28">4</text:span><office:annotation-end office:name="__Fieldmark__86804_747770932"/></text:p>
      <text:p text:style-name="P101"><text:span text:style-name="Emphasis"><text:span text:style-name="T343">Figure </text:span></text:span><text:span text:style-name="Emphasis"><text:span text:style-name="T347">80</text:span></text:span><text:span text:style-name="Emphasis"><text:span text:style-name="T327">. Standard deviation of differences at crossovers </text:span></text:span><text:span text:style-name="Emphasis"><text:span text:style-name="T328">for </text:span></text:span><text:span text:style-name="Emphasis"><text:span text:style-name="T329">GOP</text:span></text:span><text:span text:style-name="Emphasis"><text:span text:style-name="T328"> SSH anomaly</text:span></text:span><text:span text:style-name="Emphasis"><text:span text:style-name="T327"> </text:span></text:span><text:span text:style-name="Emphasis"><text:span text:style-name="T328">for each day in </text:span></text:span><text:span text:style-name="Default_20_Paragraph_20_Font"><text:span text:style-name="T336"><text:conditional-text text:condition="ooow:true" text:string-value-if-true="Report_Date" text:string-value-if-false="">Report_Date</text:conditional-text></text:span></text:span><text:span text:style-name="Default_20_Paragraph_20_Font"><text:span text:style-name="T336">. </text:span></text:span><text:span text:style-name="Default_20_Paragraph_20_Font"><text:span text:style-name="T337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38">The mean (</text:span></text:span><text:span text:style-name="Emphasis"><text:span text:style-name="T391">μ</text:span></text:span><text:span text:style-name="Emphasis"><text:span text:style-name="T338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338"> are also shown.</text:span></text:span></text:p>
      <text:p text:style-name="P101"/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0">7</text:span></text:span><text:span text:style-name="Emphasis"><text:span text:style-name="T297">. </text:span></text:span><text:span text:style-name="Emphasis"><text:span text:style-name="T300">SWH coverage and validity</text:span></text:span></text:p>
      <text:p text:style-name="P33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1">Parameter</text:p>
          </table:table-cell>
          <table:table-cell table:style-name="Table22.A1" office:value-type="string">
            <text:p text:style-name="P191">Min threshold</text:p>
          </table:table-cell>
          <table:table-cell table:style-name="Table22.A1" office:value-type="string">
            <text:p text:style-name="P191">Max threshold</text:p>
          </table:table-cell>
          <table:table-cell table:style-name="Table22.D1" office:value-type="string">
            <text:p text:style-name="P203">Percentage edited</text:p>
          </table:table-cell>
        </table:table-row>
        <table:table-row>
          <table:table-cell table:style-name="Table22.A3" office:value-type="string">
            <text:p text:style-name="P212">Flagged as bad</text:p>
          </table:table-cell>
          <table:table-cell table:style-name="Table22.B3" office:value-type="string">
            <text:p text:style-name="P169">-</text:p>
          </table:table-cell>
          <table:table-cell table:style-name="Table22.C3" office:value-type="string">
            <text:p text:style-name="P137">-</text:p>
          </table:table-cell>
          <table:table-cell table:style-name="Table22.D3" office:value-type="string">
            <text:p text:style-name="P180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1">SWH</text:p>
          </table:table-cell>
          <table:table-cell table:style-name="Table22.B3" office:value-type="string">
            <text:p text:style-name="P170">0 m</text:p>
          </table:table-cell>
          <table:table-cell table:style-name="Table22.C3" office:value-type="string">
            <text:p text:style-name="P138">15 m</text:p>
          </table:table-cell>
          <table:table-cell table:style-name="Table22.D3" office:value-type="string">
            <text:p text:style-name="P160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1">Standard deviation of SWH (1-Hz block)</text:p>
          </table:table-cell>
          <table:table-cell table:style-name="Table22.B4" office:value-type="string">
            <text:p text:style-name="P138">0 m</text:p>
          </table:table-cell>
          <table:table-cell table:style-name="Table22.C4" office:value-type="string">
            <text:p text:style-name="P170">1 m</text:p>
          </table:table-cell>
          <table:table-cell table:style-name="Table22.D4" office:value-type="string">
            <text:p text:style-name="P160"><text:conditional-text text:condition="ooow:true" text:string-value-if-true="editSWHstdGOP" text:string-value-if-false="">editSWHstdGOP</text:conditional-text>%</text:p>
          </table:table-cell>
        </table:table-row>
        <text:soft-page-break/>
        <table:table-row>
          <table:table-cell table:style-name="Table22.A5" office:value-type="string">
            <text:p text:style-name="P206">All together</text:p>
          </table:table-cell>
          <table:table-cell table:style-name="Table22.B5" office:value-type="string">
            <text:p text:style-name="P142">-</text:p>
          </table:table-cell>
          <table:table-cell table:style-name="Table22.C5" office:value-type="string">
            <text:p text:style-name="P142">-</text:p>
          </table:table-cell>
          <table:table-cell table:style-name="Table22.D5" office:value-type="string">
            <text:p text:style-name="P164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4"><text:span text:style-name="T358">Table </text:span><text:span text:style-name="T363">13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101"/>
      <text:p text:style-name="P101"/>
      <text:p text:style-name="P101"/>
      <text:p text:style-name="P101"/>
      <text:p text:style-name="P101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GOP_Fig_15.jpg' %(image_dir),anchor='paragraph',size=(10,6),sizeUnit='cm')</text:span></text:p></text:list-item></text:list></office:annotation></text:p>
      <text:p text:style-name="P303"><text:span text:style-name="T8">Figure </text:span><text:span text:style-name="T38">8</text:span><text:span text:style-name="T40">1</text:span><text:span text:style-name="T289">. Percentage of science-valid GOP 1-Hz SW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91">16</text:span><office:annotation-end office:name="__Fieldmark__86805_747770932"/></text:p>
      <text:p text:style-name="P101"><text:span text:style-name="Emphasis"><text:span text:style-name="T131">Figure </text:span></text:span><text:span text:style-name="Emphasis"><text:span text:style-name="T156">8</text:span></text:span><text:span text:style-name="Emphasis"><text:span text:style-name="T158">2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/>
      <text:p text:style-name="P101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28">7</text:span><office:annotation-end office:name="__Fieldmark__86806_747770932"/></text:p>
      <text:p text:style-name="P101"><text:span text:style-name="Emphasis"><text:span text:style-name="T130">Figure </text:span></text:span><text:span text:style-name="Emphasis"><text:span text:style-name="T156">8</text:span></text:span><text:span text:style-name="Emphasis"><text:span text:style-name="T158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236"><text:span text:style-name="Emphasis"><text:span text:style-name="T298"/></text:span></text:p>
      <text:p text:style-name="P101"/>
      <text:p text:style-name="P101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86807_747770932"/></text:p>
      <text:p text:style-name="P101"><text:span text:style-name="T9">Figure </text:span><text:span text:style-name="T38">8</text:span><text:span text:style-name="T40">4</text:span><text:span text:style-name="T290">. Geographical distribution of science-valid GOP 20-Hz SWH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</text:span><text:soft-page-break/><text:span text:style-name="T384">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1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7">9</text:span></text:span><office:annotation-end office:name="__Fieldmark__86808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1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1">Figure </text:span></text:span><text:span text:style-name="Emphasis"><text:span text:style-name="T156">8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1">8</text:span></text:span><text:span text:style-name="Emphasis"><text:span text:style-name="T297">. </text:span></text:span><text:span text:style-name="Emphasis"><text:span text:style-name="T300">S</text:span></text:span><text:span text:style-name="Emphasis"><text:span text:style-name="T301">igma0</text:span></text:span><text:span text:style-name="Emphasis"><text:span text:style-name="T300"> coverage and validity</text:span></text:span></text:p>
      <text:p text:style-name="P33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1">Parameter</text:p>
          </table:table-cell>
          <table:table-cell table:style-name="Table23.A1" office:value-type="string">
            <text:p text:style-name="P191">Min threshold</text:p>
          </table:table-cell>
          <table:table-cell table:style-name="Table23.A1" office:value-type="string">
            <text:p text:style-name="P191">Max threshold</text:p>
          </table:table-cell>
          <table:table-cell table:style-name="Table23.D1" office:value-type="string">
            <text:p text:style-name="P203">Percentage edited</text:p>
          </table:table-cell>
        </table:table-row>
        <table:table-row>
          <table:table-cell table:style-name="Table23.A3" office:value-type="string">
            <text:p text:style-name="P212">Flagged as bad</text:p>
          </table:table-cell>
          <table:table-cell table:style-name="Table23.B3" office:value-type="string">
            <text:p text:style-name="P155">-</text:p>
          </table:table-cell>
          <table:table-cell table:style-name="Table23.C3" office:value-type="string">
            <text:p text:style-name="P155">-</text:p>
          </table:table-cell>
          <table:table-cell table:style-name="Table23.D3" office:value-type="string">
            <text:p text:style-name="P180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1">Sigma0</text:p>
          </table:table-cell>
          <table:table-cell table:style-name="Table23.B3" office:value-type="string">
            <text:p text:style-name="P156">7 dB</text:p>
          </table:table-cell>
          <table:table-cell table:style-name="Table23.C3" office:value-type="string">
            <text:p text:style-name="P156">30 dB</text:p>
          </table:table-cell>
          <table:table-cell table:style-name="Table23.D3" office:value-type="string">
            <text:p text:style-name="P160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1">Standard deviation of Sigma0 (1-Hz block)</text:p>
          </table:table-cell>
          <table:table-cell table:style-name="Table23.B4" office:value-type="string">
            <text:p text:style-name="P138">0 dB</text:p>
          </table:table-cell>
          <table:table-cell table:style-name="Table23.C4" office:value-type="string">
            <text:p text:style-name="P156">0.23 dB</text:p>
          </table:table-cell>
          <table:table-cell table:style-name="Table23.D4" office:value-type="string">
            <text:p text:style-name="P160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6">All together</text:p>
          </table:table-cell>
          <table:table-cell table:style-name="Table23.B5" office:value-type="string">
            <text:p text:style-name="P142">-</text:p>
          </table:table-cell>
          <table:table-cell table:style-name="Table23.C5" office:value-type="string">
            <text:p text:style-name="P142">-</text:p>
          </table:table-cell>
          <table:table-cell table:style-name="Table23.D5" office:value-type="string">
            <text:p text:style-name="P164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4"><text:soft-page-break/><text:span text:style-name="T358">Table </text:span><text:span text:style-name="T363">14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101"/>
      <text:p text:style-name="P101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GOP_Fig_22.jpg' %(image_dir),anchor='paragraph',size=(10,6),sizeUnit='cm')</text:span></text:p></text:list-item></text:list></office:annotation></text:p>
      <text:p text:style-name="P303"><text:span text:style-name="T8">Figure </text:span><text:span text:style-name="T34">8</text:span><text:span text:style-name="T40">8</text:span><text:span text:style-name="T289">. Percentage of science-valid GOP 1-Hz sigma0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09">23</text:span><office:annotation-end office:name="__Fieldmark__86810_747770932"/></text:p>
      <text:p text:style-name="P101"><text:span text:style-name="Emphasis"><text:span text:style-name="T131">Figure </text:span></text:span><text:span text:style-name="Emphasis"><text:span text:style-name="T150">8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/>
      <text:p text:style-name="P101"/>
      <text:p text:style-name="P45"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06">24</text:span><office:annotation-end office:name="__Fieldmark__86811_747770932"/></text:p>
      <text:p text:style-name="P101"><text:span text:style-name="Emphasis"><text:span text:style-name="T130">Figure </text:span></text:span><text:span text:style-name="Emphasis"><text:span text:style-name="T158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236"><text:span text:style-name="Emphasis"><text:span text:style-name="T298"/></text:span></text:p>
      <text:p text:style-name="P101"/>
      <text:p text:style-name="P101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5</text:span></text:span><office:annotation-end office:name="__Fieldmark__86812_747770932"/></text:p>
      <text:p text:style-name="P101"><text:span text:style-name="T9">Figure </text:span><text:span text:style-name="T39">9</text:span><text:span text:style-name="T40">1</text:span><text:span text:style-name="T290">. Geographical distribution of science-valid GOP 20-Hz sigma0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1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6</text:span></text:span><office:annotation-end office:name="__Fieldmark__86813_747770932"/></text:p>
      <text:p text:style-name="P36"><text:soft-page-break/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3">9</text:span></text:span><text:span text:style-name="Emphasis"><text:span text:style-name="T297">. </text:span></text:span><text:span text:style-name="Emphasis"><text:span text:style-name="T304">W</text:span></text:span><text:span text:style-name="Emphasis"><text:span text:style-name="T301">ind speed</text:span></text:span><text:span text:style-name="Emphasis"><text:span text:style-name="T300"> coverage and validity</text:span></text:span></text:p>
      <text:p text:style-name="P101"/>
      <text:p text:style-name="P33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1">Parameter</text:p>
          </table:table-cell>
          <table:table-cell table:style-name="Table24.A1" office:value-type="string">
            <text:p text:style-name="P191">Min threshold</text:p>
          </table:table-cell>
          <table:table-cell table:style-name="Table24.A1" office:value-type="string">
            <text:p text:style-name="P191">Max threshold</text:p>
          </table:table-cell>
          <table:table-cell table:style-name="Table24.D1" office:value-type="string">
            <text:p text:style-name="P203">Percentage edited</text:p>
          </table:table-cell>
        </table:table-row>
        <table:table-row>
          <table:table-cell table:style-name="Table24.A2" office:value-type="string">
            <text:p text:style-name="P212">Flagged as bad</text:p>
          </table:table-cell>
          <table:table-cell table:style-name="Table24.B2" office:value-type="string">
            <text:p text:style-name="P169">-</text:p>
          </table:table-cell>
          <table:table-cell table:style-name="Table24.C2" office:value-type="string">
            <text:p text:style-name="P175">-</text:p>
          </table:table-cell>
          <table:table-cell table:style-name="Table24.D2" office:value-type="string">
            <text:p text:style-name="P180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09">Altimeter wind speed</text:p>
          </table:table-cell>
          <table:table-cell table:style-name="Table24.B3" office:value-type="string">
            <text:p text:style-name="P170">0 m/s</text:p>
          </table:table-cell>
          <table:table-cell table:style-name="Table24.C3" office:value-type="string">
            <text:p text:style-name="P176">30 m/s</text:p>
          </table:table-cell>
          <table:table-cell table:style-name="Table24.D3" office:value-type="string">
            <text:p text:style-name="P160"><text:conditional-text text:condition="ooow:true" text:string-value-if-true="editWspGOP" text:string-value-if-false="">editWspGOP</text:conditional-text>%</text:p>
          </table:table-cell>
        </table:table-row>
      </table:table>
      <text:p text:style-name="P244"><text:span text:style-name="T358">Table </text:span><text:span text:style-name="T362">1</text:span><text:span text:style-name="T363">5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.</text:span></text:p>
      <text:p text:style-name="P101"/>
      <text:p text:style-name="P101"/>
      <text:p text:style-name="P101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GOP_Fig_28.jpg' %(image_dir),anchor='paragraph',size=(10,6),sizeUnit='cm')</text:span></text:p></text:list-item></text:list></office:annotation></text:p>
      <text:p text:style-name="P303"><text:span text:style-name="T8">Figure </text:span><text:span text:style-name="T39">9</text:span><text:span text:style-name="T40">4</text:span><text:span text:style-name="T289">. Percentage of science-valid GOP 1-Hz wind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05">29</text:span><office:annotation-end office:name="__Fieldmark__86815_747770932"/></text:p>
      <text:p text:style-name="P101"><text:span text:style-name="Emphasis"><text:span text:style-name="T131">Figure </text:span></text:span><text:span text:style-name="Emphasis"><text:span text:style-name="T157">9</text:span></text:span><text:span text:style-name="Emphasis"><text:span text:style-name="T158">5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</text:span></text:span><text:soft-page-break/><text:span text:style-name="Emphasis"><text:span text:style-name="T186">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/>
      <text:p text:style-name="P101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29">30</text:span><office:annotation-end office:name="__Fieldmark__86816_747770932"/></text:p>
      <text:p text:style-name="P101"><text:span text:style-name="Emphasis"><text:span text:style-name="T130">Figure </text:span></text:span><text:span text:style-name="Emphasis"><text:span text:style-name="T150">9</text:span></text:span><text:span text:style-name="Emphasis"><text:span text:style-name="T158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112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1">Figure </text:span></text:span><text:span text:style-name="Emphasis"><text:span text:style-name="T157">9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1"/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3">10</text:span></text:span><text:span text:style-name="Emphasis"><text:span text:style-name="T297">. </text:span></text:span><text:span text:style-name="Emphasis"><text:span text:style-name="T304">M</text:span></text:span><text:span text:style-name="Emphasis"><text:span text:style-name="T302">ispointing</text:span></text:span><text:span text:style-name="Emphasis"><text:span text:style-name="T300"> coverage and validity</text:span></text:span></text:p>
      <text:p text:style-name="P101"><text:span text:style-name="Default_20_Paragraph_20_Font"><text:span text:style-name="T52"/></text:span></text:p>
      <text:p text:style-name="P101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400"><text:span text:style-name="T451">do text</text:span></text:p></text:list-item><text:list-item><text:p text:style-name="P400"><text:span text:style-name="T451">from <text:s text:c="28"/>document(at='%s/GOP_Fig_32.jpg' %(image_dir),anchor='paragraph',size=(10,6),sizeUnit='cm')</text:span></text:p></text:list-item></text:list></office:annotation></text:p>
      <text:p text:style-name="P303"><text:span text:style-name="T8">Figure </text:span><text:span text:style-name="T34">9</text:span><text:span text:style-name="T40">8</text:span><text:span text:style-name="T289">. Percentage of science-valid GOP 1-Hz mispointing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10">33</text:span><office:annotation-end office:name="__Fieldmark__87483_747770932"/></text:p>
      <text:p text:style-name="P113"/>
      <text:p text:style-name="P114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113"><text:span text:style-name="Emphasis"><text:span text:style-name="T131">Figure </text:span></text:span><text:span text:style-name="Emphasis"><text:span text:style-name="T150">9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><text:soft-page-break/></text:p>
      <text:p text:style-name="P101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10">34</text:span><office:annotation-end office:name="__Fieldmark__87484_747770932"/></text:p>
      <text:p text:style-name="P343"><text:span text:style-name="Emphasis"><text:span text:style-name="T163">Figure </text:span></text:span><text:span text:style-name="Emphasis"><text:span text:style-name="T165">100</text:span></text:span><text:span text:style-name="Emphasis"><text:span text:style-name="T168">. Histogram of </text:span></text:span><text:span text:style-name="Emphasis"><text:span text:style-name="T169">science</text:span></text:span><text:span text:style-name="Emphasis"><text:span text:style-name="T170">-valid </text:span></text:span><text:span text:style-name="Emphasis"><text:span text:style-name="T171">GOP</text:span></text:span><text:span text:style-name="Emphasis"><text:span text:style-name="T168"> </text:span></text:span><text:span text:style-name="Emphasis"><text:span text:style-name="T172">mispointing</text:span></text:span><text:span text:style-name="Emphasis"><text:span text:style-name="T168"> </text:span></text:span><text:span text:style-name="Emphasis"><text:span text:style-name="T173">over oceans and lakes </text:span></text:span><text:span text:style-name="Emphasis"><text:span text:style-name="T174">for </text:span></text:span><text:span text:style-name="Emphasis"><text:span text:style-name="T175">LRM </text:span></text:span><text:span text:style-name="Emphasis"><text:span text:style-name="T176">(blue)</text:span></text:span><text:span text:style-name="Emphasis"><text:span text:style-name="T175"> and PLRM </text:span></text:span><text:span text:style-name="Emphasis"><text:span text:style-name="T176">(red)</text:span></text:span><text:span text:style-name="Emphasis"><text:span text:style-name="T168"> for </text:span></text:span><text:span text:style-name="Emphasis"><text:span text:style-name="T168"><text:conditional-text text:condition="ooow:true" text:string-value-if-true="Report_Date" text:string-value-if-false="">Report_Date</text:conditional-text></text:span></text:span><text:span text:style-name="Emphasis"><text:span text:style-name="T168">. </text:span></text:span><text:span text:style-name="Emphasis"><text:span text:style-name="T177">The mean (</text:span></text:span><text:span text:style-name="Emphasis"><text:span text:style-name="T275">μ</text:span></text:span><text:span text:style-name="Emphasis"><text:span text:style-name="T177">) and standard deviation (</text:span></text:span><text:span text:style-name="Emphasis"><text:span text:style-name="T275">σ</text:span></text:span><text:span text:style-name="Emphasis"><text:span text:style-name="T276">)</text:span></text:span><text:span text:style-name="Emphasis"><text:span text:style-name="T177"> are also shown. Note that values </text:span></text:span><text:span text:style-name="Emphasis"><text:span text:style-name="T178">larger than 12 m</text:span></text:span><text:span text:style-name="Emphasis"><text:span text:style-name="T177"> are excluded from the histogram for the sake of readability but not from the computation of </text:span></text:span><text:span text:style-name="Emphasis"><text:span text:style-name="T275">μ</text:span></text:span><text:span text:style-name="Emphasis"><text:span text:style-name="T177"> and </text:span></text:span><text:span text:style-name="Emphasis"><text:span text:style-name="T275">σ.</text:span></text:span></text:p>
      <text:p text:style-name="P367"/>
      <text:list xml:id="list104745330058988" text:continue-list="list104746197480244" text:style-name="Outline">
        <text:list-item>
          <text:p text:style-name="P397"><text:span text:style-name="T426">GOP </text:span><text:span text:style-name="T427">validation</text:span></text:p>
        </text:list-item>
      </text:list>
      <text:p text:style-name="P278"><text:span text:style-name="Emphasis"><text:span text:style-name="T279">4</text:span></text:span><text:span text:style-name="Emphasis"><text:span text:style-name="T278">.1. </text:span></text:span><text:span text:style-name="Emphasis"><text:span text:style-name="T279">Validation against in situ measurements and models</text:span></text:span></text:p>
      <text:p text:style-name="P278"><text:span text:style-name="Emphasis"><text:span text:style-name="T279"/></text:span></text:p>
      <text:p text:style-name="P371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8"><text:span text:style-name="Emphasis"><text:span text:style-name="T163">Figure </text:span></text:span><text:span text:style-name="Emphasis"><text:span text:style-name="T164">10</text:span></text:span><text:span text:style-name="Emphasis"><text:span text:style-name="T165">1</text:span></text:span><text:span text:style-name="Emphasis"><text:span text:style-name="T168">. </text:span></text:span><text:span text:style-name="Emphasis"><text:span text:style-name="T179">Location of the tide gauge stations used in the validation of GOP SS</text:span></text:span><text:span text:style-name="Emphasis"><text:span text:style-name="T180">H. Red dots </text:span></text:span><text:span text:style-name="Emphasis"><text:span text:style-name="T181">denote stations that have good ties with a nearby GPS stations and have been used in the absolute validation </text:span></text:span><text:span text:style-name="Emphasis"><text:span text:style-name="T182">(numbers are used as labels to identify such tide gauges).</text:span></text:span>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><text:span text:style-name="Emphasis"><text:span text:style-name="T279"/></text:span></text:p>
      <text:p text:style-name="P279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0">1.</text:span></text:span><text:span text:style-name="Emphasis"><text:span text:style-name="T249"> Absolute validation </text:span></text:span><text:span text:style-name="Emphasis"><text:span text:style-name="T260">of GOP SSH</text:span></text:span><text:span text:style-name="Emphasis"><text:span text:style-name="T249"> against selected tide gauges</text:span></text:span></text:p>
      <text:p text:style-name="P280"><office:annotation office:name="__Fieldmark__58145_1797494422"><dc:creator>Unknown Author</dc:creator><dc:date>2015-04-21T14:25:4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<text:span text:style-name="Emphasis"><text:span text:style-name="T208">Fig. 101.</text:span></text:span><office:annotation-end office:name="__Fieldmark__58145_1797494422"/></text:p>
      <text:p text:style-name="P370"><text:span text:style-name="Emphasis"><text:span text:style-name="T268">Figure </text:span></text:span><text:span text:style-name="Emphasis"><text:span text:style-name="T269">10</text:span></text:span><text:span text:style-name="Emphasis"><text:span text:style-name="T270">2</text:span></text:span><text:span text:style-name="Emphasis"><text:span text:style-name="T209">. </text:span></text:span><text:span text:style-name="Emphasis"><text:span text:style-name="T212">Mean d</text:span></text:span><text:span text:style-name="Emphasis"><text:span text:style-name="T211">ifference in cm between the GOP SSH from CryoSat-2 and the ellipsoidal heights at 9 tide gauge stations (La </text:span></text:span><text:span text:style-name="T432">Coruña, </text:span><text:span text:style-name="T433">Spring Bay,</text:span><text:span text:style-name="T432"> </text:span><text:span text:style-name="T433">Marseille, Cuxhaven, Ponta Delgada, Chichijima, Virginia Key, Honiara, and Funafuti) </text:span><text:span text:style-name="T434">over the period April 2014 to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0">. </text:span></text:span><text:span text:style-name="Emphasis"><text:span text:style-name="T229">The numbers correspond to those used in Figure 100 to identify the tide gauge stations.</text:span></text:span></text:p>
      <text:p text:style-name="P369"/>
      <text:p text:style-name="P281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0">2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SSH anomaly</text:span></text:span><text:span text:style-name="Emphasis"><text:span text:style-name="T249"> against tide gauges</text:span></text:span></text:p>
      <text:p text:style-name="P247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40">Fig. 102a</text:span><office:annotation-end office:name="__Fieldmark__61877_1797494422"/></text:p>
      <text:p text:style-name="P247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40">b</text:span><office:annotation-end office:name="__Fieldmark__13883_1073552886"/></text:p>
      <text:p text:style-name="P353"><text:soft-page-break/><text:span text:style-name="Emphasis"><text:span text:style-name="T250">Figure </text:span></text:span><text:span text:style-name="Emphasis"><text:span text:style-name="T251">10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12">Map showing the correlation between the GOP SSH anomaly and the sea level from tide gauge record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 </text:span></text:span><text:span text:style-name="Emphasis"><text:span text:style-name="T231">Empty dots denote statistically non-significant correlation.</text:span></text:span></text:p>
      <text:p text:style-name="P344"/>
      <text:p text:style-name="P361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41">a</text:span><office:annotation-end office:name="__Fieldmark__67126_1797494422"/></text:p>
      <text:p text:style-name="P361"/>
      <text:p text:style-name="P246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39">3b</text:span><office:annotation-end office:name="__Fieldmark__63372_1797494422"/></text:p>
      <text:p text:style-name="P354"><text:span text:style-name="Emphasis"><text:span text:style-name="T250">Figure </text:span></text:span><text:span text:style-name="Emphasis"><text:span text:style-name="T251">10</text:span></text:span><text:span text:style-name="Emphasis"><text:span text:style-name="T259">4</text:span></text:span><text:span text:style-name="Emphasis"><text:span text:style-name="T209">. </text:span></text:span><text:span text:style-name="Emphasis"><text:span text:style-name="T212">Map showing the </text:span></text:span><text:span text:style-name="Emphasis"><text:span text:style-name="T214">RMS difference</text:span></text:span><text:span text:style-name="Emphasis"><text:span text:style-name="T212"> between the GOP SSH anomaly and the sea level from tide gauge record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</text:span></text:span></text:p>
      <text:p text:style-name="P345"/>
      <text:p text:style-name="P365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84"/>
      <text:p text:style-name="P384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54"><text:span text:style-name="Emphasis"><text:span text:style-name="T250">Figure </text:span></text:span><text:span text:style-name="Emphasis"><text:span text:style-name="T251">10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12">Map showing the </text:span></text:span><text:span text:style-name="Emphasis"><text:span text:style-name="T230">normalized</text:span></text:span><text:span text:style-name="Emphasis"><text:span text:style-name="T212"> </text:span></text:span><text:span text:style-name="Emphasis"><text:span text:style-name="T214">RMS difference </text:span></text:span><text:span text:style-name="Emphasis"><text:span text:style-name="T230">(i.e., the RMS divided by the standard deviation of the tide gauge record)</text:span></text:span><text:span text:style-name="Emphasis"><text:span text:style-name="T212"> between the GOP SSH anomaly and the sea level from tide gauge record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</text:span></text:span></text:p>
      <text:p text:style-name="P345"/>
      <text:p text:style-name="P361"><office:annotation office:name="__Fieldmark__67127_1797494422"><dc:creator>Unknown Author</dc:creator><dc:date>2015-04-22T11:08:54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Fig_ssha_timeSeries_1.jpg' %(image_dir),anchor='paragraph',size=(9.4,6.1),sizeUnit='cm')</text:span></text:p></text:list-item></text:list></office:annotation>Fig. 10<text:span text:style-name="T442">5</text:span>a<office:annotation-end office:name="__Fieldmark__67127_1797494422"/></text:p>
      <text:p text:style-name="P378"><office:annotation office:name="__Fieldmark__64122_1797494422"><dc:creator>Unknown Author</dc:creator><dc:date>2015-04-21T17:30:10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Fig_ssha_timeSeries_detided_1.jpg' %(image_dir),anchor='paragraph',size=(9.4,6.1),sizeUnit='cm')</text:span></text:p></text:list-item></text:list></office:annotation>Fig. 10<text:span text:style-name="T442">5b</text:span><office:annotation-end office:name="__Fieldmark__64122_1797494422"/></text:p>
      <text:p text:style-name="P345"><text:span text:style-name="Emphasis"><text:span text:style-name="T250">Figure </text:span></text:span><text:span text:style-name="Emphasis"><text:span text:style-name="T251">10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15">Comparison of the GOP SSH anomaly and the sea level at the Chatham tide gauge for the cases with (top) and without (bottom) </text:span></text:span><text:span text:style-name="Emphasis"><text:span text:style-name="T216">the tid</text:span></text:span><text:span text:style-name="Emphasis"><text:span text:style-name="T217">al</text:span></text:span><text:span text:style-name="Emphasis"><text:span text:style-name="T216"> component. </text:span></text:span><text:span text:style-name="Emphasis"><text:span text:style-name="T213">For this comparison the atmospheric component </text:span></text:span><text:span text:style-name="Emphasis"><text:span text:style-name="T214">has not been subtracted</text:span></text:span></text:p>
      <text:p text:style-name="P390"><office:annotation office:name="__Fieldmark__14602_2027122578"><dc:creator>Unknown Author</dc:creator><dc:date>2015-05-18T10:40:52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Fig_ssha_timeSeries_2.jpg' %(image_dir),anchor='paragraph',size=(9.4,6.1),sizeUnit='cm')</text:span></text:p></text:list-item></text:list></office:annotation>Fig. 106a<office:annotation-end office:name="__Fieldmark__14602_2027122578"/></text:p>
      <text:p text:style-name="P385"><office:annotation office:name="__Fieldmark__14603_2027122578"><dc:creator>Unknown Author</dc:creator><dc:date>2015-05-18T10:41:14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Fig_ssha_timeSeries_detided_2.jpg' %(image_dir),anchor='paragraph',size=(9.4,6.1),sizeUnit='cm')</text:span></text:p></text:list-item></text:list></office:annotation>Fig. 106b<office:annotation-end office:name="__Fieldmark__14603_2027122578"/></text:p>
      <text:p text:style-name="P366"><text:span text:style-name="Emphasis"><text:span text:style-name="T268">Figure </text:span></text:span><text:span text:style-name="Emphasis"><text:span text:style-name="T269">10</text:span></text:span><text:span text:style-name="Emphasis"><text:span text:style-name="T270">7</text:span></text:span><text:span text:style-name="Emphasis"><text:span text:style-name="T209">. </text:span></text:span><text:span text:style-name="Emphasis"><text:span text:style-name="T215">Comparison of the GOP SSH anomaly and the sea level at the </text:span></text:span><text:span text:style-name="Emphasis"><text:span text:style-name="T238">La </text:span></text:span><text:span text:style-name="T432">Coruña</text:span><text:span text:style-name="T438"> </text:span><text:span text:style-name="Emphasis"><text:span text:style-name="T215">tide gauge for the cases with (top) and without (bottom) </text:span></text:span><text:span text:style-name="Emphasis"><text:span text:style-name="T216">the tid</text:span></text:span><text:span text:style-name="Emphasis"><text:span text:style-name="T217">al</text:span></text:span><text:span text:style-name="Emphasis"><text:span text:style-name="T216"> component. </text:span></text:span><text:span text:style-name="Emphasis"><text:span text:style-name="T213">For this comparison the atmospheric component </text:span></text:span><text:span text:style-name="Emphasis"><text:span text:style-name="T214">has not been subtracted</text:span></text:span></text:p>
      <text:p text:style-name="P344"/>
      <text:p text:style-name="P282"><text:soft-page-break/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1">3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1">SWH and wind speed</text:span></text:span><text:span text:style-name="Emphasis"><text:span text:style-name="T249"> against </text:span></text:span><text:span text:style-name="Emphasis"><text:span text:style-name="T261">buoy data</text:span></text:span></text:p>
      <text:p text:style-name="P290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44">7</text:span>a<office:annotation-end office:name="__Fieldmark__70937_1797494422"/></text:p>
      <text:p text:style-name="P290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44">7</text:span>b<office:annotation-end office:name="__Fieldmark__71704_1797494422"/></text:p>
      <text:p text:style-name="P290">Figure 10<text:span text:style-name="T449">8</text:span><text:span text:style-name="T292">. </text:span><text:span text:style-name="T294">Location of the </text:span><text:span text:style-name="T295">b</text:span><text:span text:style-name="T294">uoys used in the validation of GOP SWH (top) and wind speed (bottom).</text:span></text:p>
      <text:p text:style-name="P282"/>
      <text:p text:style-name="P283"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2">Fig. 10</text:span></text:span><text:span text:style-name="Emphasis"><text:span text:style-name="T267">8</text:span></text:span><office:annotation-end office:name="__Fieldmark__68642_1797494422"/></text:p>
      <text:p text:style-name="P355"><text:span text:style-name="Emphasis"><text:span text:style-name="T250">Figure </text:span></text:span><text:span text:style-name="Emphasis"><text:span text:style-name="T251">10</text:span></text:span><text:span text:style-name="Emphasis"><text:span text:style-name="T259">9</text:span></text:span><text:span text:style-name="Emphasis"><text:span text:style-name="T209">. </text:span></text:span><text:span text:style-name="Emphasis"><text:span text:style-name="T218">Scatter plot showing a comparison of GOP SWH with SWH from NDBC buoy data </text:span></text:span><text:span text:style-name="Emphasis"><text:span text:style-name="T436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8">. </text:span></text:span><text:span text:style-name="Emphasis"><text:span text:style-name="T231">The inset plot shows a zoome</text:span></text:span><text:span text:style-name="Emphasis"><text:span text:style-name="T232">d-in for SWH &lt; 1.5 m.</text:span></text:span></text:p>
      <text:p text:style-name="P346"><text:span text:style-name="Emphasis"><text:span text:style-name="T218"/></text:span></text:p>
      <text:p text:style-name="P379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45">9</text:span><office:annotation-end office:name="__Fieldmark__68644_1797494422"/></text:p>
      <text:p text:style-name="P376"><text:span text:style-name="Emphasis"><text:span text:style-name="T250">Figure </text:span></text:span><text:span text:style-name="Emphasis"><text:span text:style-name="T251">1</text:span></text:span><text:span text:style-name="Emphasis"><text:span text:style-name="T259">10</text:span></text:span><text:span text:style-name="Emphasis"><text:span text:style-name="T209">. </text:span></text:span><text:span text:style-name="Emphasis"><text:span text:style-name="T246">Regression slope of</text:span></text:span><text:span text:style-name="Emphasis"><text:span text:style-name="T239"> GOP SWH </text:span></text:span><text:span text:style-name="Emphasis"><text:span text:style-name="T246">on</text:span></text:span><text:span text:style-name="Emphasis"><text:span text:style-name="T239"> SWH from NDBC buoy data over time. The red dot highlights the value for the month analysed in this report.</text:span></text:span></text:p>
      <text:p text:style-name="P374"/>
      <text:p text:style-name="P386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74"><text:span text:style-name="Emphasis"><text:span text:style-name="T256">Figure 11</text:span></text:span><text:span text:style-name="Emphasis"><text:span text:style-name="T259">1</text:span></text:span><text:span text:style-name="Emphasis"><text:span text:style-name="T239">. RMS difference between GOP SWH and SWH from NDBC buoy data over time. The red dot highlights the value for the month analysed in this report.</text:span></text:span></text:p>
      <text:p text:style-name="P346"/>
      <text:p text:style-name="P380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46">11</text:span><office:annotation-end office:name="__Fieldmark__69406_1797494422"/></text:p>
      <text:p text:style-name="P355"><text:span text:style-name="Emphasis"><text:span text:style-name="T250">Figure </text:span></text:span><text:span text:style-name="Emphasis"><text:span text:style-name="T251">1</text:span></text:span><text:span text:style-name="Emphasis"><text:span text:style-name="T257">1</text:span></text:span><text:span text:style-name="Emphasis"><text:span text:style-name="T259">2</text:span></text:span><text:span text:style-name="Emphasis"><text:span text:style-name="T209">. </text:span></text:span><text:span text:style-name="Emphasis"><text:span text:style-name="T218">Scatter plot showing a comparison of GOP </text:span></text:span><text:span text:style-name="Emphasis"><text:span text:style-name="T219">wind speed</text:span></text:span><text:span text:style-name="Emphasis"><text:span text:style-name="T218"> with </text:span></text:span><text:span text:style-name="Emphasis"><text:span text:style-name="T219">wind speed</text:span></text:span><text:span text:style-name="Emphasis"><text:span text:style-name="T218"> from NDBC buoy data </text:span></text:span><text:span text:style-name="Emphasis"><text:span text:style-name="T436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8">.</text:span></text:span></text:p>
      <text:p text:style-name="P380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42">12</text:span><office:annotation-end office:name="__Fieldmark__69408_1797494422"/></text:p>
      <text:p text:style-name="P377"><text:span text:style-name="Emphasis"><text:span text:style-name="T250">Figure </text:span></text:span><text:span text:style-name="Emphasis"><text:span text:style-name="T251">1</text:span></text:span><text:span text:style-name="Emphasis"><text:span text:style-name="T255">1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46">Regression slope of</text:span></text:span><text:span text:style-name="Emphasis"><text:span text:style-name="T239"> GOP </text:span></text:span><text:span text:style-name="Emphasis"><text:span text:style-name="T246">wind speed</text:span></text:span><text:span text:style-name="Emphasis"><text:span text:style-name="T239"> </text:span></text:span><text:span text:style-name="Emphasis"><text:span text:style-name="T246">on wind speed</text:span></text:span><text:span text:style-name="Emphasis"><text:span text:style-name="T239"> from NDBC buoy data over time. The red dot highlights the value for the month analysed in this report.</text:span></text:span></text:p>
      <text:p text:style-name="P372"/>
      <text:p text:style-name="P372"/>
      <text:p text:style-name="P387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75"><text:span text:style-name="Emphasis"><text:span text:style-name="T256">Figure 11</text:span></text:span><text:span text:style-name="Emphasis"><text:span text:style-name="T259">4</text:span></text:span><text:span text:style-name="Emphasis"><text:span text:style-name="T239">. RMS difference between GOP </text:span></text:span><text:span text:style-name="Emphasis"><text:span text:style-name="T240">wind speed</text:span></text:span><text:span text:style-name="Emphasis"><text:span text:style-name="T239"> and </text:span></text:span><text:span text:style-name="Emphasis"><text:span text:style-name="T240">wind speed</text:span></text:span><text:span text:style-name="Emphasis"><text:span text:style-name="T239"> from NDBC buoy data over time. The red dot highlights the value for the month analysed in this report.</text:span></text:span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><text:soft-page-break/></text:p>
      <text:p text:style-name="P372"/>
      <text:p text:style-name="P372"/>
      <text:p text:style-name="P284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1">3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1">SWH </text:span></text:span><text:span text:style-name="Emphasis"><text:span text:style-name="T263">against</text:span></text:span><text:span text:style-name="Emphasis"><text:span text:style-name="T261"> </text:span></text:span><text:span text:style-name="Emphasis"><text:span text:style-name="T263">Wavewatch III model data</text:span></text:span></text:p>
      <text:p text:style-name="P284"/>
      <text:p text:style-name="P388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47">4</text:span><office:annotation-end office:name="__Fieldmark__74011_1797494422"/></text:p>
      <text:p text:style-name="P355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20">Histograms (normalized to have a total area of 1) of the GOP SWH (blue bars) and the SWH from the Wavewatch III model (red line) </text:span></text:span><text:span text:style-name="Emphasis"><text:span text:style-name="T436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47"/>
      <text:p text:style-name="P285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6">4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4">derived geostrophic </text:span></text:span><text:span text:style-name="Emphasis"><text:span text:style-name="T265">velocities</text:span></text:span></text:p>
      <text:p text:style-name="P285"/>
      <text:p text:style-name="P291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48">5</text:span><office:annotation-end office:name="__Fieldmark__13668_694371080"/></text:p>
      <text:p text:style-name="P348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21">Map showing the regions where HF radar velocities are available and thus where the validation of GOP geostrophic </text:span></text:span><text:span text:style-name="Emphasis"><text:span text:style-name="T222">velocities</text:span></text:span><text:span text:style-name="Emphasis"><text:span text:style-name="T221"> is performed</text:span></text:span><text:span text:style-name="Emphasis"><text:span text:style-name="T220">. </text:span></text:span><text:span text:style-name="Emphasis"><text:span text:style-name="T223">Each region is identified by a number.</text:span></text:span></text:p>
      <text:p text:style-name="P348"/>
      <text:p text:style-name="P381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48">6</text:span><office:annotation-end office:name="__Fieldmark__15212_694371080"/></text:p>
      <text:p text:style-name="P356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7</text:span></text:span><text:span text:style-name="Emphasis"><text:span text:style-name="T209">. </text:span></text:span><text:span text:style-name="Emphasis"><text:span text:style-name="T222">Comparison of the GOP geostrophic velocity </text:span></text:span><text:span text:style-name="Emphasis"><text:span text:style-name="T232">anomalies</text:span></text:span><text:span text:style-name="Emphasis"><text:span text:style-name="T220"> </text:span></text:span><text:span text:style-name="Emphasis"><text:span text:style-name="T222">with HF radar velocit</text:span></text:span><text:span text:style-name="Emphasis"><text:span text:style-name="T233">y</text:span></text:span><text:span text:style-name="Emphasis"><text:span text:style-name="T222"> </text:span></text:span><text:span text:style-name="Emphasis"><text:span text:style-name="T232">anomalies</text:span></text:span><text:span text:style-name="Emphasis"><text:span text:style-name="T222"> perpendicular to the altimetry tracks in the regions shown in Figure 111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2">. </text:span></text:span><text:span text:style-name="Emphasis"><text:span text:style-name="T223">The numbers on the x-axis correspond to those used to identify each region in Figure 111. </text:span></text:span><text:span text:style-name="Emphasis"><text:span text:style-name="T233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2">Each dot represents a comparison at a </text:span></text:span><text:span text:style-name="Emphasis"><text:span text:style-name="T243">particular</text:span></text:span><text:span text:style-name="Emphasis"><text:span text:style-name="T242"> location </text:span></text:span><text:span text:style-name="Emphasis"><text:span text:style-name="T243">(hence different dots correspond to different points in space). Dots joined by a</text:span></text:span><text:span text:style-name="Emphasis"><text:span text:style-name="T242"> </text:span></text:span><text:span text:style-name="Emphasis"><text:span text:style-name="T243">c</text:span></text:span><text:span text:style-name="Emphasis"><text:span text:style-name="T241">ontinuou</text:span></text:span><text:span text:style-name="Emphasis"><text:span text:style-name="T243">s</text:span></text:span><text:span text:style-name="Emphasis"><text:span text:style-name="T241"> line correspond to </text:span></text:span><text:span text:style-name="Emphasis"><text:span text:style-name="T242">single altimeter passes.</text:span></text:span></text:p>
      <text:p text:style-name="P349"/>
      <text:p text:style-name="P362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2.5,14.1),sizeUnit='cm')</text:p></office:annotation>Fig.11<text:span text:style-name="T448">7</text:span>a<office:annotation-end office:name="__Fieldmark__16209_995476683"/></text:p>
      <text:p text:style-name="P381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3.3,10.69),sizeUnit='cm')</text:p></office:annotation>Fig. 11<text:span text:style-name="T448">7b</text:span><office:annotation-end office:name="__Fieldmark__15214_694371080"/></text:p>
      <text:p text:style-name="P357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8</text:span></text:span><text:span text:style-name="Emphasis"><text:span text:style-name="T209">. </text:span></text:span><text:span text:style-name="Emphasis"><text:span text:style-name="T222">Comparison of the GOP geostrophic velocity </text:span></text:span><text:span text:style-name="Emphasis"><text:span text:style-name="T234">anomalies</text:span></text:span><text:span text:style-name="Emphasis"><text:span text:style-name="T220"> </text:span></text:span><text:span text:style-name="Emphasis"><text:span text:style-name="T222">with geostrophic velocities </text:span></text:span><text:span text:style-name="Emphasis"><text:span text:style-name="T234">anomalies</text:span></text:span><text:span text:style-name="Emphasis"><text:span text:style-name="T222"> from </text:span></text:span><text:span text:style-name="Emphasis"><text:span text:style-name="T234">the </text:span></text:span><text:span text:style-name="Emphasis"><text:span text:style-name="T222">Ocean Surface Current Analyses – Real time (OSCAR) </text:span></text:span><text:span text:style-name="Emphasis"><text:span text:style-name="T437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2"> in the Atlantic (</text:span></text:span><text:span text:style-name="Emphasis"><text:span text:style-name="T225">top, </text:span></text:span><text:span text:style-name="Emphasis"><text:span text:style-name="T224">20ºN – 40ºN, 315ºE – 325ºE</text:span></text:span><text:span text:style-name="Emphasis"><text:span text:style-name="T222">) </text:span></text:span><text:span text:style-name="Emphasis"><text:span text:style-name="T224">and Pacific (</text:span></text:span><text:span text:style-name="Emphasis"><text:span text:style-name="T225">bottom, </text:span></text:span><text:span text:style-name="Emphasis"><text:span text:style-name="T224">20ºN – 40ºN, 220ºE – 230ºE</text:span></text:span><text:span text:style-name="Emphasis"><text:span text:style-name="T222">) </text:span></text:span><text:span text:style-name="Emphasis"><text:span text:style-name="T224">boxes</text:span></text:span><text:span text:style-name="Emphasis"><text:span text:style-name="T222"> as a function of latitude (i.e., for each latitude the geostrophic velocities have been averaged over the longitudes within the box). </text:span></text:span><text:span text:style-name="Emphasis"><text:span text:style-name="T233">GOP geostrophic </text:span></text:span><text:soft-page-break/><text:span text:style-name="Emphasis"><text:span text:style-name="T233">velocities have been computed using the optimal difference operator by Powell and Leben (2004).</text:span></text:span></text:p>
      <text:p text:style-name="P349"/>
      <text:p text:style-name="P287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6">5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6">Comparison</text:span></text:span><text:span text:style-name="Emphasis"><text:span text:style-name="T249"> </text:span></text:span><text:span text:style-name="Emphasis"><text:span text:style-name="T260">of GOP </text:span></text:span><text:span text:style-name="Emphasis"><text:span text:style-name="T266">SSHA with steric heights derived from temperature and salinity ARGO profiles.</text:span></text:span></text:p>
      <text:p text:style-name="P288"><text:span text:style-name="Emphasis"><text:span text:style-name="T266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33">Note <text:span text:style-name="T443">4.1</text:span>:</text:p>
          </table:table-cell>
          <table:table-cell table:style-name="Table25.A1" office:value-type="string">
            <text:p text:style-name="P260"><text:span text:style-name="Emphasis"><text:span text:style-name="T282">To be consistent with the GOP SSH anomalies, the steric height </text:span></text:span><text:span text:style-name="Emphasis"><text:span text:style-name="T283">anomalies at each Argo float</text:span></text:span><text:span text:style-name="Emphasis"><text:span text:style-name="T282"> w</text:span></text:span><text:span text:style-name="Emphasis"><text:span text:style-name="T283">ere</text:span></text:span><text:span text:style-name="Emphasis"><text:span text:style-name="T282"> obtained by subtracting a mean steric height computed over the period 1993-2009 (same as the base period for DTU10 MSS) from the absolute (i.e., referred to 1000m) steric height. </text:span></text:span><text:span text:style-name="Emphasis"><text:span text:style-name="T284">The steric height is the dynamic height at the surface scaled by gravitational acceleration.</text:span></text:span></text:p>
          </table:table-cell>
        </table:table-row>
      </table:table>
      <text:p text:style-name="P304"/>
      <text:p text:style-name="P292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48">8</text:span><office:annotation-end office:name="__Fieldmark__15441_1073552886"/></text:p>
      <text:p text:style-name="P358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9</text:span></text:span><text:span text:style-name="Emphasis"><text:span text:style-name="T209">. </text:span></text:span><text:span text:style-name="Emphasis"><text:span text:style-name="T226">Map showing the correlation between the GOP SSH anomaly and the steric height </text:span></text:span><text:span text:style-name="Emphasis"><text:span text:style-name="T235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0"/>
      <text:p text:style-name="P363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48">9</text:span><office:annotation-end office:name="__Fieldmark__15443_1073552886"/></text:p>
      <text:p text:style-name="P358"><text:span text:style-name="Emphasis"><text:span text:style-name="T250">Figure </text:span></text:span><text:span text:style-name="Emphasis"><text:span text:style-name="T251">1</text:span></text:span><text:span text:style-name="Emphasis"><text:span text:style-name="T259">20</text:span></text:span><text:span text:style-name="Emphasis"><text:span text:style-name="T209">. </text:span></text:span><text:span text:style-name="Emphasis"><text:span text:style-name="T226">Map showing the normalized RMS difference between the GOP SSH anomaly and the steric height </text:span></text:span><text:span text:style-name="Emphasis"><text:span text:style-name="T236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0"/>
      <text:p text:style-name="P350"><text:span text:style-name="Emphasis"><text:span text:style-name="T226"/></text:span></text:p>
      <text:p text:style-name="P373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53">Fig. 1</text:span></text:span><text:span text:style-name="Emphasis"><text:span text:style-name="T258">20</text:span></text:span><office:annotation-end office:name="__Fieldmark__15446_1073552886"/></text:p>
      <text:p text:style-name="P358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1</text:span></text:span><text:span text:style-name="Emphasis"><text:span text:style-name="T209">. </text:span></text:span><text:span text:style-name="Emphasis"><text:span text:style-name="T226">Map showing the mean difference (bias) between the GOP SSH anomaly and the steric height </text:span></text:span><text:span text:style-name="Emphasis"><text:span text:style-name="T236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0"/>
      <text:p text:style-name="P350"/>
      <text:p text:style-name="P364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48">21</text:span>a<office:annotation-end office:name="__Fieldmark__16232_1073552886"/></text:p>
      <text:p text:style-name="P364"><text:soft-page-break/><office:annotation office:name="__Fieldmark__16234_1073552886"><dc:creator>Unknown Author</dc:creator><dc:date>2015-05-01T16:54:33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Fig_profile_location_1.jpg' %(image_dir),anchor='paragraph',size=(11.1,7.9),sizeUnit='cm')</text:span></text:p></text:list-item></text:list></office:annotation>Fig. 1<text:span text:style-name="T448">21</text:span>b<office:annotation-end office:name="__Fieldmark__16234_1073552886"/></text:p>
      <text:p text:style-name="P351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2</text:span></text:span><text:span text:style-name="Emphasis"><text:span text:style-name="T209">. </text:span></text:span><text:span text:style-name="Emphasis"><text:span text:style-name="T227">Comparison of the GOP SSH anomaly and </text:span></text:span><text:span text:style-name="Emphasis"><text:span text:style-name="T226">the steric height </text:span></text:span><text:span text:style-name="Emphasis"><text:span text:style-name="T236">anomaly</text:span></text:span><text:span text:style-name="Emphasis"><text:span text:style-name="T226"> (referred to 1000 m) </text:span></text:span><text:span text:style-name="Emphasis"><text:span text:style-name="T227">for one particular Argo float (top). The location of the Argo float over time is also shown (bottom).</text:span></text:span></text:p>
      <text:p text:style-name="P351"/>
      <text:p text:style-name="P351"/>
      <text:p text:style-name="P351"/>
      <text:p text:style-name="P351"/>
      <text:p text:style-name="P389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48">22</text:span>a<office:annotation-end office:name="__Fieldmark__16237_1073552886"/></text:p>
      <text:p text:style-name="P382"><office:annotation office:name="__Fieldmark__16239_1073552886"><dc:creator>Unknown Author</dc:creator><dc:date>2015-05-01T16:59:13</dc:date><text:list text:continue-numbering="true" text:style-name=""><text:list-item><text:p text:style-name="P401"><text:span text:style-name="T452">do text</text:span></text:p></text:list-item><text:list-item><text:p text:style-name="P401"><text:span text:style-name="T452">from <text:s text:c="28"/>document(at='%s/Fig_profile_location_2.jpg' %(image_dir),anchor='paragraph',size=(11.1,7.9),sizeUnit='cm')</text:span></text:p></text:list-item></text:list></office:annotation>Fig. 1<text:span text:style-name="T448">22</text:span>b<office:annotation-end office:name="__Fieldmark__16239_1073552886"/></text:p>
      <text:p text:style-name="P352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27">Comparison of the GOP SSH anomaly and </text:span></text:span><text:span text:style-name="Emphasis"><text:span text:style-name="T226">the steric height </text:span></text:span><text:span text:style-name="Emphasis"><text:span text:style-name="T236">anomaly</text:span></text:span><text:span text:style-name="Emphasis"><text:span text:style-name="T226"> (referred to 1000 m) </text:span></text:span><text:span text:style-name="Emphasis"><text:span text:style-name="T227">for one particular Argo float (top). The location of the Argo float over time is also shown (bottom).</text:span></text:span></text:p>
      <text:p text:style-name="P352"/>
      <text:p text:style-name="P286"><text:span text:style-name="Emphasis"><text:span text:style-name="T279">4</text:span></text:span><text:span text:style-name="Emphasis"><text:span text:style-name="T278">.</text:span></text:span><text:span text:style-name="Emphasis"><text:span text:style-name="T280">2</text:span></text:span><text:span text:style-name="Emphasis"><text:span text:style-name="T278">. </text:span></text:span><text:span text:style-name="Emphasis"><text:span text:style-name="T279">Validation against </text:span></text:span><text:span text:style-name="Emphasis"><text:span text:style-name="T280">Jason-2</text:span></text:span></text:p>
      <text:p text:style-name="P352"/>
      <text:p text:style-name="P383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42">23</text:span><office:annotation-end office:name="__Fieldmark__63007_1637244282"/></text:p>
      <text:p text:style-name="P359"><text:span text:style-name="Emphasis"><text:span text:style-name="T250">Figure </text:span></text:span><text:span text:style-name="Emphasis"><text:span text:style-name="T251">1</text:span></text:span><text:span text:style-name="Emphasis"><text:span text:style-name="T255">2</text:span></text:span><text:span text:style-name="Emphasis"><text:span text:style-name="T259">4</text:span></text:span><text:span text:style-name="Emphasis"><text:span text:style-name="T209">. </text:span></text:span><text:span text:style-name="Emphasis"><text:span text:style-name="T220">Histograms (normalized to have a total area of 1) of the S</text:span></text:span><text:span text:style-name="Emphasis"><text:span text:style-name="T228">SH anomaly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2"/>
      <text:p text:style-name="P383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48">4</text:span><office:annotation-end office:name="__Fieldmark__63008_1637244282"/></text:p>
      <text:p text:style-name="P359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20">Histograms (normalized to have a total area of 1) of the S</text:span></text:span><text:span text:style-name="Emphasis"><text:span text:style-name="T237">WH</text:span></text:span><text:span text:style-name="Emphasis"><text:span text:style-name="T228">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2"/>
      <text:p text:style-name="P383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48">5</text:span><office:annotation-end office:name="__Fieldmark__63009_1637244282"/></text:p>
      <text:p text:style-name="P359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20">Histograms (normalized to have a total area of 1) of the </text:span></text:span><text:span text:style-name="Emphasis"><text:span text:style-name="T237">wind speed</text:span></text:span><text:span text:style-name="Emphasis"><text:span text:style-name="T228">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9"/>
      <text:p text:style-name="P359"/>
      <text:p text:style-name="P359"/>
      <text:p text:style-name="P359"><text:soft-page-break/></text:p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289"><text:span text:style-name="Emphasis"><text:span text:style-name="T279">4</text:span></text:span><text:span text:style-name="Emphasis"><text:span text:style-name="T278">.</text:span></text:span><text:span text:style-name="Emphasis"><text:span text:style-name="T280">2</text:span></text:span><text:span text:style-name="Emphasis"><text:span text:style-name="T278">. </text:span></text:span><text:span text:style-name="Emphasis"><text:span text:style-name="T281">Global mean sea level time series</text:span></text:span></text:p>
      <text:p text:style-name="P289"/>
      <text:p text:style-name="P293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60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7</text:span></text:span><text:span text:style-name="Emphasis"><text:span text:style-name="T245">. Global mean sea level (latitude &lt; 65º) from GOP CryoSat-2 (grey) together with that derived from </text:span></text:span><text:span text:style-name="Emphasis"><text:span text:style-name="T247">OSTM/</text:span></text:span><text:span text:style-name="Emphasis"><text:span text:style-name="T245">Jason-2 at the </text:span></text:span><text:span text:style-name="Emphasis"><text:span text:style-name="T247">Podaac</text:span></text:span><text:span text:style-name="Emphasis"><text:span text:style-name="T245"> (red).</text:span></text:span></text:p>
      <text:p text:style-name="P342"><text:span text:style-name="Default_20_Paragraph_20_Font"><text:span text:style-name="T277">Annex</text:span></text:span></text:p>
      <text:p text:style-name="P85"/>
      <text:p text:style-name="P86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1">Fig 35</text:span></text:span><office:annotation-end office:name="__Fieldmark__25164_387857094"/></text:p>
      <text:p text:style-name="P88"/>
      <text:p text:style-name="P115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8"><text:span text:style-name="Default_20_Paragraph_20_Font"><text:span text:style-name="T273">Figure A1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wet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wet tropospheric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1"> </text:span></text:span></text:p>
      <text:p text:style-name="P86"/>
      <text:p text:style-name="P86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1">Fig 36</text:span></text:span><office:annotation-end office:name="__Fieldmark__25165_387857094"/></text:p>
      <text:p text:style-name="P88"/>
      <text:p text:style-name="P115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30">b</text:span><office:annotation-end office:name="__Fieldmark__13543_2099477737"/></text:p>
      <text:p text:style-name="P88"><text:span text:style-name="Default_20_Paragraph_20_Font"><text:span text:style-name="T273">Figure A2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dry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dry tropospheric correction</text:span></text:span><text:span text:style-name="Emphasis"><text:span text:style-name="T198"> </text:span></text:span><text:span text:style-name="Emphasis"><text:span text:style-name="T199">in 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/>
      <text:p text:style-name="P87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7</text:span></text:span><office:annotation-end office:name="__Fieldmark__25166_387857094"/></text:p>
      <text:p text:style-name="P88"/>
      <text:p text:style-name="P116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8"><text:span text:style-name="Default_20_Paragraph_20_Font"><text:span text:style-name="T273">Figure A</text:span></text:span><text:span text:style-name="Default_20_Paragraph_20_Font"><text:span text:style-name="T274">3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1"> </text:span></text:span></text:p>
      <text:p text:style-name="P87"/>
      <text:p text:style-name="P87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8</text:span></text:span><office:annotation-end office:name="__Fieldmark__25167_387857094"/></text:p>
      <text:p text:style-name="P88"/>
      <text:p text:style-name="P117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8"><text:span text:style-name="Default_20_Paragraph_20_Font"><text:span text:style-name="T273">Figure A</text:span></text:span><text:span text:style-name="Default_20_Paragraph_20_Font"><text:span text:style-name="T274">4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sea state bias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sea state bias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7"/>
      <text:p text:style-name="P87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9</text:span></text:span><office:annotation-end office:name="__Fieldmark__25168_387857094"/></text:p>
      <text:p text:style-name="P88"/>
      <text:p text:style-name="P118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8"><text:span text:style-name="Default_20_Paragraph_20_Font"><text:span text:style-name="T273">Figure A</text:span></text:span><text:span text:style-name="Default_20_Paragraph_20_Font"><text:span text:style-name="T274">5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pan text:style-name="Emphasis"><text:span text:style-name="T197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01cm" fo:margin-bottom="0c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style:contextual-spacing="false" fo:text-indent="-0.499c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423c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.353c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cm" fo:margin-bottom="2c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26c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06cm" style:contextual-spacing="false" fo:text-align="start" style:justify-single-word="false" fo:text-indent="0cm" style:auto-text-indent="false">
        <style:tab-stops>
          <style:tab-stop style:position="0.658cm"/>
          <style:tab-stop style:position="14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cm" fo:margin-right="0cm" fo:margin-top="0.106cm" fo:margin-bottom="0.106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margin-top="0cm" fo:margin-bottom="0.176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margin-top="0cm" fo:margin-bottom="0.176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margin-top="0cm" fo:margin-bottom="0.176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71cm" fo:margin-bottom="0.071cm" style:contextual-spacing="false" fo:orphans="0" fo:widows="0">
        <style:tab-stops>
          <style:tab-stop style:position="0.953cm"/>
          <style:tab-stop style:position="3.81cm"/>
          <style:tab-stop style:position="6.35cm"/>
          <style:tab-stop style:position="8.89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3cm" fo:margin-bottom="0.3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199cm" fo:margin-bottom="0.199c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26c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cm" table:align="margins" style:writing-mode="lr-tb"/>
    </style:style>
    <style:style style:name="RightPageHeader.A" style:family="table-column">
      <style:table-column-properties style:column-width="5.667cm" style:rel-column-width="21845*"/>
    </style:style>
    <style:style style:name="LeftPageHeader" style:family="table">
      <style:table-properties style:width="17cm" table:align="margins" style:writing-mode="lr-tb"/>
    </style:style>
    <style:style style:name="LeftPageHeader.A" style:family="table-column">
      <style:table-column-properties style:column-width="5.667c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51cm" fo:margin-left="2.499cm" fo:margin-right="2.499cm" style:shadow="none" fo:background-color="transparent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2.379cm" svg:height="0.861cm" draw:z-index="124"><draw:image xlink:href="Pictures/10000201000000800000002E5597165B.png" xlink:type="simple" xlink:show="embed" xlink:actuate="onLoad"/></draw:frame><draw:frame draw:style-name="Mfr2" draw:name="Image6" text:anchor-type="paragraph" svg:width="2.33cm" svg:height="1.221cm" draw:z-index="125"><draw:image xlink:href="Pictures/10000201000000750000003A09F05C42.png" xlink:type="simple" xlink:show="embed" xlink:actuate="onLoad"/></draw:frame><draw:frame draw:style-name="Mfr3" draw:name="graphics3" text:anchor-type="as-char" svg:y="0cm" svg:width="8.601cm" svg:height="1.921cm" draw:z-index="0"><draw:image xlink:href="Pictures/200001590000432A00000EFB1F4A566A.wmf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2.071cm" svg:height="1.08cm" draw:z-index="62"><draw:image xlink:href="Pictures/10000201000000750000003A09F05C42.png" xlink:type="simple" xlink:show="embed" xlink:actuate="onLoad"/></draw:frame><draw:frame draw:style-name="Mfr5" draw:name="Image2" text:anchor-type="paragraph" svg:width="2.09cm" svg:height="0.75cm" draw:z-index="83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3" draw:name="graphics1" text:anchor-type="as-char" svg:y="0cm" svg:width="5.614cm" svg:height="1.254cm" draw:z-index="21"><draw:image xlink:href="Pictures/200001590000432A00000EFB1F4A566A.wmf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-1">38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3" draw:name="graphics2" text:anchor-type="as-char" svg:y="0cm" svg:width="5.614cm" svg:height="1.254cm" draw:z-index="41"><draw:image xlink:href="Pictures/200001590000432A00000EFB1F4A566A.wmf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2.09cm" svg:height="0.75cm" draw:z-index="103"><draw:image xlink:href="Pictures/10000201000000800000002E5597165B.png" xlink:type="simple" xlink:show="embed" xlink:actuate="onLoad"/></draw:frame><draw:frame draw:style-name="Mfr6" draw:name="Image4" text:anchor-type="paragraph" svg:width="2.071cm" svg:height="1.08cm" draw:z-index="123"><draw:image xlink:href="Pictures/10000201000000750000003A09F05C42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-1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890</meta:editing-cycles>
    <meta:print-date>2014-07-02T10:59:00</meta:print-date>
    <meta:creation-date>2014-07-02T10:59:00</meta:creation-date>
    <dc:date>2016-01-13T10:47:44.491397000</dc:date>
    <meta:editing-duration>P28DT23H31M26S</meta:editing-duration>
    <meta:generator>LibreOffice/4.2.5.2$MacOSX_X86_64 LibreOffice_project/61cb170a04bb1f12e77c884eab9192be736ec5f5</meta:generator>
    <meta:document-statistic meta:table-count="29" meta:image-count="9" meta:object-count="0" meta:page-count="43" meta:paragraph-count="774" meta:word-count="9091" meta:character-count="53911" meta:non-whitespace-character-count="45823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